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0" style:family="table-cell" style:parent-style-name="_21315__20998__20301__91_0_93_" style:data-style-name="N57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7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7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7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61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62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64">
      <style:table-cell-properties style:vertical-align="automatic" style:repeat-content="false"/>
      <style:paragraph-properties fo:text-align="center"/>
    </style:style>
    <style:style style:name="ce66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72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Default" style:data-style-name="N48">
      <style:table-cell-properties style:vertical-align="middle"/>
    </style:style>
    <style:style style:name="ce80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Default" style:data-style-name="N48">
      <style:text-properties style:font-name="細明體" style:font-name-asian="細明體" style:font-name-complex="細明體"/>
    </style:style>
    <style:style style:name="ce8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8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Default" style:data-style-name="N48"/>
    <style:style style:name="ce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4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5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6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7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9" style:family="table-cell" style:parent-style-name="_21315__20998__20301__91_0_93_" style:data-style-name="N57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Default" style:data-style-name="N48">
      <style:text-properties fo:font-weight="bold" style:font-weight-asian="bold" style:font-weight-complex="bold"/>
    </style:style>
    <style:style style:name="ce120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4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6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61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30">
      <style:table-cell-properties fo:border-top="thin soli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71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91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0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0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7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6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7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38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40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4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0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6.05pt" style:use-optimal-row-height="fals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15.45pt" style:use-optimal-row-height="false" fo:break-before="auto"/>
    </style:style>
    <style:style style:name="ro10" style:family="table-row">
      <style:table-row-properties style:row-height="19.9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2.4pt" style:use-optimal-row-height="false" fo:break-before="auto"/>
    </style:style>
    <style:style style:name="ro13" style:family="table-row">
      <style:table-row-properties style:row-height="26.4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39.9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8.6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6">
            <text:p>民 國 108 年 3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82">
            <text:p>年月別</text:p>
          </table:table-cell>
          <table:covered-table-cell/>
          <table:table-cell table:style-name="ce96"/>
          <table:table-cell office:value-type="string" table:style-name="ce95">
            <text:p>人</text:p>
          </table:table-cell>
          <table:table-cell office:value-type="string" table:style-name="ce95">
            <text:p>口</text:p>
          </table:table-cell>
          <table:table-cell office:value-type="string" table:style-name="ce95">
            <text:p>數</text:p>
          </table:table-cell>
          <table:table-cell office:value-type="string" table:number-columns-spanned="4" table:number-rows-spanned="1" table:style-name="ce276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76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76">
            <text:p>自 然 增 加</text:p>
          </table:table-cell>
          <table:covered-table-cell/>
          <table:table-cell office:value-type="string" table:number-columns-spanned="2" table:number-rows-spanned="1" table:style-name="ce27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6">
            <text:p>離 <text:s text:c="3"/>　婚</text:p>
          </table:table-cell>
          <table:covered-table-cell/>
          <table:table-cell office:value-type="string" table:number-columns-spanned="1" table:number-rows-spanned="4" table:style-name="ce279">
            <text:p>遷入</text:p>
            <text:p>人數</text:p>
          </table:table-cell>
          <table:table-cell office:value-type="string" table:number-columns-spanned="1" table:number-rows-spanned="4" table:style-name="ce279">
            <text:p>遷出</text:p>
            <text:p>人數</text:p>
          </table:table-cell>
          <table:table-cell office:value-type="string" table:number-columns-spanned="1" table:number-rows-spanned="4" table:style-name="ce281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25">
            <text:p>戶　數</text:p>
          </table:table-cell>
          <table:table-cell table:number-columns-repeated="3" table:style-name="ce91"/>
          <table:table-cell office:value-type="string" table:number-columns-spanned="1" table:number-rows-spanned="3" table:style-name="ce277">
            <text:p>計</text:p>
          </table:table-cell>
          <table:table-cell office:value-type="string" table:number-columns-spanned="1" table:number-rows-spanned="3" table:style-name="ce277">
            <text:p>男</text:p>
          </table:table-cell>
          <table:table-cell office:value-type="string" table:number-columns-spanned="1" table:number-rows-spanned="3" table:style-name="ce277">
            <text:p>女</text:p>
          </table:table-cell>
          <table:table-cell office:value-type="string" table:style-name="ce94">
            <text:p>折合年</text:p>
          </table:table-cell>
          <table:table-cell office:value-type="string" table:number-columns-spanned="1" table:number-rows-spanned="3" table:style-name="ce277">
            <text:p>計</text:p>
          </table:table-cell>
          <table:table-cell office:value-type="string" table:number-columns-spanned="1" table:number-rows-spanned="3" table:style-name="ce277">
            <text:p>男</text:p>
          </table:table-cell>
          <table:table-cell office:value-type="string" table:number-columns-spanned="1" table:number-rows-spanned="3" table:style-name="ce277">
            <text:p>女</text:p>
          </table:table-cell>
          <table:table-cell office:value-type="string" table:style-name="ce92">
            <text:p>折合年</text:p>
          </table:table-cell>
          <table:table-cell office:value-type="string" table:style-name="ce91">
            <text:p><text:s/></text:p>
          </table:table-cell>
          <table:table-cell office:value-type="string" table:style-name="ce90">
            <text:p>折合年自</text:p>
          </table:table-cell>
          <table:table-cell office:value-type="string" table:style-name="ce93">
            <text:p><text:s/></text:p>
          </table:table-cell>
          <table:table-cell office:value-type="string" table:style-name="ce92">
            <text:p>折合年</text:p>
          </table:table-cell>
          <table:table-cell table:style-name="ce91"/>
          <table:table-cell office:value-type="string" table:style-name="ce91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89">
            <text:p>計</text:p>
          </table:table-cell>
          <table:table-cell office:value-type="string" table:style-name="ce89">
            <text:p>男</text:p>
          </table:table-cell>
          <table:table-cell office:value-type="string" table:style-name="ce89">
            <text:p>女</text:p>
          </table:table-cell>
          <table:covered-table-cell/>
          <table:covered-table-cell/>
          <table:covered-table-cell/>
          <table:table-cell office:value-type="string" table:style-name="ce88">
            <text:p>粗出生率</text:p>
          </table:table-cell>
          <table:covered-table-cell/>
          <table:covered-table-cell/>
          <table:covered-table-cell/>
          <table:table-cell office:value-type="string" table:style-name="ce88">
            <text:p>粗死亡率</text:p>
          </table:table-cell>
          <table:table-cell office:value-type="string" table:style-name="ce89">
            <text:p>人數</text:p>
          </table:table-cell>
          <table:table-cell office:value-type="string" table:style-name="ce90">
            <text:p>然增加率</text:p>
          </table:table-cell>
          <table:table-cell office:value-type="string" table:style-name="ce89">
            <text:p>對數</text:p>
          </table:table-cell>
          <table:table-cell office:value-type="string" table:style-name="ce88">
            <text:p>粗結婚率</text:p>
          </table:table-cell>
          <table:table-cell office:value-type="string" table:style-name="ce89">
            <text:p>對數</text:p>
          </table:table-cell>
          <table:table-cell office:value-type="string" table:style-name="ce88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87"/>
          <table:table-cell table:style-name="ce86"/>
          <table:table-cell table:number-columns-repeated="2" table:style-name="ce85"/>
          <table:covered-table-cell/>
          <table:covered-table-cell/>
          <table:covered-table-cell/>
          <table:table-cell office:value-type="string" table:style-name="ce84">
            <text:p>‰</text:p>
          </table:table-cell>
          <table:covered-table-cell/>
          <table:covered-table-cell/>
          <table:covered-table-cell/>
          <table:table-cell office:value-type="string" table:style-name="ce84">
            <text:p>‰</text:p>
          </table:table-cell>
          <table:table-cell table:style-name="ce85"/>
          <table:table-cell office:value-type="string" table:style-name="ce84">
            <text:p>‰</text:p>
          </table:table-cell>
          <table:table-cell table:style-name="ce85"/>
          <table:table-cell office:value-type="string" table:style-name="ce84">
            <text:p>‰</text:p>
          </table:table-cell>
          <table:table-cell table:style-name="ce85"/>
          <table:table-cell office:value-type="string" table:style-name="ce84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83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80">
            <text:p>40 年</text:p>
          </table:table-cell>
          <table:covered-table-cell/>
          <table:table-cell office:value-type="float" office:value="1440787" table:style-name="ce73">
            <text:p>1,440,787</text:p>
          </table:table-cell>
          <table:table-cell office:value-type="float" office:value="7869247" table:style-name="ce69">
            <text:p>7,869,247</text:p>
          </table:table-cell>
          <table:table-cell office:value-type="float" office:value="4016708" table:style-name="ce69">
            <text:p>4,016,708</text:p>
          </table:table-cell>
          <table:table-cell office:value-type="float" office:value="3852539" table:style-name="ce69">
            <text:p>3,852,539</text:p>
          </table:table-cell>
          <table:table-cell office:value-type="float" office:value="385383" table:style-name="ce69">
            <text:p>385,383</text:p>
          </table:table-cell>
          <table:table-cell office:value-type="float" office:value="197297" table:style-name="ce69">
            <text:p>197,297</text:p>
          </table:table-cell>
          <table:table-cell office:value-type="float" office:value="188086" table:style-name="ce69">
            <text:p>188,086</text:p>
          </table:table-cell>
          <table:table-cell office:value-type="float" office:value="49.97" table:style-name="ce74">
            <text:p>49.97</text:p>
          </table:table-cell>
          <table:table-cell office:value-type="float" office:value="89259" table:style-name="ce69">
            <text:p>89,259</text:p>
          </table:table-cell>
          <table:table-cell office:value-type="float" office:value="46225" table:style-name="ce69">
            <text:p>46,225</text:p>
          </table:table-cell>
          <table:table-cell office:value-type="float" office:value="43034" table:style-name="ce69">
            <text:p>43,034</text:p>
          </table:table-cell>
          <table:table-cell office:value-type="float" office:value="11.57" table:style-name="ce74">
            <text:p>11.57</text:p>
          </table:table-cell>
          <table:table-cell office:value-type="float" office:value="296124" table:style-name="ce77">
            <text:p>296,124</text:p>
          </table:table-cell>
          <table:table-cell office:value-type="float" office:value="38.4" table:style-name="ce74">
            <text:p>38.40</text:p>
          </table:table-cell>
          <table:table-cell office:value-type="float" office:value="73676" table:style-name="ce69">
            <text:p>73,676</text:p>
          </table:table-cell>
          <table:table-cell office:value-type="float" office:value="9.5500000000000007" table:style-name="ce74">
            <text:p>9.55</text:p>
          </table:table-cell>
          <table:table-cell office:value-type="float" office:value="3858" table:style-name="ce69">
            <text:p>3,858</text:p>
          </table:table-cell>
          <table:table-cell office:value-type="float" office:value="0.5" table:style-name="ce74">
            <text:p>0.50</text:p>
          </table:table-cell>
          <table:table-cell office:value-type="string" table:style-name="ce82">
            <text:p>…</text:p>
          </table:table-cell>
          <table:table-cell office:value-type="string" table:style-name="ce82">
            <text:p>…</text:p>
          </table:table-cell>
          <table:table-cell office:value-type="float" office:value="170729" table:style-name="ce81">
            <text:p>170,729</text:p>
          </table:table-cell>
          <table:table-cell table:number-columns-repeated="16361" table:style-name="ce79"/>
        </table:table-row>
        <table:table-row table:style-name="ro7">
          <table:table-cell office:value-type="string" table:number-columns-spanned="2" table:number-rows-spanned="1" table:style-name="ce272">
            <text:p>50 年</text:p>
          </table:table-cell>
          <table:covered-table-cell/>
          <table:table-cell office:value-type="float" office:value="2002493" table:style-name="ce73">
            <text:p>2,002,493</text:p>
          </table:table-cell>
          <table:table-cell office:value-type="float" office:value="11149139" table:style-name="ce69">
            <text:p>11,149,139</text:p>
          </table:table-cell>
          <table:table-cell office:value-type="float" office:value="5715463" table:style-name="ce69">
            <text:p>5,715,463</text:p>
          </table:table-cell>
          <table:table-cell office:value-type="float" office:value="5433676" table:style-name="ce69">
            <text:p>5,433,676</text:p>
          </table:table-cell>
          <table:table-cell office:value-type="float" office:value="420254" table:style-name="ce69">
            <text:p>420,254</text:p>
          </table:table-cell>
          <table:table-cell office:value-type="float" office:value="216728" table:style-name="ce69">
            <text:p>216,728</text:p>
          </table:table-cell>
          <table:table-cell office:value-type="float" office:value="203526" table:style-name="ce69">
            <text:p>203,526</text:p>
          </table:table-cell>
          <table:table-cell office:value-type="float" office:value="38.31" table:style-name="ce74">
            <text:p>38.31</text:p>
          </table:table-cell>
          <table:table-cell office:value-type="float" office:value="73823" table:style-name="ce69">
            <text:p>73,823</text:p>
          </table:table-cell>
          <table:table-cell office:value-type="float" office:value="40570" table:style-name="ce69">
            <text:p>40,570</text:p>
          </table:table-cell>
          <table:table-cell office:value-type="float" office:value="33253" table:style-name="ce69">
            <text:p>33,253</text:p>
          </table:table-cell>
          <table:table-cell office:value-type="float" office:value="6.73" table:style-name="ce74">
            <text:p>6.73</text:p>
          </table:table-cell>
          <table:table-cell office:value-type="float" office:value="346431" table:style-name="ce77">
            <text:p>346,431</text:p>
          </table:table-cell>
          <table:table-cell office:value-type="float" office:value="31.58" table:style-name="ce74">
            <text:p>31.58</text:p>
          </table:table-cell>
          <table:table-cell office:value-type="float" office:value="83797" table:style-name="ce69">
            <text:p>83,797</text:p>
          </table:table-cell>
          <table:table-cell office:value-type="float" office:value="7.51" table:style-name="ce74">
            <text:p>7.51</text:p>
          </table:table-cell>
          <table:table-cell office:value-type="float" office:value="4487" table:style-name="ce69">
            <text:p>4,487</text:p>
          </table:table-cell>
          <table:table-cell office:value-type="float" office:value="0.4" table:style-name="ce74">
            <text:p>0.40</text:p>
          </table:table-cell>
          <table:table-cell office:value-type="string" table:style-name="ce78">
            <text:p>…</text:p>
          </table:table-cell>
          <table:table-cell office:value-type="string" table:style-name="ce78">
            <text:p>…</text:p>
          </table:table-cell>
          <table:table-cell office:value-type="float" office:value="218098" table:style-name="ce80">
            <text:p>218,098</text:p>
          </table:table-cell>
          <table:table-cell table:number-columns-repeated="16361" table:style-name="ce79"/>
        </table:table-row>
        <table:table-row table:style-name="ro7">
          <table:table-cell office:value-type="string" table:number-columns-spanned="2" table:number-rows-spanned="1" table:style-name="ce272">
            <text:p>60 年</text:p>
          </table:table-cell>
          <table:covered-table-cell/>
          <table:table-cell office:value-type="float" office:value="2702792" table:style-name="ce73">
            <text:p>2,702,792</text:p>
          </table:table-cell>
          <table:table-cell office:value-type="float" office:value="14994823" table:style-name="ce69">
            <text:p>14,994,823</text:p>
          </table:table-cell>
          <table:table-cell office:value-type="float" office:value="7895140" table:style-name="ce69">
            <text:p>7,895,140</text:p>
          </table:table-cell>
          <table:table-cell office:value-type="float" office:value="7099683" table:style-name="ce69">
            <text:p>7,099,683</text:p>
          </table:table-cell>
          <table:table-cell office:value-type="float" office:value="380424" table:style-name="ce69">
            <text:p>380,424</text:p>
          </table:table-cell>
          <table:table-cell office:value-type="float" office:value="195938" table:style-name="ce69">
            <text:p>195,938</text:p>
          </table:table-cell>
          <table:table-cell office:value-type="float" office:value="184486" table:style-name="ce69">
            <text:p>184,486</text:p>
          </table:table-cell>
          <table:table-cell office:value-type="float" office:value="25.64" table:style-name="ce74">
            <text:p>25.64</text:p>
          </table:table-cell>
          <table:table-cell office:value-type="float" office:value="70954" table:style-name="ce69">
            <text:p>70,954</text:p>
          </table:table-cell>
          <table:table-cell office:value-type="float" office:value="41596" table:style-name="ce69">
            <text:p>41,596</text:p>
          </table:table-cell>
          <table:table-cell office:value-type="float" office:value="29358" table:style-name="ce69">
            <text:p>29,358</text:p>
          </table:table-cell>
          <table:table-cell office:value-type="float" office:value="4.78" table:style-name="ce74">
            <text:p>4.78</text:p>
          </table:table-cell>
          <table:table-cell office:value-type="float" office:value="309470" table:style-name="ce77">
            <text:p>309,470</text:p>
          </table:table-cell>
          <table:table-cell office:value-type="float" office:value="20.86" table:style-name="ce74">
            <text:p>20.86</text:p>
          </table:table-cell>
          <table:table-cell office:value-type="float" office:value="106812" table:style-name="ce69">
            <text:p>106,812</text:p>
          </table:table-cell>
          <table:table-cell office:value-type="float" office:value="7.2" table:style-name="ce74">
            <text:p>7.20</text:p>
          </table:table-cell>
          <table:table-cell office:value-type="float" office:value="5310" table:style-name="ce69">
            <text:p>5,310</text:p>
          </table:table-cell>
          <table:table-cell office:value-type="float" office:value="0.36" table:style-name="ce74">
            <text:p>0.36</text:p>
          </table:table-cell>
          <table:table-cell office:value-type="string" table:style-name="ce78">
            <text:p>…</text:p>
          </table:table-cell>
          <table:table-cell office:value-type="string" table:style-name="ce78">
            <text:p>…</text:p>
          </table:table-cell>
          <table:table-cell office:value-type="float" office:value="270905" table:style-name="ce66">
            <text:p>270,905</text:p>
          </table:table-cell>
          <table:table-cell table:number-columns-repeated="16361" table:style-name="ce79"/>
        </table:table-row>
        <table:table-row table:style-name="ro7">
          <table:table-cell office:value-type="string" table:number-columns-spanned="2" table:number-rows-spanned="1" table:style-name="ce272">
            <text:p>70 年</text:p>
          </table:table-cell>
          <table:covered-table-cell/>
          <table:table-cell office:value-type="float" office:value="3906015" table:style-name="ce73">
            <text:p>3,906,015</text:p>
          </table:table-cell>
          <table:table-cell office:value-type="float" office:value="18193955" table:style-name="ce69">
            <text:p>18,193,955</text:p>
          </table:table-cell>
          <table:table-cell office:value-type="float" office:value="9479508" table:style-name="ce69">
            <text:p>9,479,508</text:p>
          </table:table-cell>
          <table:table-cell office:value-type="float" office:value="8714447" table:style-name="ce69">
            <text:p>8,714,447</text:p>
          </table:table-cell>
          <table:table-cell office:value-type="float" office:value="412779" table:style-name="ce69">
            <text:p>412,779</text:p>
          </table:table-cell>
          <table:table-cell office:value-type="float" office:value="213273" table:style-name="ce69">
            <text:p>213,273</text:p>
          </table:table-cell>
          <table:table-cell office:value-type="float" office:value="199506" table:style-name="ce69">
            <text:p>199,506</text:p>
          </table:table-cell>
          <table:table-cell office:value-type="float" office:value="22.97" table:style-name="ce74">
            <text:p>22.97</text:p>
          </table:table-cell>
          <table:table-cell office:value-type="float" office:value="86848" table:style-name="ce69">
            <text:p>86,848</text:p>
          </table:table-cell>
          <table:table-cell office:value-type="float" office:value="52627" table:style-name="ce69">
            <text:p>52,627</text:p>
          </table:table-cell>
          <table:table-cell office:value-type="float" office:value="34221" table:style-name="ce69">
            <text:p>34,221</text:p>
          </table:table-cell>
          <table:table-cell office:value-type="float" office:value="4.83" table:style-name="ce74">
            <text:p>4.83</text:p>
          </table:table-cell>
          <table:table-cell office:value-type="float" office:value="325931" table:style-name="ce77">
            <text:p>325,931</text:p>
          </table:table-cell>
          <table:table-cell office:value-type="float" office:value="18.14" table:style-name="ce74">
            <text:p>18.14</text:p>
          </table:table-cell>
          <table:table-cell office:value-type="float" office:value="167496" table:style-name="ce69">
            <text:p>167,496</text:p>
          </table:table-cell>
          <table:table-cell office:value-type="float" office:value="9.2899999999999991" table:style-name="ce74">
            <text:p>9.29</text:p>
          </table:table-cell>
          <table:table-cell office:value-type="float" office:value="14875" table:style-name="ce69">
            <text:p>14,875</text:p>
          </table:table-cell>
          <table:table-cell office:value-type="float" office:value="0.83" table:style-name="ce74">
            <text:p>0.83</text:p>
          </table:table-cell>
          <table:table-cell office:value-type="string" table:style-name="ce78">
            <text:p>…</text:p>
          </table:table-cell>
          <table:table-cell office:value-type="string" table:style-name="ce78">
            <text:p>…</text:p>
          </table:table-cell>
          <table:table-cell office:value-type="float" office:value="310116" table:style-name="ce66">
            <text:p>310,116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80 年</text:p>
          </table:table-cell>
          <table:covered-table-cell/>
          <table:table-cell office:value-type="float" office:value="5227185" table:style-name="ce73">
            <text:p>5,227,185</text:p>
          </table:table-cell>
          <table:table-cell office:value-type="float" office:value="20605831" table:style-name="ce69">
            <text:p>20,605,831</text:p>
          </table:table-cell>
          <table:table-cell office:value-type="float" office:value="10640276" table:style-name="ce69">
            <text:p>10,640,276</text:p>
          </table:table-cell>
          <table:table-cell office:value-type="float" office:value="9965555" table:style-name="ce69">
            <text:p>9,965,555</text:p>
          </table:table-cell>
          <table:table-cell office:value-type="float" office:value="321932" table:style-name="ce69">
            <text:p>321,932</text:p>
          </table:table-cell>
          <table:table-cell office:value-type="float" office:value="168865" table:style-name="ce69">
            <text:p>168,865</text:p>
          </table:table-cell>
          <table:table-cell office:value-type="float" office:value="153067" table:style-name="ce69">
            <text:p>153,067</text:p>
          </table:table-cell>
          <table:table-cell office:value-type="float" office:value="15.7" table:style-name="ce74">
            <text:p>15.70</text:p>
          </table:table-cell>
          <table:table-cell office:value-type="float" office:value="106284" table:style-name="ce69">
            <text:p>106,284</text:p>
          </table:table-cell>
          <table:table-cell office:value-type="float" office:value="65386" table:style-name="ce69">
            <text:p>65,386</text:p>
          </table:table-cell>
          <table:table-cell office:value-type="float" office:value="40898" table:style-name="ce69">
            <text:p>40,898</text:p>
          </table:table-cell>
          <table:table-cell office:value-type="float" office:value="5.18" table:style-name="ce74">
            <text:p>5.18</text:p>
          </table:table-cell>
          <table:table-cell office:value-type="float" office:value="215648" table:style-name="ce77">
            <text:p>215,648</text:p>
          </table:table-cell>
          <table:table-cell office:value-type="float" office:value="10.52" table:style-name="ce74">
            <text:p>10.52</text:p>
          </table:table-cell>
          <table:table-cell office:value-type="float" office:value="162972" table:style-name="ce69">
            <text:p>162,972</text:p>
          </table:table-cell>
          <table:table-cell office:value-type="float" office:value="7.95" table:style-name="ce74">
            <text:p>7.95</text:p>
          </table:table-cell>
          <table:table-cell office:value-type="float" office:value="28298" table:style-name="ce69">
            <text:p>28,298</text:p>
          </table:table-cell>
          <table:table-cell office:value-type="float" office:value="1.38" table:style-name="ce74">
            <text:p>1.38</text:p>
          </table:table-cell>
          <table:table-cell office:value-type="float" office:value="1477764" table:style-name="ce69">
            <text:p>1,477,764</text:p>
          </table:table-cell>
          <table:table-cell office:value-type="float" office:value="1489892" table:style-name="ce69">
            <text:p>1,489,892</text:p>
          </table:table-cell>
          <table:table-cell office:value-type="float" office:value="345523" table:style-name="ce66">
            <text:p>345,523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90 年</text:p>
          </table:table-cell>
          <table:covered-table-cell/>
          <table:table-cell office:value-type="float" office:value="6802281" table:style-name="ce69">
            <text:p>6,802,281</text:p>
          </table:table-cell>
          <table:table-cell office:value-type="float" office:value="22405568" table:style-name="ce69">
            <text:p>22,405,568</text:p>
          </table:table-cell>
          <table:table-cell office:value-type="float" office:value="11441651" table:style-name="ce69">
            <text:p>11,441,651</text:p>
          </table:table-cell>
          <table:table-cell office:value-type="float" office:value="10963917" table:style-name="ce69">
            <text:p>10,963,917</text:p>
          </table:table-cell>
          <table:table-cell office:value-type="float" office:value="260354" table:style-name="ce69">
            <text:p>260,354</text:p>
          </table:table-cell>
          <table:table-cell office:value-type="float" office:value="135596" table:style-name="ce69">
            <text:p>135,596</text:p>
          </table:table-cell>
          <table:table-cell office:value-type="float" office:value="124758" table:style-name="ce69">
            <text:p>124,758</text:p>
          </table:table-cell>
          <table:table-cell office:value-type="float" office:value="11.65" table:style-name="ce74">
            <text:p>11.65</text:p>
          </table:table-cell>
          <table:table-cell office:value-type="float" office:value="127647" table:style-name="ce69">
            <text:p>127,647</text:p>
          </table:table-cell>
          <table:table-cell office:value-type="float" office:value="79319" table:style-name="ce69">
            <text:p>79,319</text:p>
          </table:table-cell>
          <table:table-cell office:value-type="float" office:value="48328" table:style-name="ce69">
            <text:p>48,328</text:p>
          </table:table-cell>
          <table:table-cell office:value-type="float" office:value="5.71" table:style-name="ce74">
            <text:p>5.71</text:p>
          </table:table-cell>
          <table:table-cell office:value-type="float" office:value="132707" table:style-name="ce75">
            <text:p>132,707</text:p>
          </table:table-cell>
          <table:table-cell office:value-type="float" office:value="5.94" table:style-name="ce74">
            <text:p>5.94</text:p>
          </table:table-cell>
          <table:table-cell office:value-type="float" office:value="170515" table:style-name="ce69">
            <text:p>170,515</text:p>
          </table:table-cell>
          <table:table-cell office:value-type="float" office:value="7.63" table:style-name="ce74">
            <text:p>7.63</text:p>
          </table:table-cell>
          <table:table-cell office:value-type="float" office:value="56538" table:style-name="ce69">
            <text:p>56,538</text:p>
          </table:table-cell>
          <table:table-cell office:value-type="float" office:value="2.5299999999999998" table:style-name="ce74">
            <text:p>2.53</text:p>
          </table:table-cell>
          <table:table-cell office:value-type="float" office:value="1373363" table:style-name="ce69">
            <text:p>1,373,363</text:p>
          </table:table-cell>
          <table:table-cell office:value-type="float" office:value="1377174" table:style-name="ce69">
            <text:p>1,377,174</text:p>
          </table:table-cell>
          <table:table-cell office:value-type="float" office:value="420892" table:style-name="ce66">
            <text:p>420,892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95 年</text:p>
          </table:table-cell>
          <table:covered-table-cell/>
          <table:table-cell office:value-type="float" office:value="7394758" table:style-name="ce69">
            <text:p>7,394,758</text:p>
          </table:table-cell>
          <table:table-cell office:value-type="float" office:value="22876527" table:style-name="ce69">
            <text:p>22,876,527</text:p>
          </table:table-cell>
          <table:table-cell office:value-type="float" office:value="11591707" table:style-name="ce69">
            <text:p>11,591,707</text:p>
          </table:table-cell>
          <table:table-cell office:value-type="float" office:value="11284820" table:style-name="ce69">
            <text:p>11,284,820</text:p>
          </table:table-cell>
          <table:table-cell office:value-type="float" office:value="204459" table:style-name="ce69">
            <text:p>204,459</text:p>
          </table:table-cell>
          <table:table-cell office:value-type="float" office:value="106936" table:style-name="ce69">
            <text:p>106,936</text:p>
          </table:table-cell>
          <table:table-cell office:value-type="float" office:value="97523" table:style-name="ce69">
            <text:p>97,523</text:p>
          </table:table-cell>
          <table:table-cell office:value-type="float" office:value="8.9600000000000009" table:style-name="ce74">
            <text:p>8.96</text:p>
          </table:table-cell>
          <table:table-cell office:value-type="float" office:value="135839" table:style-name="ce69">
            <text:p>135,839</text:p>
          </table:table-cell>
          <table:table-cell office:value-type="float" office:value="84800" table:style-name="ce69">
            <text:p>84,800</text:p>
          </table:table-cell>
          <table:table-cell office:value-type="float" office:value="51039" table:style-name="ce69">
            <text:p>51,039</text:p>
          </table:table-cell>
          <table:table-cell office:value-type="float" office:value="5.95" table:style-name="ce74">
            <text:p>5.95</text:p>
          </table:table-cell>
          <table:table-cell office:value-type="float" office:value="68620" table:style-name="ce75">
            <text:p>68,620</text:p>
          </table:table-cell>
          <table:table-cell office:value-type="float" office:value="3.01" table:style-name="ce74">
            <text:p>3.01</text:p>
          </table:table-cell>
          <table:table-cell office:value-type="float" office:value="142669" table:style-name="ce69">
            <text:p>142,669</text:p>
          </table:table-cell>
          <table:table-cell office:value-type="float" office:value="6.25" table:style-name="ce74">
            <text:p>6.25</text:p>
          </table:table-cell>
          <table:table-cell office:value-type="float" office:value="64540" table:style-name="ce69">
            <text:p>64,540</text:p>
          </table:table-cell>
          <table:table-cell office:value-type="float" office:value="2.83" table:style-name="ce74">
            <text:p>2.83</text:p>
          </table:table-cell>
          <table:table-cell office:value-type="float" office:value="1414340" table:style-name="ce69">
            <text:p>1,414,340</text:p>
          </table:table-cell>
          <table:table-cell office:value-type="float" office:value="1376816" table:style-name="ce69">
            <text:p>1,376,816</text:p>
          </table:table-cell>
          <table:table-cell office:value-type="float" office:value="474919" table:style-name="ce66">
            <text:p>474,919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96 年</text:p>
          </table:table-cell>
          <table:covered-table-cell/>
          <table:table-cell office:value-type="float" office:value="7512449" table:style-name="ce73">
            <text:p>7,512,449</text:p>
          </table:table-cell>
          <table:table-cell office:value-type="float" office:value="22958360" table:style-name="ce69">
            <text:p>22,958,360</text:p>
          </table:table-cell>
          <table:table-cell office:value-type="float" office:value="11608767" table:style-name="ce69">
            <text:p>11,608,767</text:p>
          </table:table-cell>
          <table:table-cell office:value-type="float" office:value="11349593" table:style-name="ce69">
            <text:p>11,349,593</text:p>
          </table:table-cell>
          <table:table-cell office:value-type="float" office:value="204414" table:style-name="ce69">
            <text:p>204,414</text:p>
          </table:table-cell>
          <table:table-cell office:value-type="float" office:value="106898" table:style-name="ce69">
            <text:p>106,898</text:p>
          </table:table-cell>
          <table:table-cell office:value-type="float" office:value="97516" table:style-name="ce69">
            <text:p>97,516</text:p>
          </table:table-cell>
          <table:table-cell office:value-type="float" office:value="8.92" table:style-name="ce76">
            <text:p>8.92</text:p>
          </table:table-cell>
          <table:table-cell office:value-type="float" office:value="141111" table:style-name="ce69">
            <text:p>141,111</text:p>
          </table:table-cell>
          <table:table-cell office:value-type="float" office:value="87029" table:style-name="ce69">
            <text:p>87,029</text:p>
          </table:table-cell>
          <table:table-cell office:value-type="float" office:value="54082" table:style-name="ce69">
            <text:p>54,082</text:p>
          </table:table-cell>
          <table:table-cell office:value-type="float" office:value="6.16" table:style-name="ce74">
            <text:p>6.16</text:p>
          </table:table-cell>
          <table:table-cell office:value-type="float" office:value="63303" table:style-name="ce75">
            <text:p>63,303</text:p>
          </table:table-cell>
          <table:table-cell office:value-type="float" office:value="2.76" table:style-name="ce74">
            <text:p>2.76</text:p>
          </table:table-cell>
          <table:table-cell office:value-type="float" office:value="135041" table:style-name="ce69">
            <text:p>135,041</text:p>
          </table:table-cell>
          <table:table-cell office:value-type="float" office:value="5.89" table:style-name="ce74">
            <text:p>5.89</text:p>
          </table:table-cell>
          <table:table-cell office:value-type="float" office:value="58518" table:style-name="ce69">
            <text:p>58,518</text:p>
          </table:table-cell>
          <table:table-cell office:value-type="float" office:value="2.5499999999999998" table:style-name="ce74">
            <text:p>2.55</text:p>
          </table:table-cell>
          <table:table-cell office:value-type="float" office:value="1173040" table:style-name="ce69">
            <text:p>1,173,040</text:p>
          </table:table-cell>
          <table:table-cell office:value-type="float" office:value="1154510" table:style-name="ce69">
            <text:p>1,154,510</text:p>
          </table:table-cell>
          <table:table-cell office:value-type="float" office:value="484174" table:style-name="ce66">
            <text:p>484,174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97 年</text:p>
          </table:table-cell>
          <table:covered-table-cell/>
          <table:table-cell office:value-type="float" office:value="7655772" table:style-name="ce73">
            <text:p>7,655,772</text:p>
          </table:table-cell>
          <table:table-cell office:value-type="float" office:value="23037031" table:style-name="ce69">
            <text:p>23,037,031</text:p>
          </table:table-cell>
          <table:table-cell office:value-type="float" office:value="11626351" table:style-name="ce69">
            <text:p>11,626,351</text:p>
          </table:table-cell>
          <table:table-cell office:value-type="float" office:value="11410680" table:style-name="ce69">
            <text:p>11,410,680</text:p>
          </table:table-cell>
          <table:table-cell office:value-type="float" office:value="198733" table:style-name="ce69">
            <text:p>198,733</text:p>
          </table:table-cell>
          <table:table-cell office:value-type="float" office:value="103937" table:style-name="ce69">
            <text:p>103,937</text:p>
          </table:table-cell>
          <table:table-cell office:value-type="float" office:value="94796" table:style-name="ce69">
            <text:p>94,796</text:p>
          </table:table-cell>
          <table:table-cell office:value-type="float" office:value="8.64" table:style-name="ce74">
            <text:p>8.64</text:p>
          </table:table-cell>
          <table:table-cell office:value-type="float" office:value="143624" table:style-name="ce69">
            <text:p>143,624</text:p>
          </table:table-cell>
          <table:table-cell office:value-type="float" office:value="88541" table:style-name="ce69">
            <text:p>88,541</text:p>
          </table:table-cell>
          <table:table-cell office:value-type="float" office:value="55083" table:style-name="ce69">
            <text:p>55,083</text:p>
          </table:table-cell>
          <table:table-cell office:value-type="float" office:value="6.25" table:style-name="ce74">
            <text:p>6.25</text:p>
          </table:table-cell>
          <table:table-cell office:value-type="float" office:value="55109" table:style-name="ce75">
            <text:p>55,109</text:p>
          </table:table-cell>
          <table:table-cell office:value-type="float" office:value="2.4" table:style-name="ce74">
            <text:p>2.40</text:p>
          </table:table-cell>
          <table:table-cell office:value-type="float" office:value="154866" table:style-name="ce69">
            <text:p>154,866</text:p>
          </table:table-cell>
          <table:table-cell office:value-type="float" office:value="6.73" table:style-name="ce74">
            <text:p>6.73</text:p>
          </table:table-cell>
          <table:table-cell office:value-type="float" office:value="55995" table:style-name="ce69">
            <text:p>55,995</text:p>
          </table:table-cell>
          <table:table-cell office:value-type="float" office:value="2.4300000000000002" table:style-name="ce74">
            <text:p>2.43</text:p>
          </table:table-cell>
          <table:table-cell office:value-type="float" office:value="1196407" table:style-name="ce69">
            <text:p>1,196,407</text:p>
          </table:table-cell>
          <table:table-cell office:value-type="float" office:value="1172845" table:style-name="ce69">
            <text:p>1,172,845</text:p>
          </table:table-cell>
          <table:table-cell office:value-type="float" office:value="494107" table:style-name="ce66">
            <text:p>494,107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98 年</text:p>
          </table:table-cell>
          <table:covered-table-cell/>
          <table:table-cell office:value-type="float" office:value="7805834" table:style-name="ce73">
            <text:p>7,805,834</text:p>
          </table:table-cell>
          <table:table-cell office:value-type="float" office:value="23119772" table:style-name="ce69">
            <text:p>23,119,772</text:p>
          </table:table-cell>
          <table:table-cell office:value-type="float" office:value="11636734" table:style-name="ce69">
            <text:p>11,636,734</text:p>
          </table:table-cell>
          <table:table-cell office:value-type="float" office:value="11483038" table:style-name="ce69">
            <text:p>11,483,038</text:p>
          </table:table-cell>
          <table:table-cell office:value-type="float" office:value="191310" table:style-name="ce69">
            <text:p>191,310</text:p>
          </table:table-cell>
          <table:table-cell office:value-type="float" office:value="99492" table:style-name="ce69">
            <text:p>99,492</text:p>
          </table:table-cell>
          <table:table-cell office:value-type="float" office:value="91818" table:style-name="ce69">
            <text:p>91,818</text:p>
          </table:table-cell>
          <table:table-cell office:value-type="float" office:value="8.2899999999999991" table:style-name="ce74">
            <text:p>8.29</text:p>
          </table:table-cell>
          <table:table-cell office:value-type="float" office:value="143582" table:style-name="ce69">
            <text:p>143,582</text:p>
          </table:table-cell>
          <table:table-cell office:value-type="float" office:value="88088" table:style-name="ce69">
            <text:p>88,088</text:p>
          </table:table-cell>
          <table:table-cell office:value-type="float" office:value="55494" table:style-name="ce69">
            <text:p>55,494</text:p>
          </table:table-cell>
          <table:table-cell office:value-type="float" office:value="6.22" table:style-name="ce74">
            <text:p>6.22</text:p>
          </table:table-cell>
          <table:table-cell office:value-type="float" office:value="47728" table:style-name="ce75">
            <text:p>47,728</text:p>
          </table:table-cell>
          <table:table-cell office:value-type="float" office:value="2.0699999999999998" table:style-name="ce74">
            <text:p>2.07</text:p>
          </table:table-cell>
          <table:table-cell office:value-type="float" office:value="117099" table:style-name="ce69">
            <text:p>117,099</text:p>
          </table:table-cell>
          <table:table-cell office:value-type="float" office:value="5.07" table:style-name="ce74">
            <text:p>5.07</text:p>
          </table:table-cell>
          <table:table-cell office:value-type="float" office:value="57223" table:style-name="ce69">
            <text:p>57,223</text:p>
          </table:table-cell>
          <table:table-cell office:value-type="float" office:value="2.48" table:style-name="ce74">
            <text:p>2.48</text:p>
          </table:table-cell>
          <table:table-cell office:value-type="float" office:value="1198561" table:style-name="ce69">
            <text:p>1,198,561</text:p>
          </table:table-cell>
          <table:table-cell office:value-type="float" office:value="1163548" table:style-name="ce69">
            <text:p>1,163,548</text:p>
          </table:table-cell>
          <table:table-cell office:value-type="float" office:value="504531" table:style-name="ce66">
            <text:p>504,531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99 年</text:p>
          </table:table-cell>
          <table:covered-table-cell/>
          <table:table-cell office:value-type="float" office:value="7937024" table:style-name="ce73">
            <text:p>7,937,024</text:p>
          </table:table-cell>
          <table:table-cell office:value-type="float" office:value="23162123" table:style-name="ce69">
            <text:p>23,162,123</text:p>
          </table:table-cell>
          <table:table-cell office:value-type="float" office:value="11635225" table:style-name="ce69">
            <text:p>11,635,225</text:p>
          </table:table-cell>
          <table:table-cell office:value-type="float" office:value="11526898" table:style-name="ce69">
            <text:p>11,526,898</text:p>
          </table:table-cell>
          <table:table-cell office:value-type="float" office:value="166886" table:style-name="ce69">
            <text:p>166,886</text:p>
          </table:table-cell>
          <table:table-cell office:value-type="float" office:value="87213" table:style-name="ce69">
            <text:p>87,213</text:p>
          </table:table-cell>
          <table:table-cell office:value-type="float" office:value="79673" table:style-name="ce69">
            <text:p>79,673</text:p>
          </table:table-cell>
          <table:table-cell office:value-type="float" office:value="7.21" table:style-name="ce74">
            <text:p>7.21</text:p>
          </table:table-cell>
          <table:table-cell office:value-type="float" office:value="145772" table:style-name="ce69">
            <text:p>145,772</text:p>
          </table:table-cell>
          <table:table-cell office:value-type="float" office:value="89152" table:style-name="ce69">
            <text:p>89,152</text:p>
          </table:table-cell>
          <table:table-cell office:value-type="float" office:value="56620" table:style-name="ce69">
            <text:p>56,620</text:p>
          </table:table-cell>
          <table:table-cell office:value-type="float" office:value="6.3" table:style-name="ce74">
            <text:p>6.30</text:p>
          </table:table-cell>
          <table:table-cell office:value-type="float" office:value="21114" table:style-name="ce75">
            <text:p>21,114</text:p>
          </table:table-cell>
          <table:table-cell office:value-type="float" office:value="0.91" table:style-name="ce74">
            <text:p>0.91</text:p>
          </table:table-cell>
          <table:table-cell office:value-type="float" office:value="138819" table:style-name="ce69">
            <text:p>138,819</text:p>
          </table:table-cell>
          <table:table-cell office:value-type="float" office:value="6" table:style-name="ce74">
            <text:p>6.00</text:p>
          </table:table-cell>
          <table:table-cell office:value-type="float" office:value="58115" table:style-name="ce69">
            <text:p>58,115</text:p>
          </table:table-cell>
          <table:table-cell office:value-type="float" office:value="2.5099999999999998" table:style-name="ce74">
            <text:p>2.51</text:p>
          </table:table-cell>
          <table:table-cell office:value-type="float" office:value="1213899" table:style-name="ce69">
            <text:p>1,213,899</text:p>
          </table:table-cell>
          <table:table-cell office:value-type="float" office:value="1192662" table:style-name="ce69">
            <text:p>1,192,662</text:p>
          </table:table-cell>
          <table:table-cell office:value-type="float" office:value="512701" table:style-name="ce66">
            <text:p>512,701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8">
            <text:p>100年</text:p>
          </table:table-cell>
          <table:covered-table-cell/>
          <table:table-cell office:value-type="float" office:value="8057761" table:style-name="ce69">
            <text:p>8,057,761</text:p>
          </table:table-cell>
          <table:table-cell office:value-type="float" office:value="23224912" table:style-name="ce69">
            <text:p>23,224,912</text:p>
          </table:table-cell>
          <table:table-cell office:value-type="float" office:value="11645674" table:style-name="ce69">
            <text:p>11,645,674</text:p>
          </table:table-cell>
          <table:table-cell office:value-type="float" office:value="11579238" table:style-name="ce69">
            <text:p>11,579,238</text:p>
          </table:table-cell>
          <table:table-cell office:value-type="float" office:value="196627" table:style-name="ce69">
            <text:p>196,627</text:p>
          </table:table-cell>
          <table:table-cell office:value-type="float" office:value="101943" table:style-name="ce69">
            <text:p>101,943</text:p>
          </table:table-cell>
          <table:table-cell office:value-type="float" office:value="94684" table:style-name="ce69">
            <text:p>94,684</text:p>
          </table:table-cell>
          <table:table-cell office:value-type="float" office:value="8.48" table:style-name="ce68">
            <text:p><text:s text:c="3"/>8.48</text:p>
          </table:table-cell>
          <table:table-cell office:value-type="float" office:value="152915" table:style-name="ce69">
            <text:p>152,915</text:p>
          </table:table-cell>
          <table:table-cell office:value-type="float" office:value="93810" table:style-name="ce69">
            <text:p>93,810</text:p>
          </table:table-cell>
          <table:table-cell office:value-type="float" office:value="59105" table:style-name="ce69">
            <text:p>59,105</text:p>
          </table:table-cell>
          <table:table-cell office:value-type="float" office:value="6.59" table:style-name="ce68">
            <text:p><text:s text:c="3"/>6.59</text:p>
          </table:table-cell>
          <table:table-cell office:value-type="float" office:value="43712" table:style-name="ce69">
            <text:p>43,712</text:p>
          </table:table-cell>
          <table:table-cell office:value-type="float" office:value="1.88" table:style-name="ce68">
            <text:p><text:s text:c="3"/>1.88</text:p>
          </table:table-cell>
          <table:table-cell office:value-type="float" office:value="165327" table:style-name="ce69">
            <text:p>165,327</text:p>
          </table:table-cell>
          <table:table-cell office:value-type="float" office:value="7.13" table:style-name="ce68">
            <text:p><text:s text:c="3"/>7.13</text:p>
          </table:table-cell>
          <table:table-cell office:value-type="float" office:value="57008" table:style-name="ce69">
            <text:p>57,008</text:p>
          </table:table-cell>
          <table:table-cell office:value-type="float" office:value="2.46" table:style-name="ce68">
            <text:p><text:s text:c="3"/>2.46</text:p>
          </table:table-cell>
          <table:table-cell office:value-type="float" office:value="1128449" table:style-name="ce69">
            <text:p>1,128,449</text:p>
          </table:table-cell>
          <table:table-cell office:value-type="float" office:value="1109372" table:style-name="ce69">
            <text:p>1,109,372</text:p>
          </table:table-cell>
          <table:table-cell office:value-type="float" office:value="519984" table:style-name="ce66">
            <text:p>519,984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8">
            <text:p>101年</text:p>
          </table:table-cell>
          <table:covered-table-cell/>
          <table:table-cell office:value-type="float" office:value="8186432" table:style-name="ce73">
            <text:p>8,186,432</text:p>
          </table:table-cell>
          <table:table-cell office:value-type="float" office:value="23315822" table:style-name="ce73">
            <text:p>23,315,822</text:p>
          </table:table-cell>
          <table:table-cell office:value-type="float" office:value="11673319" table:style-name="ce73">
            <text:p>11,673,319</text:p>
          </table:table-cell>
          <table:table-cell office:value-type="float" office:value="11642503" table:style-name="ce73">
            <text:p>11,642,503</text:p>
          </table:table-cell>
          <table:table-cell office:value-type="float" office:value="229481" table:style-name="ce69">
            <text:p>229,481</text:p>
          </table:table-cell>
          <table:table-cell office:value-type="float" office:value="118848" table:style-name="ce69">
            <text:p>118,848</text:p>
          </table:table-cell>
          <table:table-cell office:value-type="float" office:value="110633" table:style-name="ce69">
            <text:p>110,633</text:p>
          </table:table-cell>
          <table:table-cell office:value-type="float" office:value="9.86" table:style-name="ce72">
            <text:p><text:s text:c="3"/>9.86</text:p>
          </table:table-cell>
          <table:table-cell office:value-type="float" office:value="154251" table:style-name="ce69">
            <text:p>154,251</text:p>
          </table:table-cell>
          <table:table-cell office:value-type="float" office:value="93618" table:style-name="ce69">
            <text:p>93,618</text:p>
          </table:table-cell>
          <table:table-cell office:value-type="float" office:value="60633" table:style-name="ce69">
            <text:p>60,633</text:p>
          </table:table-cell>
          <table:table-cell office:value-type="float" office:value="6.63" table:style-name="ce68">
            <text:p><text:s text:c="3"/>6.63</text:p>
          </table:table-cell>
          <table:table-cell office:value-type="float" office:value="75230" table:style-name="ce69">
            <text:p>75,230</text:p>
          </table:table-cell>
          <table:table-cell office:value-type="float" office:value="3.23" table:style-name="ce68">
            <text:p><text:s text:c="3"/>3.23</text:p>
          </table:table-cell>
          <table:table-cell office:value-type="float" office:value="143384" table:style-name="ce69">
            <text:p>143,384</text:p>
          </table:table-cell>
          <table:table-cell office:value-type="float" office:value="6.16" table:style-name="ce68">
            <text:p><text:s text:c="3"/>6.16</text:p>
          </table:table-cell>
          <table:table-cell office:value-type="float" office:value="55980" table:style-name="ce69">
            <text:p>55,980</text:p>
          </table:table-cell>
          <table:table-cell office:value-type="float" office:value="2.41" table:style-name="ce68">
            <text:p><text:s text:c="3"/>2.41</text:p>
          </table:table-cell>
          <table:table-cell office:value-type="float" office:value="1118006" table:style-name="ce69">
            <text:p>1,118,006</text:p>
          </table:table-cell>
          <table:table-cell office:value-type="float" office:value="1102326" table:style-name="ce69">
            <text:p>1,102,326</text:p>
          </table:table-cell>
          <table:table-cell office:value-type="float" office:value="527250" table:style-name="ce66">
            <text:p>527,250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102年</text:p>
          </table:table-cell>
          <table:covered-table-cell/>
          <table:table-cell office:value-type="float" office:value="8286260" table:style-name="ce69">
            <text:p>8,286,260</text:p>
          </table:table-cell>
          <table:table-cell office:value-type="float" office:value="23373517" table:style-name="ce69">
            <text:p>23,373,517</text:p>
          </table:table-cell>
          <table:table-cell office:value-type="float" office:value="11684674" table:style-name="ce69">
            <text:p>11,684,674</text:p>
          </table:table-cell>
          <table:table-cell office:value-type="float" office:value="11688843" table:style-name="ce69">
            <text:p>11,688,843</text:p>
          </table:table-cell>
          <table:table-cell office:value-type="float" office:value="199113" table:style-name="ce69">
            <text:p>199,113</text:p>
          </table:table-cell>
          <table:table-cell office:value-type="float" office:value="103120" table:style-name="ce69">
            <text:p>103,120</text:p>
          </table:table-cell>
          <table:table-cell office:value-type="float" office:value="95993" table:style-name="ce69">
            <text:p>95,993</text:p>
          </table:table-cell>
          <table:table-cell office:value-type="float" office:value="8.5299999999999994" table:style-name="ce68">
            <text:p><text:s text:c="3"/>8.53</text:p>
          </table:table-cell>
          <table:table-cell office:value-type="float" office:value="155908" table:style-name="ce69">
            <text:p>155,908</text:p>
          </table:table-cell>
          <table:table-cell office:value-type="float" office:value="94505" table:style-name="ce69">
            <text:p>94,505</text:p>
          </table:table-cell>
          <table:table-cell office:value-type="float" office:value="61403" table:style-name="ce69">
            <text:p>61,403</text:p>
          </table:table-cell>
          <table:table-cell office:value-type="float" office:value="6.68" table:style-name="ce68">
            <text:p><text:s text:c="3"/>6.68</text:p>
          </table:table-cell>
          <table:table-cell office:value-type="float" office:value="43205" table:style-name="ce69">
            <text:p>43,205</text:p>
          </table:table-cell>
          <table:table-cell office:value-type="float" office:value="1.85" table:style-name="ce68">
            <text:p><text:s text:c="3"/>1.85</text:p>
          </table:table-cell>
          <table:table-cell office:value-type="float" office:value="147636" table:style-name="ce69">
            <text:p>147,636</text:p>
          </table:table-cell>
          <table:table-cell office:value-type="float" office:value="6.32" table:style-name="ce68">
            <text:p><text:s text:c="3"/>6.32</text:p>
          </table:table-cell>
          <table:table-cell office:value-type="float" office:value="53604" table:style-name="ce69">
            <text:p>53,604</text:p>
          </table:table-cell>
          <table:table-cell office:value-type="float" office:value="2.2999999999999998" table:style-name="ce68">
            <text:p><text:s text:c="3"/>2.30</text:p>
          </table:table-cell>
          <table:table-cell office:value-type="float" office:value="1079702" table:style-name="ce69">
            <text:p>1,079,702</text:p>
          </table:table-cell>
          <table:table-cell office:value-type="float" office:value="1065212" table:style-name="ce69">
            <text:p>1,065,212</text:p>
          </table:table-cell>
          <table:table-cell office:value-type="float" office:value="533601" table:style-name="ce66">
            <text:p>533,601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103年</text:p>
          </table:table-cell>
          <table:covered-table-cell/>
          <table:table-cell office:value-type="float" office:value="8382699" table:style-name="ce69">
            <text:p>8,382,699</text:p>
          </table:table-cell>
          <table:table-cell office:value-type="float" office:value="23433753" table:style-name="ce69">
            <text:p>23,433,753</text:p>
          </table:table-cell>
          <table:table-cell office:value-type="float" office:value="11697971" table:style-name="ce69">
            <text:p>11,697,971</text:p>
          </table:table-cell>
          <table:table-cell office:value-type="float" office:value="11735782" table:style-name="ce69">
            <text:p>11,735,782</text:p>
          </table:table-cell>
          <table:table-cell office:value-type="float" office:value="210383" table:style-name="ce69">
            <text:p>210,383</text:p>
          </table:table-cell>
          <table:table-cell office:value-type="float" office:value="108817" table:style-name="ce69">
            <text:p>108,817</text:p>
          </table:table-cell>
          <table:table-cell office:value-type="float" office:value="101566" table:style-name="ce69">
            <text:p>101,566</text:p>
          </table:table-cell>
          <table:table-cell office:value-type="float" office:value="8.99" table:style-name="ce68">
            <text:p><text:s text:c="3"/>8.99</text:p>
          </table:table-cell>
          <table:table-cell office:value-type="float" office:value="163929" table:style-name="ce69">
            <text:p>163,929</text:p>
          </table:table-cell>
          <table:table-cell office:value-type="float" office:value="98733" table:style-name="ce69">
            <text:p>98,733</text:p>
          </table:table-cell>
          <table:table-cell office:value-type="float" office:value="65196" table:style-name="ce69">
            <text:p>65,196</text:p>
          </table:table-cell>
          <table:table-cell office:value-type="float" office:value="7" table:style-name="ce68">
            <text:p><text:s text:c="3"/>7.00</text:p>
          </table:table-cell>
          <table:table-cell office:value-type="float" office:value="46454" table:style-name="ce69">
            <text:p>46,454</text:p>
          </table:table-cell>
          <table:table-cell office:value-type="float" office:value="1.98" table:style-name="ce68">
            <text:p><text:s text:c="3"/>1.98</text:p>
          </table:table-cell>
          <table:table-cell office:value-type="float" office:value="149287" table:style-name="ce69">
            <text:p>149,287</text:p>
          </table:table-cell>
          <table:table-cell office:value-type="float" office:value="6.38" table:style-name="ce68">
            <text:p><text:s text:c="3"/>6.38</text:p>
          </table:table-cell>
          <table:table-cell office:value-type="float" office:value="53190" table:style-name="ce69">
            <text:p>53,190</text:p>
          </table:table-cell>
          <table:table-cell office:value-type="float" office:value="2.27" table:style-name="ce68">
            <text:p><text:s text:c="3"/>2.27</text:p>
          </table:table-cell>
          <table:table-cell office:value-type="float" office:value="1073783" table:style-name="ce69">
            <text:p>1,073,783</text:p>
          </table:table-cell>
          <table:table-cell office:value-type="float" office:value="1060001" table:style-name="ce69">
            <text:p>1,060,001</text:p>
          </table:table-cell>
          <table:table-cell office:value-type="float" office:value="540023" table:style-name="ce66">
            <text:p>540,023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104年</text:p>
          </table:table-cell>
          <table:covered-table-cell/>
          <table:table-cell office:value-type="float" office:value="8468978" table:style-name="ce69">
            <text:p>8,468,978</text:p>
          </table:table-cell>
          <table:table-cell office:value-type="float" office:value="23492074" table:style-name="ce69">
            <text:p>23,492,074</text:p>
          </table:table-cell>
          <table:table-cell office:value-type="float" office:value="11712047" table:style-name="ce69">
            <text:p>11,712,047</text:p>
          </table:table-cell>
          <table:table-cell office:value-type="float" office:value="11780027" table:style-name="ce69">
            <text:p>11,780,027</text:p>
          </table:table-cell>
          <table:table-cell office:value-type="float" office:value="213598" table:style-name="ce69">
            <text:p>213,598</text:p>
          </table:table-cell>
          <table:table-cell office:value-type="float" office:value="111041" table:style-name="ce69">
            <text:p>111,041</text:p>
          </table:table-cell>
          <table:table-cell office:value-type="float" office:value="102557" table:style-name="ce69">
            <text:p>102,557</text:p>
          </table:table-cell>
          <table:table-cell office:value-type="float" office:value="9.1" table:style-name="ce68">
            <text:p><text:s text:c="3"/>9.10</text:p>
          </table:table-cell>
          <table:table-cell office:value-type="float" office:value="163858" table:style-name="ce69">
            <text:p>163,858</text:p>
          </table:table-cell>
          <table:table-cell office:value-type="float" office:value="98580" table:style-name="ce69">
            <text:p>98,580</text:p>
          </table:table-cell>
          <table:table-cell office:value-type="float" office:value="65278" table:style-name="ce69">
            <text:p>65,278</text:p>
          </table:table-cell>
          <table:table-cell office:value-type="float" office:value="6.98" table:style-name="ce68">
            <text:p><text:s text:c="3"/>6.98</text:p>
          </table:table-cell>
          <table:table-cell office:value-type="float" office:value="49740" table:style-name="ce69">
            <text:p>49,740</text:p>
          </table:table-cell>
          <table:table-cell office:value-type="float" office:value="2.12" table:style-name="ce68">
            <text:p><text:s text:c="3"/>2.12</text:p>
          </table:table-cell>
          <table:table-cell office:value-type="float" office:value="154346" table:style-name="ce69">
            <text:p>154,346</text:p>
          </table:table-cell>
          <table:table-cell office:value-type="float" office:value="6.58" table:style-name="ce68">
            <text:p><text:s text:c="3"/>6.58</text:p>
          </table:table-cell>
          <table:table-cell office:value-type="float" office:value="53459" table:style-name="ce69">
            <text:p>53,459</text:p>
          </table:table-cell>
          <table:table-cell office:value-type="float" office:value="2.2799999999999998" table:style-name="ce68">
            <text:p><text:s text:c="3"/>2.28</text:p>
          </table:table-cell>
          <table:table-cell office:value-type="float" office:value="1004108" table:style-name="ce69">
            <text:p>1,004,108</text:p>
          </table:table-cell>
          <table:table-cell office:value-type="float" office:value="995527" table:style-name="ce69">
            <text:p>995,527</text:p>
          </table:table-cell>
          <table:table-cell office:value-type="float" office:value="546698" table:style-name="ce66">
            <text:p>546,698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105年</text:p>
          </table:table-cell>
          <table:covered-table-cell/>
          <table:table-cell office:value-type="float" office:value="8561383" table:style-name="ce69">
            <text:p>8,561,383</text:p>
          </table:table-cell>
          <table:table-cell office:value-type="float" office:value="23539816" table:style-name="ce69">
            <text:p>23,539,816</text:p>
          </table:table-cell>
          <table:table-cell office:value-type="float" office:value="11719270" table:style-name="ce69">
            <text:p>11,719,270</text:p>
          </table:table-cell>
          <table:table-cell office:value-type="float" office:value="11820546" table:style-name="ce69">
            <text:p>11,820,546</text:p>
          </table:table-cell>
          <table:table-cell office:value-type="float" office:value="208440" table:style-name="ce69">
            <text:p>208,440</text:p>
          </table:table-cell>
          <table:table-cell office:value-type="float" office:value="108133" table:style-name="ce69">
            <text:p>108,133</text:p>
          </table:table-cell>
          <table:table-cell office:value-type="float" office:value="100307" table:style-name="ce69">
            <text:p>100,307</text:p>
          </table:table-cell>
          <table:table-cell office:value-type="float" office:value="8.86" table:style-name="ce68">
            <text:p><text:s text:c="3"/>8.86</text:p>
          </table:table-cell>
          <table:table-cell office:value-type="float" office:value="172405" table:style-name="ce69">
            <text:p>172,405</text:p>
          </table:table-cell>
          <table:table-cell office:value-type="float" office:value="103144" table:style-name="ce69">
            <text:p>103,144</text:p>
          </table:table-cell>
          <table:table-cell office:value-type="float" office:value="69261" table:style-name="ce69">
            <text:p>69,261</text:p>
          </table:table-cell>
          <table:table-cell office:value-type="float" office:value="7.33" table:style-name="ce68">
            <text:p><text:s text:c="3"/>7.33</text:p>
          </table:table-cell>
          <table:table-cell office:value-type="float" office:value="36035" table:style-name="ce69">
            <text:p>36,035</text:p>
          </table:table-cell>
          <table:table-cell office:value-type="float" office:value="1.53" table:style-name="ce68">
            <text:p><text:s text:c="3"/>1.53</text:p>
          </table:table-cell>
          <table:table-cell office:value-type="float" office:value="147861" table:style-name="ce69">
            <text:p>147,861</text:p>
          </table:table-cell>
          <table:table-cell office:value-type="float" office:value="6.29" table:style-name="ce68">
            <text:p><text:s text:c="3"/>6.29</text:p>
          </table:table-cell>
          <table:table-cell office:value-type="float" office:value="53837" table:style-name="ce69">
            <text:p>53,837</text:p>
          </table:table-cell>
          <table:table-cell office:value-type="float" office:value="2.29" table:style-name="ce68">
            <text:p><text:s text:c="3"/>2.29</text:p>
          </table:table-cell>
          <table:table-cell office:value-type="float" office:value="964536" table:style-name="ce69">
            <text:p>964,536</text:p>
          </table:table-cell>
          <table:table-cell office:value-type="float" office:value="952829" table:style-name="ce69">
            <text:p>952,829</text:p>
          </table:table-cell>
          <table:table-cell office:value-type="float" office:value="553228" table:style-name="ce66">
            <text:p>553,228</text:p>
          </table:table-cell>
          <table:table-cell table:number-columns-repeated="16361" table:style-name="ce71"/>
        </table:table-row>
        <table:table-row table:style-name="ro7">
          <table:table-cell office:value-type="string" table:number-columns-spanned="2" table:number-rows-spanned="1" table:style-name="ce272">
            <text:p>106年</text:p>
          </table:table-cell>
          <table:covered-table-cell/>
          <table:table-cell office:value-type="float" office:value="8649000" table:style-name="ce69">
            <text:p>8,649,000</text:p>
          </table:table-cell>
          <table:table-cell office:value-type="float" office:value="23571227" table:style-name="ce69">
            <text:p>23,571,227</text:p>
          </table:table-cell>
          <table:table-cell office:value-type="float" office:value="11719580" table:style-name="ce69">
            <text:p>11,719,580</text:p>
          </table:table-cell>
          <table:table-cell office:value-type="float" office:value="11851647" table:style-name="ce69">
            <text:p>11,851,647</text:p>
          </table:table-cell>
          <table:table-cell office:value-type="float" office:value="193844" table:style-name="ce69">
            <text:p>193,844</text:p>
          </table:table-cell>
          <table:table-cell office:value-type="float" office:value="100477" table:style-name="ce69">
            <text:p>100,477</text:p>
          </table:table-cell>
          <table:table-cell office:value-type="float" office:value="93367" table:style-name="ce69">
            <text:p>93,367</text:p>
          </table:table-cell>
          <table:table-cell office:value-type="float" office:value="8.23" table:style-name="ce68">
            <text:p><text:s text:c="3"/>8.23</text:p>
          </table:table-cell>
          <table:table-cell office:value-type="float" office:value="171242" table:style-name="ce69">
            <text:p>171,242</text:p>
          </table:table-cell>
          <table:table-cell office:value-type="float" office:value="101555" table:style-name="ce69">
            <text:p>101,555</text:p>
          </table:table-cell>
          <table:table-cell office:value-type="float" office:value="69687" table:style-name="ce69">
            <text:p>69,687</text:p>
          </table:table-cell>
          <table:table-cell office:value-type="float" office:value="7.27" table:style-name="ce68">
            <text:p><text:s text:c="3"/>7.27</text:p>
          </table:table-cell>
          <table:table-cell office:value-type="float" office:value="22602" table:style-name="ce69">
            <text:p>22,602</text:p>
          </table:table-cell>
          <table:table-cell office:value-type="float" office:value="0.96" table:style-name="ce68">
            <text:p><text:s text:c="3"/>0.96</text:p>
          </table:table-cell>
          <table:table-cell office:value-type="float" office:value="138034" table:style-name="ce69">
            <text:p>138,034</text:p>
          </table:table-cell>
          <table:table-cell office:value-type="float" office:value="5.86" table:style-name="ce68">
            <text:p><text:s text:c="3"/>5.86</text:p>
          </table:table-cell>
          <table:table-cell office:value-type="float" office:value="54412" table:style-name="ce69">
            <text:p>54,412</text:p>
          </table:table-cell>
          <table:table-cell office:value-type="float" office:value="2.31" table:style-name="ce68">
            <text:p><text:s text:c="3"/>2.31</text:p>
          </table:table-cell>
          <table:table-cell office:value-type="float" office:value="948049" table:style-name="ce69">
            <text:p>948,049</text:p>
          </table:table-cell>
          <table:table-cell office:value-type="float" office:value="939240" table:style-name="ce69">
            <text:p>939,240</text:p>
          </table:table-cell>
          <table:table-cell office:value-type="float" office:value="559426" table:style-name="ce66">
            <text:p>559,426</text:p>
          </table:table-cell>
          <table:table-cell table:number-columns-repeated="16361" table:style-name="ce46"/>
        </table:table-row>
        <table:table-row table:style-name="ro6">
          <table:table-cell office:value-type="string" table:number-columns-spanned="2" table:number-rows-spanned="1" table:style-name="ce272">
            <text:p>107年</text:p>
          </table:table-cell>
          <table:covered-table-cell/>
          <table:table-cell office:value-type="float" office:value="8734477" table:style-name="ce69">
            <text:p>8,734,477</text:p>
          </table:table-cell>
          <table:table-cell office:value-type="float" office:value="23588932" table:style-name="ce69">
            <text:p>23,588,932</text:p>
          </table:table-cell>
          <table:table-cell office:value-type="float" office:value="11712913" table:style-name="ce69">
            <text:p>11,712,913</text:p>
          </table:table-cell>
          <table:table-cell office:value-type="float" office:value="11876019" table:style-name="ce69">
            <text:p>11,876,019</text:p>
          </table:table-cell>
          <table:table-cell office:value-type="float" office:value="181601" table:style-name="ce69">
            <text:p>181,601</text:p>
          </table:table-cell>
          <table:table-cell office:value-type="float" office:value="93876" table:style-name="ce69">
            <text:p>93,876</text:p>
          </table:table-cell>
          <table:table-cell office:value-type="float" office:value="87725" table:style-name="ce69">
            <text:p>87,725</text:p>
          </table:table-cell>
          <table:table-cell office:value-type="float" office:value="7.7" table:style-name="ce68">
            <text:p><text:s text:c="3"/>7.70</text:p>
          </table:table-cell>
          <table:table-cell office:value-type="float" office:value="172784" table:style-name="ce69">
            <text:p>172,784</text:p>
          </table:table-cell>
          <table:table-cell office:value-type="float" office:value="101931" table:style-name="ce69">
            <text:p>101,931</text:p>
          </table:table-cell>
          <table:table-cell office:value-type="float" office:value="70853" table:style-name="ce69">
            <text:p>70,853</text:p>
          </table:table-cell>
          <table:table-cell office:value-type="float" office:value="7.33" table:style-name="ce68">
            <text:p><text:s text:c="3"/>7.33</text:p>
          </table:table-cell>
          <table:table-cell office:value-type="float" office:value="8817" table:style-name="ce70">
            <text:p><text:s text:c="3"/>8,817</text:p>
          </table:table-cell>
          <table:table-cell office:value-type="float" office:value="0.37" table:style-name="ce68">
            <text:p><text:s text:c="3"/>0.37</text:p>
          </table:table-cell>
          <table:table-cell office:value-type="float" office:value="135403" table:style-name="ce69">
            <text:p>135,403</text:p>
          </table:table-cell>
          <table:table-cell office:value-type="float" office:value="5.74" table:style-name="ce68">
            <text:p><text:s text:c="3"/>5.74</text:p>
          </table:table-cell>
          <table:table-cell office:value-type="float" office:value="54443" table:style-name="ce69">
            <text:p>54,443</text:p>
          </table:table-cell>
          <table:table-cell office:value-type="float" office:value="2.31" table:style-name="ce68">
            <text:p><text:s text:c="3"/>2.31</text:p>
          </table:table-cell>
          <table:table-cell office:value-type="float" office:value="984815" table:style-name="ce67">
            <text:p>984,815</text:p>
          </table:table-cell>
          <table:table-cell office:value-type="float" office:value="975927" table:style-name="ce67">
            <text:p>975,927</text:p>
          </table:table-cell>
          <table:table-cell office:value-type="float" office:value="565561" table:style-name="ce66">
            <text:p>565,561</text:p>
          </table:table-cell>
          <table:table-cell table:style-name="ce46"/>
          <table:table-cell table:style-name="ce65"/>
          <table:table-cell table:number-columns-repeated="16359" table:style-name="ce46"/>
        </table:table-row>
        <table:table-row table:style-name="ro8">
          <table:table-cell office:value-type="string" table:number-columns-spanned="2" table:number-rows-spanned="1" table:style-name="ce274">
            <text:p>1 月</text:p>
          </table:table-cell>
          <table:covered-table-cell/>
          <table:table-cell office:value-type="float" office:value="8654346" table:style-name="ce61">
            <text:p>8,654,346</text:p>
          </table:table-cell>
          <table:table-cell office:value-type="float" office:value="23572049" table:style-name="ce61">
            <text:p>23,572,049</text:p>
          </table:table-cell>
          <table:table-cell office:value-type="float" office:value="11718630" table:style-name="ce61">
            <text:p>11,718,630</text:p>
          </table:table-cell>
          <table:table-cell office:value-type="float" office:value="11853419" table:style-name="ce61">
            <text:p>11,853,419</text:p>
          </table:table-cell>
          <table:table-cell office:value-type="float" office:value="17116" table:style-name="ce61">
            <text:p>17,116</text:p>
          </table:table-cell>
          <table:table-cell office:value-type="float" office:value="8819" table:style-name="ce61">
            <text:p>8,819</text:p>
          </table:table-cell>
          <table:table-cell office:value-type="float" office:value="8297" table:style-name="ce61">
            <text:p>8,297</text:p>
          </table:table-cell>
          <table:table-cell office:value-type="float" office:value="8.5500000000000007" table:style-name="ce60">
            <text:p>8.55</text:p>
          </table:table-cell>
          <table:table-cell office:value-type="float" office:value="16761" table:style-name="ce61">
            <text:p>16,761</text:p>
          </table:table-cell>
          <table:table-cell office:value-type="float" office:value="9814" table:style-name="ce61">
            <text:p>9,814</text:p>
          </table:table-cell>
          <table:table-cell office:value-type="float" office:value="6947" table:style-name="ce61">
            <text:p>6,947</text:p>
          </table:table-cell>
          <table:table-cell office:value-type="float" office:value="8.3699999999999992" table:style-name="ce60">
            <text:p>8.37</text:p>
          </table:table-cell>
          <table:table-cell office:value-type="float" office:value="355" table:style-name="ce64">
            <text:p><text:s text:c="3"/>355</text:p>
          </table:table-cell>
          <table:table-cell office:value-type="float" office:value="0.18" table:style-name="ce62">
            <text:p>0.18</text:p>
          </table:table-cell>
          <table:table-cell office:value-type="float" office:value="14314" table:style-name="ce61">
            <text:p>14,314</text:p>
          </table:table-cell>
          <table:table-cell office:value-type="float" office:value="7.15" table:style-name="ce60">
            <text:p>7.15</text:p>
          </table:table-cell>
          <table:table-cell office:value-type="float" office:value="4384" table:style-name="ce61">
            <text:p>4,384</text:p>
          </table:table-cell>
          <table:table-cell office:value-type="float" office:value="2.19" table:style-name="ce60">
            <text:p>2.19</text:p>
          </table:table-cell>
          <table:table-cell office:value-type="float" office:value="78846" table:style-name="ce59">
            <text:p>78,846</text:p>
          </table:table-cell>
          <table:table-cell office:value-type="float" office:value="78379" table:style-name="ce59">
            <text:p>78,379</text:p>
          </table:table-cell>
          <table:table-cell office:value-type="float" office:value="559918" table:style-name="ce58">
            <text:p>559,918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2 月</text:p>
          </table:table-cell>
          <table:covered-table-cell/>
          <table:table-cell office:value-type="float" office:value="8656728" table:style-name="ce61">
            <text:p>8,656,728</text:p>
          </table:table-cell>
          <table:table-cell office:value-type="float" office:value="23571408" table:style-name="ce61">
            <text:p>23,571,408</text:p>
          </table:table-cell>
          <table:table-cell office:value-type="float" office:value="11717087" table:style-name="ce61">
            <text:p>11,717,087</text:p>
          </table:table-cell>
          <table:table-cell office:value-type="float" office:value="11854321" table:style-name="ce61">
            <text:p>11,854,321</text:p>
          </table:table-cell>
          <table:table-cell office:value-type="float" office:value="13468" table:style-name="ce61">
            <text:p>13,468</text:p>
          </table:table-cell>
          <table:table-cell office:value-type="float" office:value="6983" table:style-name="ce61">
            <text:p>6,983</text:p>
          </table:table-cell>
          <table:table-cell office:value-type="float" office:value="6485" table:style-name="ce61">
            <text:p>6,485</text:p>
          </table:table-cell>
          <table:table-cell office:value-type="float" office:value="7.45" table:style-name="ce60">
            <text:p>7.45</text:p>
          </table:table-cell>
          <table:table-cell office:value-type="float" office:value="14493" table:style-name="ce61">
            <text:p>14,493</text:p>
          </table:table-cell>
          <table:table-cell office:value-type="float" office:value="8636" table:style-name="ce61">
            <text:p>8,636</text:p>
          </table:table-cell>
          <table:table-cell office:value-type="float" office:value="5857" table:style-name="ce61">
            <text:p>5,857</text:p>
          </table:table-cell>
          <table:table-cell office:value-type="float" office:value="8.01" table:style-name="ce60">
            <text:p>8.01</text:p>
          </table:table-cell>
          <table:table-cell office:value-type="float" office:value="-1025" table:style-name="ce64">
            <text:p>－ <text:s/>1,025</text:p>
          </table:table-cell>
          <table:table-cell office:value-type="float" office:value="-0.56999999999999995" table:style-name="ce62">
            <text:p>－ <text:s/>0.57</text:p>
          </table:table-cell>
          <table:table-cell office:value-type="float" office:value="9508" table:style-name="ce61">
            <text:p>9,508</text:p>
          </table:table-cell>
          <table:table-cell office:value-type="float" office:value="5.26" table:style-name="ce60">
            <text:p>5.26</text:p>
          </table:table-cell>
          <table:table-cell office:value-type="float" office:value="3396" table:style-name="ce61">
            <text:p>3,396</text:p>
          </table:table-cell>
          <table:table-cell office:value-type="float" office:value="1.88" table:style-name="ce60">
            <text:p>1.88</text:p>
          </table:table-cell>
          <table:table-cell office:value-type="float" office:value="60999" table:style-name="ce59">
            <text:p>60,999</text:p>
          </table:table-cell>
          <table:table-cell office:value-type="float" office:value="60615" table:style-name="ce59">
            <text:p>60,615</text:p>
          </table:table-cell>
          <table:table-cell office:value-type="float" office:value="560248" table:style-name="ce58">
            <text:p>560,248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3 月</text:p>
          </table:table-cell>
          <table:covered-table-cell/>
          <table:table-cell office:value-type="float" office:value="8664510" table:style-name="ce61">
            <text:p>8,664,510</text:p>
          </table:table-cell>
          <table:table-cell office:value-type="float" office:value="23571990" table:style-name="ce61">
            <text:p>23,571,990</text:p>
          </table:table-cell>
          <table:table-cell office:value-type="float" office:value="11715824" table:style-name="ce61">
            <text:p>11,715,824</text:p>
          </table:table-cell>
          <table:table-cell office:value-type="float" office:value="11856166" table:style-name="ce61">
            <text:p>11,856,166</text:p>
          </table:table-cell>
          <table:table-cell office:value-type="float" office:value="16704" table:style-name="ce61">
            <text:p>16,704</text:p>
          </table:table-cell>
          <table:table-cell office:value-type="float" office:value="8556" table:style-name="ce61">
            <text:p>8,556</text:p>
          </table:table-cell>
          <table:table-cell office:value-type="float" office:value="8148" table:style-name="ce61">
            <text:p>8,148</text:p>
          </table:table-cell>
          <table:table-cell office:value-type="float" office:value="8.34" table:style-name="ce60">
            <text:p>8.34</text:p>
          </table:table-cell>
          <table:table-cell office:value-type="float" office:value="17200" table:style-name="ce61">
            <text:p>17,200</text:p>
          </table:table-cell>
          <table:table-cell office:value-type="float" office:value="10149" table:style-name="ce61">
            <text:p>10,149</text:p>
          </table:table-cell>
          <table:table-cell office:value-type="float" office:value="7051" table:style-name="ce61">
            <text:p>7,051</text:p>
          </table:table-cell>
          <table:table-cell office:value-type="float" office:value="8.59" table:style-name="ce60">
            <text:p>8.59</text:p>
          </table:table-cell>
          <table:table-cell office:value-type="float" office:value="-496" table:style-name="ce63">
            <text:p>－ <text:s text:c="3"/>496</text:p>
          </table:table-cell>
          <table:table-cell office:value-type="float" office:value="-0.25" table:style-name="ce62">
            <text:p>－ <text:s/>0.25</text:p>
          </table:table-cell>
          <table:table-cell office:value-type="float" office:value="12121" table:style-name="ce61">
            <text:p>12,121</text:p>
          </table:table-cell>
          <table:table-cell office:value-type="float" office:value="6.05" table:style-name="ce60">
            <text:p>6.05</text:p>
          </table:table-cell>
          <table:table-cell office:value-type="float" office:value="5136" table:style-name="ce61">
            <text:p>5,136</text:p>
          </table:table-cell>
          <table:table-cell office:value-type="float" office:value="2.57" table:style-name="ce60">
            <text:p>2.57</text:p>
          </table:table-cell>
          <table:table-cell office:value-type="float" office:value="105231" table:style-name="ce59">
            <text:p>105,231</text:p>
          </table:table-cell>
          <table:table-cell office:value-type="float" office:value="104153" table:style-name="ce59">
            <text:p>104,153</text:p>
          </table:table-cell>
          <table:table-cell office:value-type="float" office:value="560820" table:style-name="ce58">
            <text:p>560,820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4 月</text:p>
          </table:table-cell>
          <table:covered-table-cell/>
          <table:table-cell office:value-type="float" office:value="8670129" table:style-name="ce61">
            <text:p>8,670,129</text:p>
          </table:table-cell>
          <table:table-cell office:value-type="float" office:value="23571497" table:style-name="ce61">
            <text:p>23,571,497</text:p>
          </table:table-cell>
          <table:table-cell office:value-type="float" office:value="11714412" table:style-name="ce61">
            <text:p>11,714,412</text:p>
          </table:table-cell>
          <table:table-cell office:value-type="float" office:value="11857085" table:style-name="ce61">
            <text:p>11,857,085</text:p>
          </table:table-cell>
          <table:table-cell office:value-type="float" office:value="13676" table:style-name="ce61">
            <text:p>13,676</text:p>
          </table:table-cell>
          <table:table-cell office:value-type="float" office:value="7058" table:style-name="ce61">
            <text:p>7,058</text:p>
          </table:table-cell>
          <table:table-cell office:value-type="float" office:value="6618" table:style-name="ce61">
            <text:p>6,618</text:p>
          </table:table-cell>
          <table:table-cell office:value-type="float" office:value="7.06" table:style-name="ce60">
            <text:p>7.06</text:p>
          </table:table-cell>
          <table:table-cell office:value-type="float" office:value="13988" table:style-name="ce61">
            <text:p>13,988</text:p>
          </table:table-cell>
          <table:table-cell office:value-type="float" office:value="8235" table:style-name="ce61">
            <text:p>8,235</text:p>
          </table:table-cell>
          <table:table-cell office:value-type="float" office:value="5753" table:style-name="ce61">
            <text:p>5,753</text:p>
          </table:table-cell>
          <table:table-cell office:value-type="float" office:value="7.22" table:style-name="ce60">
            <text:p>7.22</text:p>
          </table:table-cell>
          <table:table-cell office:value-type="float" office:value="-312" table:style-name="ce63">
            <text:p>－ <text:s text:c="3"/>312</text:p>
          </table:table-cell>
          <table:table-cell office:value-type="float" office:value="-0.16" table:style-name="ce62">
            <text:p>－ <text:s/>0.16</text:p>
          </table:table-cell>
          <table:table-cell office:value-type="float" office:value="8802" table:style-name="ce61">
            <text:p>8,802</text:p>
          </table:table-cell>
          <table:table-cell office:value-type="float" office:value="4.54" table:style-name="ce60">
            <text:p>4.54</text:p>
          </table:table-cell>
          <table:table-cell office:value-type="float" office:value="4268" table:style-name="ce61">
            <text:p>4,268</text:p>
          </table:table-cell>
          <table:table-cell office:value-type="float" office:value="2.2000000000000002" table:style-name="ce60">
            <text:p>2.20</text:p>
          </table:table-cell>
          <table:table-cell office:value-type="float" office:value="82219" table:style-name="ce59">
            <text:p>82,219</text:p>
          </table:table-cell>
          <table:table-cell office:value-type="float" office:value="82400" table:style-name="ce59">
            <text:p>82,400</text:p>
          </table:table-cell>
          <table:table-cell office:value-type="float" office:value="561327" table:style-name="ce58">
            <text:p>561,327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5 月</text:p>
          </table:table-cell>
          <table:covered-table-cell/>
          <table:table-cell office:value-type="float" office:value="8679670" table:style-name="ce43">
            <text:p>8,679,670</text:p>
          </table:table-cell>
          <table:table-cell office:value-type="float" office:value="23572415" table:style-name="ce43">
            <text:p>23,572,415</text:p>
          </table:table-cell>
          <table:table-cell office:value-type="float" office:value="11713728" table:style-name="ce43">
            <text:p>11,713,728</text:p>
          </table:table-cell>
          <table:table-cell office:value-type="float" office:value="11858687" table:style-name="ce43">
            <text:p>11,858,687</text:p>
          </table:table-cell>
          <table:table-cell office:value-type="float" office:value="15279" table:style-name="ce43">
            <text:p>15,279</text:p>
          </table:table-cell>
          <table:table-cell office:value-type="float" office:value="7982" table:style-name="ce43">
            <text:p>7,982</text:p>
          </table:table-cell>
          <table:table-cell office:value-type="float" office:value="7297" table:style-name="ce43">
            <text:p>7,297</text:p>
          </table:table-cell>
          <table:table-cell office:value-type="float" office:value="7.63" table:style-name="ce42">
            <text:p>7.63</text:p>
          </table:table-cell>
          <table:table-cell office:value-type="float" office:value="14328" table:style-name="ce43">
            <text:p>14,328</text:p>
          </table:table-cell>
          <table:table-cell office:value-type="float" office:value="8424" table:style-name="ce43">
            <text:p>8,424</text:p>
          </table:table-cell>
          <table:table-cell office:value-type="float" office:value="5904" table:style-name="ce43">
            <text:p>5,904</text:p>
          </table:table-cell>
          <table:table-cell office:value-type="float" office:value="7.16" table:style-name="ce42">
            <text:p>7.16</text:p>
          </table:table-cell>
          <table:table-cell office:value-type="float" office:value="951" table:style-name="ce45">
            <text:p><text:s text:c="3"/>951</text:p>
          </table:table-cell>
          <table:table-cell office:value-type="float" office:value="0.48" table:style-name="ce44">
            <text:p>0.48</text:p>
          </table:table-cell>
          <table:table-cell office:value-type="float" office:value="13767" table:style-name="ce43">
            <text:p>13,767</text:p>
          </table:table-cell>
          <table:table-cell office:value-type="float" office:value="6.88" table:style-name="ce42">
            <text:p>6.88</text:p>
          </table:table-cell>
          <table:table-cell office:value-type="float" office:value="5203" table:style-name="ce43">
            <text:p>5,203</text:p>
          </table:table-cell>
          <table:table-cell office:value-type="float" office:value="2.6" table:style-name="ce42">
            <text:p>2.60</text:p>
          </table:table-cell>
          <table:table-cell office:value-type="float" office:value="103799" table:style-name="ce41">
            <text:p>103,799</text:p>
          </table:table-cell>
          <table:table-cell office:value-type="float" office:value="103832" table:style-name="ce41">
            <text:p>103,832</text:p>
          </table:table-cell>
          <table:table-cell office:value-type="float" office:value="561916" table:style-name="ce40">
            <text:p>561,916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6 月</text:p>
          </table:table-cell>
          <table:covered-table-cell/>
          <table:table-cell office:value-type="float" office:value="8686376" table:style-name="ce43">
            <text:p>8,686,376</text:p>
          </table:table-cell>
          <table:table-cell office:value-type="float" office:value="23574274" table:style-name="ce43">
            <text:p>23,574,274</text:p>
          </table:table-cell>
          <table:table-cell office:value-type="float" office:value="11713362" table:style-name="ce43">
            <text:p>11,713,362</text:p>
          </table:table-cell>
          <table:table-cell office:value-type="float" office:value="11860912" table:style-name="ce43">
            <text:p>11,860,912</text:p>
          </table:table-cell>
          <table:table-cell office:value-type="float" office:value="13587" table:style-name="ce43">
            <text:p>13,587</text:p>
          </table:table-cell>
          <table:table-cell office:value-type="float" office:value="6971" table:style-name="ce43">
            <text:p>6,971</text:p>
          </table:table-cell>
          <table:table-cell office:value-type="float" office:value="6616" table:style-name="ce43">
            <text:p>6,616</text:p>
          </table:table-cell>
          <table:table-cell office:value-type="float" office:value="7.01" table:style-name="ce42">
            <text:p>7.01</text:p>
          </table:table-cell>
          <table:table-cell office:value-type="float" office:value="13043" table:style-name="ce43">
            <text:p>13,043</text:p>
          </table:table-cell>
          <table:table-cell office:value-type="float" office:value="7650" table:style-name="ce43">
            <text:p>7,650</text:p>
          </table:table-cell>
          <table:table-cell office:value-type="float" office:value="5393" table:style-name="ce43">
            <text:p>5,393</text:p>
          </table:table-cell>
          <table:table-cell office:value-type="float" office:value="6.73" table:style-name="ce42">
            <text:p>6.73</text:p>
          </table:table-cell>
          <table:table-cell office:value-type="float" office:value="544" table:style-name="ce45">
            <text:p><text:s text:c="3"/>544</text:p>
          </table:table-cell>
          <table:table-cell office:value-type="float" office:value="0.28000000000000003" table:style-name="ce44">
            <text:p>0.28</text:p>
          </table:table-cell>
          <table:table-cell office:value-type="float" office:value="10401" table:style-name="ce43">
            <text:p>10,401</text:p>
          </table:table-cell>
          <table:table-cell office:value-type="float" office:value="5.37" table:style-name="ce42">
            <text:p>5.37</text:p>
          </table:table-cell>
          <table:table-cell office:value-type="float" office:value="4659" table:style-name="ce43">
            <text:p>4,659</text:p>
          </table:table-cell>
          <table:table-cell office:value-type="float" office:value="2.4" table:style-name="ce42">
            <text:p>2.40</text:p>
          </table:table-cell>
          <table:table-cell office:value-type="float" office:value="79549" table:style-name="ce41">
            <text:p>79,549</text:p>
          </table:table-cell>
          <table:table-cell office:value-type="float" office:value="78234" table:style-name="ce41">
            <text:p>78,234</text:p>
          </table:table-cell>
          <table:table-cell office:value-type="float" office:value="562395" table:style-name="ce40">
            <text:p>562,395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7 月</text:p>
          </table:table-cell>
          <table:covered-table-cell/>
          <table:table-cell office:value-type="float" office:value="8694750" table:style-name="ce43">
            <text:p>8,694,750</text:p>
          </table:table-cell>
          <table:table-cell office:value-type="float" office:value="23576705" table:style-name="ce43">
            <text:p>23,576,705</text:p>
          </table:table-cell>
          <table:table-cell office:value-type="float" office:value="11713231" table:style-name="ce43">
            <text:p>11,713,231</text:p>
          </table:table-cell>
          <table:table-cell office:value-type="float" office:value="11863474" table:style-name="ce43">
            <text:p>11,863,474</text:p>
          </table:table-cell>
          <table:table-cell office:value-type="float" office:value="14709" table:style-name="ce43">
            <text:p>14,709</text:p>
          </table:table-cell>
          <table:table-cell office:value-type="float" office:value="7655" table:style-name="ce43">
            <text:p>7,655</text:p>
          </table:table-cell>
          <table:table-cell office:value-type="float" office:value="7054" table:style-name="ce43">
            <text:p>7,054</text:p>
          </table:table-cell>
          <table:table-cell office:value-type="float" office:value="7.35" table:style-name="ce42">
            <text:p>7.35</text:p>
          </table:table-cell>
          <table:table-cell office:value-type="float" office:value="14372" table:style-name="ce43">
            <text:p>14,372</text:p>
          </table:table-cell>
          <table:table-cell office:value-type="float" office:value="8415" table:style-name="ce43">
            <text:p>8,415</text:p>
          </table:table-cell>
          <table:table-cell office:value-type="float" office:value="5957" table:style-name="ce43">
            <text:p>5,957</text:p>
          </table:table-cell>
          <table:table-cell office:value-type="float" office:value="7.18" table:style-name="ce42">
            <text:p>7.18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0.17" table:style-name="ce44">
            <text:p>0.17</text:p>
          </table:table-cell>
          <table:table-cell office:value-type="float" office:value="9129" table:style-name="ce43">
            <text:p>9,129</text:p>
          </table:table-cell>
          <table:table-cell office:value-type="float" office:value="4.5599999999999996" table:style-name="ce42">
            <text:p>4.56</text:p>
          </table:table-cell>
          <table:table-cell office:value-type="float" office:value="4829" table:style-name="ce43">
            <text:p>4,829</text:p>
          </table:table-cell>
          <table:table-cell office:value-type="float" office:value="2.41" table:style-name="ce42">
            <text:p>2.41</text:p>
          </table:table-cell>
          <table:table-cell office:value-type="float" office:value="92561" table:style-name="ce41">
            <text:p>92,561</text:p>
          </table:table-cell>
          <table:table-cell office:value-type="float" office:value="90467" table:style-name="ce41">
            <text:p>90,467</text:p>
          </table:table-cell>
          <table:table-cell office:value-type="float" office:value="562926" table:style-name="ce40">
            <text:p>562,926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8 月</text:p>
          </table:table-cell>
          <table:covered-table-cell/>
          <table:table-cell office:value-type="float" office:value="8708217" table:style-name="ce43">
            <text:p>8,708,217</text:p>
          </table:table-cell>
          <table:table-cell office:value-type="float" office:value="23577271" table:style-name="ce43">
            <text:p>23,577,271</text:p>
          </table:table-cell>
          <table:table-cell office:value-type="float" office:value="11712364" table:style-name="ce43">
            <text:p>11,712,364</text:p>
          </table:table-cell>
          <table:table-cell office:value-type="float" office:value="11864907" table:style-name="ce43">
            <text:p>11,864,907</text:p>
          </table:table-cell>
          <table:table-cell office:value-type="float" office:value="15150" table:style-name="ce43">
            <text:p>15,150</text:p>
          </table:table-cell>
          <table:table-cell office:value-type="float" office:value="7843" table:style-name="ce43">
            <text:p>7,843</text:p>
          </table:table-cell>
          <table:table-cell office:value-type="float" office:value="7307" table:style-name="ce43">
            <text:p>7,307</text:p>
          </table:table-cell>
          <table:table-cell office:value-type="float" office:value="7.57" table:style-name="ce42">
            <text:p>7.57</text:p>
          </table:table-cell>
          <table:table-cell office:value-type="float" office:value="14162" table:style-name="ce43">
            <text:p>14,162</text:p>
          </table:table-cell>
          <table:table-cell office:value-type="float" office:value="8279" table:style-name="ce43">
            <text:p>8,279</text:p>
          </table:table-cell>
          <table:table-cell office:value-type="float" office:value="5883" table:style-name="ce43">
            <text:p>5,883</text:p>
          </table:table-cell>
          <table:table-cell office:value-type="float" office:value="7.07" table:style-name="ce42">
            <text:p>7.07</text:p>
          </table:table-cell>
          <table:table-cell office:value-type="float" office:value="988" table:style-name="ce45">
            <text:p><text:s text:c="3"/>988</text:p>
          </table:table-cell>
          <table:table-cell office:value-type="float" office:value="0.49" table:style-name="ce44">
            <text:p>0.49</text:p>
          </table:table-cell>
          <table:table-cell office:value-type="float" office:value="8282" table:style-name="ce43">
            <text:p>8,282</text:p>
          </table:table-cell>
          <table:table-cell office:value-type="float" office:value="4.1399999999999997" table:style-name="ce42">
            <text:p>4.14</text:p>
          </table:table-cell>
          <table:table-cell office:value-type="float" office:value="4784" table:style-name="ce43">
            <text:p>4,784</text:p>
          </table:table-cell>
          <table:table-cell office:value-type="float" office:value="2.39" table:style-name="ce42">
            <text:p>2.39</text:p>
          </table:table-cell>
          <table:table-cell office:value-type="float" office:value="90128" table:style-name="ce41">
            <text:p>90,128</text:p>
          </table:table-cell>
          <table:table-cell office:value-type="float" office:value="90550" table:style-name="ce41">
            <text:p>90,550</text:p>
          </table:table-cell>
          <table:table-cell office:value-type="float" office:value="563649" table:style-name="ce40">
            <text:p>563,649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9 月</text:p>
          </table:table-cell>
          <table:covered-table-cell/>
          <table:table-cell office:value-type="float" office:value="8722997" table:style-name="ce43">
            <text:p>8,722,997</text:p>
          </table:table-cell>
          <table:table-cell office:value-type="float" office:value="23577488" table:style-name="ce43">
            <text:p>23,577,488</text:p>
          </table:table-cell>
          <table:table-cell office:value-type="float" office:value="11711347" table:style-name="ce43">
            <text:p>11,711,347</text:p>
          </table:table-cell>
          <table:table-cell office:value-type="float" office:value="11866141" table:style-name="ce43">
            <text:p>11,866,141</text:p>
          </table:table-cell>
          <table:table-cell office:value-type="float" office:value="13913" table:style-name="ce43">
            <text:p>13,913</text:p>
          </table:table-cell>
          <table:table-cell office:value-type="float" office:value="7202" table:style-name="ce43">
            <text:p>7,202</text:p>
          </table:table-cell>
          <table:table-cell office:value-type="float" office:value="6711" table:style-name="ce43">
            <text:p>6,711</text:p>
          </table:table-cell>
          <table:table-cell office:value-type="float" office:value="7.18" table:style-name="ce42">
            <text:p>7.18</text:p>
          </table:table-cell>
          <table:table-cell office:value-type="float" office:value="12886" table:style-name="ce43">
            <text:p>12,886</text:p>
          </table:table-cell>
          <table:table-cell office:value-type="float" office:value="7648" table:style-name="ce43">
            <text:p>7,648</text:p>
          </table:table-cell>
          <table:table-cell office:value-type="float" office:value="5238" table:style-name="ce43">
            <text:p>5,238</text:p>
          </table:table-cell>
          <table:table-cell office:value-type="float" office:value="6.65" table:style-name="ce42">
            <text:p>6.65</text:p>
          </table:table-cell>
          <table:table-cell office:value-type="float" office:value="1027" table:style-name="ce45">
            <text:p><text:s text:c="3"/>1,027</text:p>
          </table:table-cell>
          <table:table-cell office:value-type="float" office:value="0.53" table:style-name="ce44">
            <text:p>0.53</text:p>
          </table:table-cell>
          <table:table-cell office:value-type="float" office:value="8606" table:style-name="ce43">
            <text:p>8,606</text:p>
          </table:table-cell>
          <table:table-cell office:value-type="float" office:value="4.4400000000000004" table:style-name="ce42">
            <text:p>4.44</text:p>
          </table:table-cell>
          <table:table-cell office:value-type="float" office:value="4131" table:style-name="ce43">
            <text:p>4,131</text:p>
          </table:table-cell>
          <table:table-cell office:value-type="float" office:value="2.13" table:style-name="ce42">
            <text:p>2.13</text:p>
          </table:table-cell>
          <table:table-cell office:value-type="float" office:value="75605" table:style-name="ce41">
            <text:p>75,605</text:p>
          </table:table-cell>
          <table:table-cell office:value-type="float" office:value="76415" table:style-name="ce41">
            <text:p>76,415</text:p>
          </table:table-cell>
          <table:table-cell office:value-type="float" office:value="564120" table:style-name="ce40">
            <text:p>564,120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10 月</text:p>
          </table:table-cell>
          <table:covered-table-cell/>
          <table:table-cell office:value-type="float" office:value="8723800" table:style-name="ce43">
            <text:p>8,723,800</text:p>
          </table:table-cell>
          <table:table-cell office:value-type="float" office:value="23580833" table:style-name="ce43">
            <text:p>23,580,833</text:p>
          </table:table-cell>
          <table:table-cell office:value-type="float" office:value="11711609" table:style-name="ce43">
            <text:p>11,711,609</text:p>
          </table:table-cell>
          <table:table-cell office:value-type="float" office:value="11869224" table:style-name="ce43">
            <text:p>11,869,224</text:p>
          </table:table-cell>
          <table:table-cell office:value-type="float" office:value="16793" table:style-name="ce43">
            <text:p>16,793</text:p>
          </table:table-cell>
          <table:table-cell office:value-type="float" office:value="8768" table:style-name="ce43">
            <text:p>8,768</text:p>
          </table:table-cell>
          <table:table-cell office:value-type="float" office:value="8025" table:style-name="ce43">
            <text:p>8,025</text:p>
          </table:table-cell>
          <table:table-cell office:value-type="float" office:value="8.39" table:style-name="ce42">
            <text:p>8.39</text:p>
          </table:table-cell>
          <table:table-cell office:value-type="float" office:value="14922" table:style-name="ce43">
            <text:p>14,922</text:p>
          </table:table-cell>
          <table:table-cell office:value-type="float" office:value="8877" table:style-name="ce43">
            <text:p>8,877</text:p>
          </table:table-cell>
          <table:table-cell office:value-type="float" office:value="6045" table:style-name="ce43">
            <text:p>6,045</text:p>
          </table:table-cell>
          <table:table-cell office:value-type="float" office:value="7.45" table:style-name="ce42">
            <text:p>7.45</text:p>
          </table:table-cell>
          <table:table-cell office:value-type="float" office:value="1871" table:style-name="ce45">
            <text:p><text:s text:c="3"/>1,871</text:p>
          </table:table-cell>
          <table:table-cell office:value-type="float" office:value="0.93" table:style-name="ce44">
            <text:p>0.93</text:p>
          </table:table-cell>
          <table:table-cell office:value-type="float" office:value="14139" table:style-name="ce43">
            <text:p>14,139</text:p>
          </table:table-cell>
          <table:table-cell office:value-type="float" office:value="7.06" table:style-name="ce42">
            <text:p>7.06</text:p>
          </table:table-cell>
          <table:table-cell office:value-type="float" office:value="4769" table:style-name="ce43">
            <text:p>4,769</text:p>
          </table:table-cell>
          <table:table-cell office:value-type="float" office:value="2.38" table:style-name="ce42">
            <text:p>2.38</text:p>
          </table:table-cell>
          <table:table-cell office:value-type="float" office:value="63042" table:style-name="ce41">
            <text:p>63,042</text:p>
          </table:table-cell>
          <table:table-cell office:value-type="float" office:value="61568" table:style-name="ce41">
            <text:p>61,568</text:p>
          </table:table-cell>
          <table:table-cell office:value-type="float" office:value="564603" table:style-name="ce40">
            <text:p>564,603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11 月</text:p>
          </table:table-cell>
          <table:covered-table-cell/>
          <table:table-cell office:value-type="float" office:value="8726848" table:style-name="ce43">
            <text:p>8,726,848</text:p>
          </table:table-cell>
          <table:table-cell office:value-type="float" office:value="23584865" table:style-name="ce43">
            <text:p>23,584,865</text:p>
          </table:table-cell>
          <table:table-cell office:value-type="float" office:value="11712269" table:style-name="ce43">
            <text:p>11,712,269</text:p>
          </table:table-cell>
          <table:table-cell office:value-type="float" office:value="11872596" table:style-name="ce43">
            <text:p>11,872,596</text:p>
          </table:table-cell>
          <table:table-cell office:value-type="float" office:value="16057" table:style-name="ce43">
            <text:p>16,057</text:p>
          </table:table-cell>
          <table:table-cell office:value-type="float" office:value="8240" table:style-name="ce43">
            <text:p>8,240</text:p>
          </table:table-cell>
          <table:table-cell office:value-type="float" office:value="7817" table:style-name="ce43">
            <text:p>7,817</text:p>
          </table:table-cell>
          <table:table-cell office:value-type="float" office:value="8.2799999999999994" table:style-name="ce42">
            <text:p>8.28</text:p>
          </table:table-cell>
          <table:table-cell office:value-type="float" office:value="13680" table:style-name="ce43">
            <text:p>13,680</text:p>
          </table:table-cell>
          <table:table-cell office:value-type="float" office:value="8044" table:style-name="ce43">
            <text:p>8,044</text:p>
          </table:table-cell>
          <table:table-cell office:value-type="float" office:value="5636" table:style-name="ce43">
            <text:p>5,636</text:p>
          </table:table-cell>
          <table:table-cell office:value-type="float" office:value="7.06" table:style-name="ce42">
            <text:p>7.06</text:p>
          </table:table-cell>
          <table:table-cell office:value-type="float" office:value="2377" table:style-name="ce45">
            <text:p><text:s text:c="3"/>2,377</text:p>
          </table:table-cell>
          <table:table-cell office:value-type="float" office:value="1.23" table:style-name="ce44">
            <text:p>1.23</text:p>
          </table:table-cell>
          <table:table-cell office:value-type="float" office:value="10989" table:style-name="ce43">
            <text:p>10,989</text:p>
          </table:table-cell>
          <table:table-cell office:value-type="float" office:value="5.67" table:style-name="ce42">
            <text:p>5.67</text:p>
          </table:table-cell>
          <table:table-cell office:value-type="float" office:value="4399" table:style-name="ce43">
            <text:p>4,399</text:p>
          </table:table-cell>
          <table:table-cell office:value-type="float" office:value="2.27" table:style-name="ce42">
            <text:p>2.27</text:p>
          </table:table-cell>
          <table:table-cell office:value-type="float" office:value="63942" table:style-name="ce41">
            <text:p>63,942</text:p>
          </table:table-cell>
          <table:table-cell office:value-type="float" office:value="62287" table:style-name="ce41">
            <text:p>62,287</text:p>
          </table:table-cell>
          <table:table-cell office:value-type="float" office:value="565043" table:style-name="ce40">
            <text:p>565,043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74">
            <text:p>12 月</text:p>
          </table:table-cell>
          <table:covered-table-cell/>
          <table:table-cell office:value-type="float" office:value="8734477" table:style-name="ce43">
            <text:p>8,734,477</text:p>
          </table:table-cell>
          <table:table-cell office:value-type="float" office:value="23588932" table:style-name="ce43">
            <text:p>23,588,932</text:p>
          </table:table-cell>
          <table:table-cell office:value-type="float" office:value="11712913" table:style-name="ce43">
            <text:p>11,712,913</text:p>
          </table:table-cell>
          <table:table-cell office:value-type="float" office:value="11876019" table:style-name="ce43">
            <text:p>11,876,019</text:p>
          </table:table-cell>
          <table:table-cell office:value-type="float" office:value="15149" table:style-name="ce43">
            <text:p>15,149</text:p>
          </table:table-cell>
          <table:table-cell office:value-type="float" office:value="7799" table:style-name="ce43">
            <text:p>7,799</text:p>
          </table:table-cell>
          <table:table-cell office:value-type="float" office:value="7350" table:style-name="ce43">
            <text:p>7,350</text:p>
          </table:table-cell>
          <table:table-cell office:value-type="float" office:value="7.56" table:style-name="ce42">
            <text:p>7.56</text:p>
          </table:table-cell>
          <table:table-cell office:value-type="float" office:value="12949" table:style-name="ce43">
            <text:p>12,949</text:p>
          </table:table-cell>
          <table:table-cell office:value-type="float" office:value="7760" table:style-name="ce43">
            <text:p>7,760</text:p>
          </table:table-cell>
          <table:table-cell office:value-type="float" office:value="5189" table:style-name="ce43">
            <text:p>5,189</text:p>
          </table:table-cell>
          <table:table-cell office:value-type="float" office:value="6.46" table:style-name="ce42">
            <text:p>6.46</text:p>
          </table:table-cell>
          <table:table-cell office:value-type="float" office:value="2200" table:style-name="ce45">
            <text:p><text:s text:c="3"/>2,200</text:p>
          </table:table-cell>
          <table:table-cell office:value-type="float" office:value="1.1000000000000001" table:style-name="ce44">
            <text:p>1.10</text:p>
          </table:table-cell>
          <table:table-cell office:value-type="float" office:value="15345" table:style-name="ce43">
            <text:p>15,345</text:p>
          </table:table-cell>
          <table:table-cell office:value-type="float" office:value="7.66" table:style-name="ce42">
            <text:p>7.66</text:p>
          </table:table-cell>
          <table:table-cell office:value-type="float" office:value="4485" table:style-name="ce43">
            <text:p>4,485</text:p>
          </table:table-cell>
          <table:table-cell office:value-type="float" office:value="2.2400000000000002" table:style-name="ce42">
            <text:p>2.24</text:p>
          </table:table-cell>
          <table:table-cell office:value-type="float" office:value="88894" table:style-name="ce41">
            <text:p>88,894</text:p>
          </table:table-cell>
          <table:table-cell office:value-type="float" office:value="87027" table:style-name="ce41">
            <text:p>87,027</text:p>
          </table:table-cell>
          <table:table-cell office:value-type="float" office:value="565561" table:style-name="ce40">
            <text:p>565,561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75">
            <text:p>108年1~3月</text:p>
          </table:table-cell>
          <table:covered-table-cell/>
          <table:table-cell office:value-type="float" office:value="8754384" table:style-name="ce54">
            <text:p>8,754,384</text:p>
          </table:table-cell>
          <table:table-cell office:value-type="float" office:value="23589192" table:style-name="ce54">
            <text:p>23,589,192</text:p>
          </table:table-cell>
          <table:table-cell office:value-type="float" office:value="11709344" table:style-name="ce54">
            <text:p>11,709,344</text:p>
          </table:table-cell>
          <table:table-cell office:value-type="float" office:value="11879848" table:style-name="ce54">
            <text:p>11,879,848</text:p>
          </table:table-cell>
          <table:table-cell office:value-type="float" office:value="44203" table:style-name="ce54">
            <text:p>44,203</text:p>
          </table:table-cell>
          <table:table-cell office:value-type="float" office:value="22869" table:style-name="ce54">
            <text:p>22,869</text:p>
          </table:table-cell>
          <table:table-cell office:value-type="float" office:value="21334" table:style-name="ce54">
            <text:p>21,334</text:p>
          </table:table-cell>
          <table:table-cell office:value-type="float" office:value="7.6" table:style-name="ce55">
            <text:p><text:s text:c="3"/>7.60</text:p>
          </table:table-cell>
          <table:table-cell office:value-type="float" office:value="45145" table:style-name="ce54">
            <text:p>45,145</text:p>
          </table:table-cell>
          <table:table-cell office:value-type="float" office:value="26623" table:style-name="ce54">
            <text:p>26,623</text:p>
          </table:table-cell>
          <table:table-cell office:value-type="float" office:value="18522" table:style-name="ce54">
            <text:p>18,522</text:p>
          </table:table-cell>
          <table:table-cell office:value-type="float" office:value="7.76" table:style-name="ce55">
            <text:p><text:s text:c="3"/>7.76</text:p>
          </table:table-cell>
          <table:table-cell office:value-type="float" office:value="-942" table:style-name="ce57">
            <text:p>－ <text:s text:c="2"/>942</text:p>
          </table:table-cell>
          <table:table-cell office:value-type="float" office:value="-0.16" table:style-name="ce56">
            <text:p>－ <text:s/>0.16</text:p>
          </table:table-cell>
          <table:table-cell office:value-type="float" office:value="35068" table:style-name="ce54">
            <text:p>35,068</text:p>
          </table:table-cell>
          <table:table-cell office:value-type="float" office:value="6.03" table:style-name="ce55">
            <text:p><text:s text:c="3"/>6.03</text:p>
          </table:table-cell>
          <table:table-cell office:value-type="float" office:value="12736" table:style-name="ce54">
            <text:p>12,736</text:p>
          </table:table-cell>
          <table:table-cell office:value-type="float" office:value="2.19" table:style-name="ce55">
            <text:p><text:s text:c="3"/>2.19</text:p>
          </table:table-cell>
          <table:table-cell office:value-type="float" office:value="241807" table:style-name="ce54">
            <text:p>241,807</text:p>
          </table:table-cell>
          <table:table-cell office:value-type="float" office:value="240605" table:style-name="ce54">
            <text:p>240,605</text:p>
          </table:table-cell>
          <table:table-cell office:value-type="float" office:value="567044" table:style-name="ce53">
            <text:p>567,044</text:p>
          </table:table-cell>
          <table:table-cell table:number-columns-repeated="16361" table:style-name="ce46"/>
        </table:table-row>
        <table:table-row table:style-name="ro6">
          <table:table-cell office:value-type="string" table:number-columns-spanned="2" table:number-rows-spanned="1" table:style-name="ce269">
            <text:p>1 月</text:p>
          </table:table-cell>
          <table:covered-table-cell/>
          <table:table-cell office:value-type="float" office:value="8740977" table:style-name="ce50">
            <text:p>8,740,977</text:p>
          </table:table-cell>
          <table:table-cell office:value-type="float" office:value="23590744" table:style-name="ce50">
            <text:p>23,590,744</text:p>
          </table:table-cell>
          <table:table-cell office:value-type="float" office:value="11712236" table:style-name="ce50">
            <text:p>11,712,236</text:p>
          </table:table-cell>
          <table:table-cell office:value-type="float" office:value="11878508" table:style-name="ce50">
            <text:p>11,878,508</text:p>
          </table:table-cell>
          <table:table-cell office:value-type="float" office:value="17139" table:style-name="ce50">
            <text:p>17,139</text:p>
          </table:table-cell>
          <table:table-cell office:value-type="float" office:value="8762" table:style-name="ce50">
            <text:p>8,762</text:p>
          </table:table-cell>
          <table:table-cell office:value-type="float" office:value="8377" table:style-name="ce50">
            <text:p>8,377</text:p>
          </table:table-cell>
          <table:table-cell office:value-type="float" office:value="8.5500000000000007" table:style-name="ce49">
            <text:p>8.55</text:p>
          </table:table-cell>
          <table:table-cell office:value-type="float" office:value="16622" table:style-name="ce50">
            <text:p>16,622</text:p>
          </table:table-cell>
          <table:table-cell office:value-type="float" office:value="9853" table:style-name="ce50">
            <text:p>9,853</text:p>
          </table:table-cell>
          <table:table-cell office:value-type="float" office:value="6769" table:style-name="ce50">
            <text:p>6,769</text:p>
          </table:table-cell>
          <table:table-cell office:value-type="float" office:value="8.3000000000000007" table:style-name="ce49">
            <text:p>8.30</text:p>
          </table:table-cell>
          <table:table-cell office:value-type="float" office:value="517" table:style-name="ce52">
            <text:p><text:s text:c="3"/>517</text:p>
          </table:table-cell>
          <table:table-cell office:value-type="float" office:value="0.26" table:style-name="ce51">
            <text:p>0.26</text:p>
          </table:table-cell>
          <table:table-cell office:value-type="float" office:value="13902" table:style-name="ce50">
            <text:p>13,902</text:p>
          </table:table-cell>
          <table:table-cell office:value-type="float" office:value="6.94" table:style-name="ce49">
            <text:p>6.94</text:p>
          </table:table-cell>
          <table:table-cell office:value-type="float" office:value="4775" table:style-name="ce50">
            <text:p>4,775</text:p>
          </table:table-cell>
          <table:table-cell office:value-type="float" office:value="2.38" table:style-name="ce49">
            <text:p>2.38</text:p>
          </table:table-cell>
          <table:table-cell office:value-type="float" office:value="88882" table:style-name="ce48">
            <text:p>88,882</text:p>
          </table:table-cell>
          <table:table-cell office:value-type="float" office:value="87587" table:style-name="ce48">
            <text:p>87,587</text:p>
          </table:table-cell>
          <table:table-cell office:value-type="float" office:value="566129" table:style-name="ce47">
            <text:p>566,129</text:p>
          </table:table-cell>
          <table:table-cell table:number-columns-repeated="16361" table:style-name="ce46"/>
        </table:table-row>
        <table:table-row table:style-name="ro6">
          <table:table-cell office:value-type="string" table:number-columns-spanned="2" table:number-rows-spanned="1" table:style-name="ce274">
            <text:p>2 月</text:p>
          </table:table-cell>
          <table:covered-table-cell/>
          <table:table-cell office:value-type="float" office:value="8746680" table:style-name="ce43">
            <text:p>8,746,680</text:p>
          </table:table-cell>
          <table:table-cell office:value-type="float" office:value="23590004" table:style-name="ce43">
            <text:p>23,590,004</text:p>
          </table:table-cell>
          <table:table-cell office:value-type="float" office:value="11710952" table:style-name="ce43">
            <text:p>11,710,952</text:p>
          </table:table-cell>
          <table:table-cell office:value-type="float" office:value="11879052" table:style-name="ce43">
            <text:p>11,879,052</text:p>
          </table:table-cell>
          <table:table-cell office:value-type="float" office:value="12497" table:style-name="ce43">
            <text:p>12,497</text:p>
          </table:table-cell>
          <table:table-cell office:value-type="float" office:value="6475" table:style-name="ce43">
            <text:p>6,475</text:p>
          </table:table-cell>
          <table:table-cell office:value-type="float" office:value="6022" table:style-name="ce43">
            <text:p>6,022</text:p>
          </table:table-cell>
          <table:table-cell office:value-type="float" office:value="6.91" table:style-name="ce42">
            <text:p>6.91</text:p>
          </table:table-cell>
          <table:table-cell office:value-type="float" office:value="13352" table:style-name="ce43">
            <text:p>13,352</text:p>
          </table:table-cell>
          <table:table-cell office:value-type="float" office:value="7781" table:style-name="ce43">
            <text:p>7,781</text:p>
          </table:table-cell>
          <table:table-cell office:value-type="float" office:value="5571" table:style-name="ce43">
            <text:p>5,571</text:p>
          </table:table-cell>
          <table:table-cell office:value-type="float" office:value="7.38" table:style-name="ce42">
            <text:p>7.38</text:p>
          </table:table-cell>
          <table:table-cell office:value-type="float" office:value="-855" table:style-name="ce45">
            <text:p>－ <text:s text:c="3"/>855</text:p>
          </table:table-cell>
          <table:table-cell office:value-type="float" office:value="-0.47" table:style-name="ce44">
            <text:p>－ <text:s/>0.47</text:p>
          </table:table-cell>
          <table:table-cell office:value-type="float" office:value="9986" table:style-name="ce43">
            <text:p>9,986</text:p>
          </table:table-cell>
          <table:table-cell office:value-type="float" office:value="5.52" table:style-name="ce42">
            <text:p>5.52</text:p>
          </table:table-cell>
          <table:table-cell office:value-type="float" office:value="3505" table:style-name="ce43">
            <text:p>3,505</text:p>
          </table:table-cell>
          <table:table-cell office:value-type="float" office:value="1.94" table:style-name="ce42">
            <text:p>1.94</text:p>
          </table:table-cell>
          <table:table-cell office:value-type="float" office:value="68557" table:style-name="ce41">
            <text:p>68,557</text:p>
          </table:table-cell>
          <table:table-cell office:value-type="float" office:value="68442" table:style-name="ce41">
            <text:p>68,442</text:p>
          </table:table-cell>
          <table:table-cell office:value-type="float" office:value="566565" table:style-name="ce40">
            <text:p>566,565</text:p>
          </table:table-cell>
          <table:table-cell table:number-columns-repeated="16361" table:style-name="ce46"/>
        </table:table-row>
        <table:table-row table:style-name="ro6">
          <table:table-cell office:value-type="string" table:number-columns-spanned="2" table:number-rows-spanned="1" table:style-name="ce274">
            <text:p>3 月</text:p>
          </table:table-cell>
          <table:covered-table-cell/>
          <table:table-cell office:value-type="float" office:value="8754384" table:style-name="ce43">
            <text:p>8,754,384</text:p>
          </table:table-cell>
          <table:table-cell office:value-type="float" office:value="23589192" table:style-name="ce43">
            <text:p>23,589,192</text:p>
          </table:table-cell>
          <table:table-cell office:value-type="float" office:value="11709344" table:style-name="ce43">
            <text:p>11,709,344</text:p>
          </table:table-cell>
          <table:table-cell office:value-type="float" office:value="11879848" table:style-name="ce43">
            <text:p>11,879,848</text:p>
          </table:table-cell>
          <table:table-cell office:value-type="float" office:value="14567" table:style-name="ce43">
            <text:p>14,567</text:p>
          </table:table-cell>
          <table:table-cell office:value-type="float" office:value="7632" table:style-name="ce43">
            <text:p>7,632</text:p>
          </table:table-cell>
          <table:table-cell office:value-type="float" office:value="6935" table:style-name="ce43">
            <text:p>6,935</text:p>
          </table:table-cell>
          <table:table-cell office:value-type="float" office:value="7.27" table:style-name="ce42">
            <text:p>7.27</text:p>
          </table:table-cell>
          <table:table-cell office:value-type="float" office:value="15171" table:style-name="ce43">
            <text:p>15,171</text:p>
          </table:table-cell>
          <table:table-cell office:value-type="float" office:value="8989" table:style-name="ce43">
            <text:p>8,989</text:p>
          </table:table-cell>
          <table:table-cell office:value-type="float" office:value="6182" table:style-name="ce43">
            <text:p>6,182</text:p>
          </table:table-cell>
          <table:table-cell office:value-type="float" office:value="7.57" table:style-name="ce42">
            <text:p>7.57</text:p>
          </table:table-cell>
          <table:table-cell office:value-type="float" office:value="-604" table:style-name="ce45">
            <text:p>－ <text:s text:c="3"/>604</text:p>
          </table:table-cell>
          <table:table-cell office:value-type="float" office:value="-0.3" table:style-name="ce44">
            <text:p>－ <text:s/>0.30</text:p>
          </table:table-cell>
          <table:table-cell office:value-type="float" office:value="11180" table:style-name="ce43">
            <text:p>11,180</text:p>
          </table:table-cell>
          <table:table-cell office:value-type="float" office:value="5.58" table:style-name="ce42">
            <text:p>5.58</text:p>
          </table:table-cell>
          <table:table-cell office:value-type="float" office:value="4456" table:style-name="ce43">
            <text:p>4,456</text:p>
          </table:table-cell>
          <table:table-cell office:value-type="float" office:value="2.2200000000000002" table:style-name="ce42">
            <text:p>2.22</text:p>
          </table:table-cell>
          <table:table-cell office:value-type="float" office:value="84368" table:style-name="ce41">
            <text:p>84,368</text:p>
          </table:table-cell>
          <table:table-cell office:value-type="float" office:value="84576" table:style-name="ce41">
            <text:p>84,576</text:p>
          </table:table-cell>
          <table:table-cell office:value-type="float" office:value="567044" table:style-name="ce40">
            <text:p>567,044</text:p>
          </table:table-cell>
          <table:table-cell table:number-columns-repeated="16361" table:style-name="ce39"/>
        </table:table-row>
        <table:table-row table:style-name="ro11">
          <table:table-cell table:style-name="ce38"/>
          <table:table-cell table:style-name="ce37"/>
          <table:table-cell table:style-name="ce36"/>
          <table:table-cell table:number-columns-repeated="6" table:style-name="ce34"/>
          <table:table-cell table:style-name="ce33"/>
          <table:table-cell table:number-columns-repeated="3" table:style-name="ce34"/>
          <table:table-cell table:style-name="ce33"/>
          <table:table-cell table:style-name="ce35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2"/>
          <table:table-cell table:style-name="ce31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7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4" table:style-name="ce30">
            <text:p>1.04</text:p>
          </table:table-cell>
          <table:table-cell office:value-type="float" office:value="7.0000000000000007E-2" table:style-name="ce30">
            <text:p>0.07</text:p>
          </table:table-cell>
          <table:table-cell office:value-type="float" office:value="-0.06" table:style-name="ce30">
            <text:p>－ <text:s text:c="2"/>0.06</text:p>
          </table:table-cell>
          <table:table-cell office:value-type="float" office:value="0.2" table:style-name="ce30">
            <text:p>0.20</text:p>
          </table:table-cell>
          <table:table-cell office:value-type="float" office:value="-12.79" table:style-name="ce28">
            <text:p>－ 12.79</text:p>
          </table:table-cell>
          <table:table-cell office:value-type="float" office:value="-10.8" table:style-name="ce28">
            <text:p>－ 10.80</text:p>
          </table:table-cell>
          <table:table-cell office:value-type="float" office:value="-14.89" table:style-name="ce28">
            <text:p>－ 14.89</text:p>
          </table:table-cell>
          <table:table-cell office:value-type="float" office:value="-1.0700000000000003" table:style-name="ce29">
            <text:p>－ <text:s/>1.07</text:p>
          </table:table-cell>
          <table:table-cell office:value-type="float" office:value="-11.8" table:style-name="ce28">
            <text:p>－ 11.80</text:p>
          </table:table-cell>
          <table:table-cell office:value-type="float" office:value="-11.43" table:style-name="ce28">
            <text:p>－ 11.43</text:p>
          </table:table-cell>
          <table:table-cell office:value-type="float" office:value="-12.32" table:style-name="ce28">
            <text:p>－ 12.32</text:p>
          </table:table-cell>
          <table:table-cell office:value-type="float" office:value="-1.0199999999999996" table:style-name="ce29">
            <text:p>－ <text:s/>1.02</text:p>
          </table:table-cell>
          <table:table-cell office:value-type="string" table:style-name="ce162">
            <text:p>--</text:p>
          </table:table-cell>
          <table:table-cell office:value-type="float" office:value="-4.9999999999999989E-2" table:style-name="ce29">
            <text:p>－ <text:s/>0.05</text:p>
          </table:table-cell>
          <table:table-cell office:value-type="float" office:value="-7.76" table:style-name="ce29">
            <text:p>－ <text:s/>7.76</text:p>
          </table:table-cell>
          <table:table-cell office:value-type="float" office:value="-0.46999999999999975" table:style-name="ce29">
            <text:p>－ <text:s/>0.47</text:p>
          </table:table-cell>
          <table:table-cell office:value-type="float" office:value="-13.24" table:style-name="ce28">
            <text:p>－ 13.24</text:p>
          </table:table-cell>
          <table:table-cell office:value-type="float" office:value="-0.34999999999999964" table:style-name="ce29">
            <text:p>－ <text:s/>0.35</text:p>
          </table:table-cell>
          <table:table-cell office:value-type="float" office:value="-19.829999999999998" table:style-name="ce28">
            <text:p>－ 19.83</text:p>
          </table:table-cell>
          <table:table-cell office:value-type="float" office:value="-18.8" table:style-name="ce28">
            <text:p>－ 18.80</text:p>
          </table:table-cell>
          <table:table-cell office:value-type="float" office:value="1.1100000000000001" table:style-name="ce27">
            <text:p>1.11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71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5">
            <text:p>0.09</text:p>
          </table:table-cell>
          <table:table-cell office:value-type="string" table:style-name="ce163">
            <text:p>－ <text:s/>0.00</text:p>
          </table:table-cell>
          <table:table-cell office:value-type="float" office:value="-0.01" table:style-name="ce25">
            <text:p>－ <text:s text:c="2"/>0.01</text:p>
          </table:table-cell>
          <table:table-cell office:value-type="float" office:value="0.01" table:style-name="ce25">
            <text:p>0.01</text:p>
          </table:table-cell>
          <table:table-cell office:value-type="float" office:value="16.559999999999999" table:style-name="ce25">
            <text:p>16.56</text:p>
          </table:table-cell>
          <table:table-cell office:value-type="float" office:value="17.87" table:style-name="ce25">
            <text:p>17.87</text:p>
          </table:table-cell>
          <table:table-cell office:value-type="float" office:value="15.16" table:style-name="ce25">
            <text:p>15.16</text:p>
          </table:table-cell>
          <table:table-cell office:value-type="float" office:value="0.35999999999999943" table:style-name="ce26">
            <text:p>0.36</text:p>
          </table:table-cell>
          <table:table-cell office:value-type="float" office:value="13.62" table:style-name="ce25">
            <text:p>13.62</text:p>
          </table:table-cell>
          <table:table-cell office:value-type="float" office:value="15.52" table:style-name="ce25">
            <text:p>15.52</text:p>
          </table:table-cell>
          <table:table-cell office:value-type="float" office:value="10.97" table:style-name="ce25">
            <text:p>10.97</text:p>
          </table:table-cell>
          <table:table-cell office:value-type="float" office:value="0.19000000000000039" table:style-name="ce26">
            <text:p>0.19</text:p>
          </table:table-cell>
          <table:table-cell office:value-type="string" table:style-name="ce164">
            <text:p>--</text:p>
          </table:table-cell>
          <table:table-cell office:value-type="float" office:value="0.16999999999999998" table:style-name="ce26">
            <text:p>0.17</text:p>
          </table:table-cell>
          <table:table-cell office:value-type="float" office:value="11.96" table:style-name="ce25">
            <text:p>11.96</text:p>
          </table:table-cell>
          <table:table-cell office:value-type="float" office:value="6.0000000000000497E-2" table:style-name="ce26">
            <text:p>0.06</text:p>
          </table:table-cell>
          <table:table-cell office:value-type="float" office:value="27.13" table:style-name="ce25">
            <text:p>27.13</text:p>
          </table:table-cell>
          <table:table-cell office:value-type="float" office:value="0.28000000000000025" table:style-name="ce26">
            <text:p>0.28</text:p>
          </table:table-cell>
          <table:table-cell office:value-type="float" office:value="23.06" table:style-name="ce25">
            <text:p>23.06</text:p>
          </table:table-cell>
          <table:table-cell office:value-type="float" office:value="23.57" table:style-name="ce25">
            <text:p>23.57</text:p>
          </table:table-cell>
          <table:table-cell office:value-type="float" office:value="0.08" table:style-name="ce24">
            <text:p>0.08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70">
            <text:p>本年1~3月較上年1~3月増減</text:p>
          </table:table-cell>
          <table:table-cell office:value-type="string" table:style-name="ce23">
            <text:p>實數</text:p>
          </table:table-cell>
          <table:table-cell office:value-type="float" office:value="89874" table:style-name="ce22">
            <text:p>89,874</text:p>
          </table:table-cell>
          <table:table-cell office:value-type="float" office:value="17202" table:style-name="ce21">
            <text:p>17,202</text:p>
          </table:table-cell>
          <table:table-cell office:value-type="float" office:value="-6480" table:style-name="ce18">
            <text:p>－ 6,480</text:p>
          </table:table-cell>
          <table:table-cell office:value-type="float" office:value="23682" table:style-name="ce18">
            <text:p>23,682</text:p>
          </table:table-cell>
          <table:table-cell office:value-type="float" office:value="-3085" table:style-name="ce18">
            <text:p>－ 3,085</text:p>
          </table:table-cell>
          <table:table-cell office:value-type="float" office:value="-1489" table:style-name="ce18">
            <text:p>－ 1,489</text:p>
          </table:table-cell>
          <table:table-cell office:value-type="float" office:value="-1596" table:style-name="ce18">
            <text:p>－ 1,596</text:p>
          </table:table-cell>
          <table:table-cell office:value-type="string" table:style-name="ce19">
            <text:p>…</text:p>
          </table:table-cell>
          <table:table-cell office:value-type="float" office:value="-3309" table:style-name="ce18">
            <text:p>－ 3,309</text:p>
          </table:table-cell>
          <table:table-cell office:value-type="float" office:value="-1976" table:style-name="ce18">
            <text:p>－ 1,976</text:p>
          </table:table-cell>
          <table:table-cell office:value-type="float" office:value="-1333" table:style-name="ce18">
            <text:p>－ 1,333</text:p>
          </table:table-cell>
          <table:table-cell office:value-type="string" table:style-name="ce19">
            <text:p>…</text:p>
          </table:table-cell>
          <table:table-cell office:value-type="float" office:value="224" table:style-name="ce20">
            <text:p>224</text:p>
          </table:table-cell>
          <table:table-cell office:value-type="string" table:style-name="ce19">
            <text:p>…</text:p>
          </table:table-cell>
          <table:table-cell office:value-type="float" office:value="-875" table:style-name="ce20">
            <text:p>－ <text:s/>875</text:p>
          </table:table-cell>
          <table:table-cell office:value-type="string" table:style-name="ce19">
            <text:p>…</text:p>
          </table:table-cell>
          <table:table-cell office:value-type="float" office:value="-180" table:style-name="ce20">
            <text:p>－ <text:s/>180</text:p>
          </table:table-cell>
          <table:table-cell office:value-type="string" table:style-name="ce19">
            <text:p>…</text:p>
          </table:table-cell>
          <table:table-cell office:value-type="float" office:value="-3269" table:style-name="ce18">
            <text:p>－ 3,269</text:p>
          </table:table-cell>
          <table:table-cell office:value-type="float" office:value="-2542" table:style-name="ce18">
            <text:p>－ 2,542</text:p>
          </table:table-cell>
          <table:table-cell office:value-type="float" office:value="6224" table:style-name="ce17">
            <text:p>6,224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.04" table:style-name="ce15">
            <text:p>1.04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-0.06" table:style-name="ce14">
            <text:p>－ <text:s text:c="2"/>0.06</text:p>
          </table:table-cell>
          <table:table-cell office:value-type="float" office:value="0.2" table:style-name="ce14">
            <text:p>0.20</text:p>
          </table:table-cell>
          <table:table-cell office:value-type="float" office:value="-6.5238538318389434" table:style-name="ce12">
            <text:p>－ <text:s/>6.52</text:p>
          </table:table-cell>
          <table:table-cell office:value-type="float" office:value="-6.1129813613597177" table:style-name="ce12">
            <text:p>－ <text:s/>6.11</text:p>
          </table:table-cell>
          <table:table-cell office:value-type="float" office:value="-6.9603139991277807" table:style-name="ce12">
            <text:p>－ <text:s/>6.96</text:p>
          </table:table-cell>
          <table:table-cell office:value-type="float" office:value="-0.54000000000000092" table:style-name="ce12">
            <text:p>－ <text:s/>0.54</text:p>
          </table:table-cell>
          <table:table-cell office:value-type="float" office:value="-6.8291575514921359" table:style-name="ce12">
            <text:p>－ <text:s/>6.83</text:p>
          </table:table-cell>
          <table:table-cell office:value-type="float" office:value="-6.9093324941431513" table:style-name="ce12">
            <text:p>－ <text:s/>6.91</text:p>
          </table:table-cell>
          <table:table-cell office:value-type="float" office:value="-6.7136741374968532" table:style-name="ce12">
            <text:p>－ <text:s/>6.71</text:p>
          </table:table-cell>
          <table:table-cell office:value-type="float" office:value="-0.58000000000000007" table:style-name="ce12">
            <text:p>－ <text:s/>0.58</text:p>
          </table:table-cell>
          <table:table-cell office:value-type="float" office:value="-19.210977701543737" table:style-name="ce13">
            <text:p>－ 19.21</text:p>
          </table:table-cell>
          <table:table-cell office:value-type="float" office:value="4.0000000000000008E-2" table:style-name="ce12">
            <text:p>0.04</text:p>
          </table:table-cell>
          <table:table-cell office:value-type="float" office:value="-2.4344100381159057" table:style-name="ce12">
            <text:p>－ <text:s/>2.43</text:p>
          </table:table-cell>
          <table:table-cell office:value-type="float" office:value="-0.14999999999999947" table:style-name="ce12">
            <text:p>－ <text:s/>0.15</text:p>
          </table:table-cell>
          <table:table-cell office:value-type="float" office:value="-1.3936203158872718" table:style-name="ce12">
            <text:p>－ <text:s/>1.39</text:p>
          </table:table-cell>
          <table:table-cell office:value-type="float" office:value="-3.0000000000000249E-2" table:style-name="ce12">
            <text:p>－ <text:s/>0.03</text:p>
          </table:table-cell>
          <table:table-cell office:value-type="float" office:value="-1.3338719417650036" table:style-name="ce12">
            <text:p>－ <text:s/>1.33</text:p>
          </table:table-cell>
          <table:table-cell office:value-type="float" office:value="-1.0454580973649685" table:style-name="ce12">
            <text:p>－ <text:s/>1.05</text:p>
          </table:table-cell>
          <table:table-cell office:value-type="float" office:value="1.1098035020149066" table:style-name="ce11">
            <text:p>1.11</text:p>
          </table:table-cell>
          <table:table-cell table:number-columns-repeated="16361" table:style-name="ce10"/>
        </table:table-row>
        <table:table-row table:style-name="ro7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8 年 4 月 3 日 編製</text:p>
          </table:table-cell>
          <table:table-cell table:number-columns-repeated="16361"/>
        </table:table-row>
        <table:table-row table:style-name="ro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table:style-name="ce165"/>
          <table:table-cell table:number-columns-repeated="16361"/>
        </table:table-row>
        <table:table-row table:style-name="ro7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年月別.$A$2:年月別.$W$49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97"/>
        <table:table-column table:style-name="co15" table:number-columns-repeated="16362" table:default-cell-style-name="ce2"/>
        <table:table-row table:style-name="ro15">
          <table:table-cell table:number-columns-repeated="17" table:style-name="ce2"/>
          <table:table-cell table:style-name="ce161"/>
          <table:table-cell table:number-columns-repeated="3" table:style-name="ce2"/>
          <table:table-cell table:style-name="ce97"/>
          <table:table-cell table:number-columns-repeated="16362" table:style-name="ce2"/>
        </table:table-row>
        <table:table-row table:style-name="ro16">
          <table:table-cell office:value-type="string" table:style-name="ce158">
            <text:p>民 國 108 年 3 月 戶 口 統 計 速 報 表 (續)</text:p>
          </table:table-cell>
          <table:table-cell table:number-columns-repeated="14" table:style-name="ce158"/>
          <table:table-cell table:style-name="ce160"/>
          <table:table-cell table:style-name="ce158"/>
          <table:table-cell table:style-name="ce159"/>
          <table:table-cell table:style-name="ce158"/>
          <table:table-cell table:number-columns-repeated="2" table:style-name="ce157"/>
          <table:table-cell table:style-name="ce156"/>
          <table:table-cell table:number-columns-repeated="16362" table:style-name="ce2"/>
        </table:table-row>
        <table:table-row table:style-name="ro17">
          <table:table-cell table:style-name="ce155"/>
          <table:table-cell table:style-name="ce154"/>
          <table:table-cell office:value-type="string" table:style-name="ce95">
            <text:p>人</text:p>
          </table:table-cell>
          <table:table-cell office:value-type="string" table:style-name="ce95">
            <text:p>口</text:p>
          </table:table-cell>
          <table:table-cell office:value-type="string" table:style-name="ce95">
            <text:p>數</text:p>
          </table:table-cell>
          <table:table-cell office:value-type="string" table:style-name="ce153">
            <text:p>出　 <text:s text:c="2"/>　　生</text:p>
          </table:table-cell>
          <table:table-cell table:number-columns-repeated="3" table:style-name="ce152"/>
          <table:table-cell office:value-type="string" table:style-name="ce153">
            <text:p>死 <text:s text:c="4"/>　　亡</text:p>
          </table:table-cell>
          <table:table-cell table:number-columns-repeated="3" table:style-name="ce152"/>
          <table:table-cell office:value-type="string" table:number-columns-spanned="2" table:number-rows-spanned="1" table:style-name="ce276">
            <text:p>自 然 增 加</text:p>
          </table:table-cell>
          <table:covered-table-cell/>
          <table:table-cell office:value-type="string" table:number-columns-spanned="2" table:number-rows-spanned="1" table:style-name="ce27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6">
            <text:p>離 <text:s text:c="3"/>　婚</text:p>
          </table:table-cell>
          <table:covered-table-cell/>
          <table:table-cell office:value-type="string" table:number-columns-spanned="1" table:number-rows-spanned="4" table:style-name="ce279">
            <text:p>遷入</text:p>
            <text:p>人數</text:p>
          </table:table-cell>
          <table:table-cell office:value-type="string" table:number-columns-spanned="1" table:number-rows-spanned="4" table:style-name="ce279">
            <text:p>遷出</text:p>
            <text:p>人數</text:p>
          </table:table-cell>
          <table:table-cell office:value-type="string" table:number-columns-spanned="1" table:number-rows-spanned="4" table:style-name="ce281">
            <text:p>原住民</text:p>
            <text:p>人口數</text:p>
          </table:table-cell>
          <table:table-cell table:style-name="ce146"/>
          <table:table-cell table:number-columns-repeated="16361"/>
        </table:table-row>
        <table:table-row table:style-name="ro18">
          <table:table-cell office:value-type="string" table:number-columns-spanned="1" table:number-rows-spanned="2" table:style-name="ce244">
            <text:p>區 域 別</text:p>
          </table:table-cell>
          <table:table-cell office:value-type="string" table:number-columns-spanned="1" table:number-rows-spanned="2" table:style-name="ce225">
            <text:p>戶　數</text:p>
          </table:table-cell>
          <table:table-cell table:number-columns-repeated="3" table:style-name="ce151"/>
          <table:table-cell office:value-type="string" table:number-columns-spanned="1" table:number-rows-spanned="3" table:style-name="ce277">
            <text:p>計</text:p>
          </table:table-cell>
          <table:table-cell office:value-type="string" table:number-columns-spanned="1" table:number-rows-spanned="3" table:style-name="ce277">
            <text:p>男</text:p>
          </table:table-cell>
          <table:table-cell office:value-type="string" table:number-columns-spanned="1" table:number-rows-spanned="3" table:style-name="ce277">
            <text:p>女</text:p>
          </table:table-cell>
          <table:table-cell office:value-type="string" table:style-name="ce147">
            <text:p>折合年</text:p>
          </table:table-cell>
          <table:table-cell office:value-type="string" table:number-columns-spanned="1" table:number-rows-spanned="3" table:style-name="ce277">
            <text:p>計</text:p>
          </table:table-cell>
          <table:table-cell office:value-type="string" table:number-columns-spanned="1" table:number-rows-spanned="3" table:style-name="ce277">
            <text:p>男</text:p>
          </table:table-cell>
          <table:table-cell office:value-type="string" table:number-columns-spanned="1" table:number-rows-spanned="3" table:style-name="ce277">
            <text:p>女</text:p>
          </table:table-cell>
          <table:table-cell office:value-type="string" table:style-name="ce149">
            <text:p>折合年</text:p>
          </table:table-cell>
          <table:table-cell table:style-name="ce148"/>
          <table:table-cell office:value-type="string" table:style-name="ce148">
            <text:p>折合年自</text:p>
          </table:table-cell>
          <table:table-cell table:style-name="ce150"/>
          <table:table-cell office:value-type="string" table:style-name="ce149">
            <text:p>折合年</text:p>
          </table:table-cell>
          <table:table-cell table:style-name="ce148"/>
          <table:table-cell office:value-type="string" table:style-name="ce147">
            <text:p>折合年</text:p>
          </table:table-cell>
          <table:covered-table-cell/>
          <table:covered-table-cell/>
          <table:covered-table-cell/>
          <table:table-cell table:style-name="ce146"/>
          <table:table-cell table:number-columns-repeated="16361"/>
        </table:table-row>
        <table:table-row table:style-name="ro18">
          <table:covered-table-cell/>
          <table:covered-table-cell/>
          <table:table-cell office:value-type="string" table:style-name="ce89">
            <text:p>計</text:p>
          </table:table-cell>
          <table:table-cell office:value-type="string" table:style-name="ce89">
            <text:p>男</text:p>
          </table:table-cell>
          <table:table-cell office:value-type="string" table:style-name="ce89">
            <text:p>女</text:p>
          </table:table-cell>
          <table:covered-table-cell/>
          <table:covered-table-cell/>
          <table:covered-table-cell/>
          <table:table-cell office:value-type="string" table:style-name="ce88">
            <text:p>粗出生率</text:p>
          </table:table-cell>
          <table:covered-table-cell/>
          <table:covered-table-cell/>
          <table:covered-table-cell/>
          <table:table-cell office:value-type="string" table:style-name="ce88">
            <text:p>粗死亡率</text:p>
          </table:table-cell>
          <table:table-cell office:value-type="string" table:style-name="ce89">
            <text:p>人數</text:p>
          </table:table-cell>
          <table:table-cell office:value-type="string" table:style-name="ce145">
            <text:p>然增加率</text:p>
          </table:table-cell>
          <table:table-cell office:value-type="string" table:style-name="ce89">
            <text:p>對數</text:p>
          </table:table-cell>
          <table:table-cell office:value-type="string" table:style-name="ce88">
            <text:p>粗結婚率</text:p>
          </table:table-cell>
          <table:table-cell office:value-type="string" table:style-name="ce89">
            <text:p>對數</text:p>
          </table:table-cell>
          <table:table-cell office:value-type="string" table:style-name="ce88">
            <text:p>粗離婚率</text:p>
          </table:table-cell>
          <table:covered-table-cell/>
          <table:covered-table-cell/>
          <table:covered-table-cell/>
          <table:table-cell table:style-name="ce144"/>
          <table:table-cell table:number-columns-repeated="16361"/>
        </table:table-row>
        <table:table-row table:style-name="ro18">
          <table:table-cell table:style-name="ce143"/>
          <table:table-cell table:style-name="ce142"/>
          <table:table-cell table:style-name="ce141"/>
          <table:table-cell table:number-columns-repeated="2" table:style-name="ce85"/>
          <table:covered-table-cell/>
          <table:covered-table-cell/>
          <table:covered-table-cell/>
          <table:table-cell office:value-type="string" table:style-name="ce84">
            <text:p>‰</text:p>
          </table:table-cell>
          <table:covered-table-cell/>
          <table:covered-table-cell/>
          <table:covered-table-cell/>
          <table:table-cell office:value-type="string" table:style-name="ce84">
            <text:p>‰</text:p>
          </table:table-cell>
          <table:table-cell table:style-name="ce85"/>
          <table:table-cell office:value-type="string" table:style-name="ce84">
            <text:p>‰</text:p>
          </table:table-cell>
          <table:table-cell table:style-name="ce85"/>
          <table:table-cell office:value-type="string" table:style-name="ce84">
            <text:p>‰</text:p>
          </table:table-cell>
          <table:table-cell table:style-name="ce85"/>
          <table:table-cell office:value-type="string" table:style-name="ce84">
            <text:p>‰</text:p>
          </table:table-cell>
          <table:covered-table-cell/>
          <table:covered-table-cell/>
          <table:covered-table-cell/>
          <table:table-cell table:style-name="ce140"/>
          <table:table-cell table:number-columns-repeated="16361"/>
        </table:table-row>
        <table:table-row table:style-name="ro19">
          <table:table-cell office:value-type="string" table:style-name="ce125">
            <text:p>總 <text:s text:c="7"/>計</text:p>
          </table:table-cell>
          <table:table-cell office:value-type="float" office:value="8754384" table:style-name="ce69">
            <text:p>8,754,384</text:p>
          </table:table-cell>
          <table:table-cell office:value-type="float" office:value="23589192" table:style-name="ce69">
            <text:p>23,589,192</text:p>
          </table:table-cell>
          <table:table-cell office:value-type="float" office:value="11709344" table:style-name="ce69">
            <text:p>11,709,344</text:p>
          </table:table-cell>
          <table:table-cell office:value-type="float" office:value="11879848" table:style-name="ce69">
            <text:p>11,879,848</text:p>
          </table:table-cell>
          <table:table-cell office:value-type="float" office:value="14567" table:style-name="ce69">
            <text:p>14,567</text:p>
          </table:table-cell>
          <table:table-cell office:value-type="float" office:value="7632" table:style-name="ce69">
            <text:p>7,632</text:p>
          </table:table-cell>
          <table:table-cell office:value-type="float" office:value="6935" table:style-name="ce69">
            <text:p>6,935</text:p>
          </table:table-cell>
          <table:table-cell office:value-type="float" office:value="7.27" table:style-name="ce121">
            <text:p><text:s text:c="3"/>7.27</text:p>
          </table:table-cell>
          <table:table-cell office:value-type="float" office:value="15171" table:style-name="ce69">
            <text:p>15,171</text:p>
          </table:table-cell>
          <table:table-cell office:value-type="float" office:value="8989" table:style-name="ce69">
            <text:p>8,989</text:p>
          </table:table-cell>
          <table:table-cell office:value-type="float" office:value="6182" table:style-name="ce69">
            <text:p>6,182</text:p>
          </table:table-cell>
          <table:table-cell office:value-type="float" office:value="7.57" table:style-name="ce121">
            <text:p><text:s text:c="3"/>7.57</text:p>
          </table:table-cell>
          <table:table-cell office:value-type="float" office:value="-604" table:style-name="ce139">
            <text:p>－ <text:s/>604</text:p>
          </table:table-cell>
          <table:table-cell office:value-type="float" office:value="-0.3" table:style-name="ce138">
            <text:p>－ <text:s/>0.30</text:p>
          </table:table-cell>
          <table:table-cell office:value-type="float" office:value="11180" table:style-name="ce69">
            <text:p>11,180</text:p>
          </table:table-cell>
          <table:table-cell office:value-type="float" office:value="5.58" table:style-name="ce121">
            <text:p><text:s text:c="3"/>5.58</text:p>
          </table:table-cell>
          <table:table-cell office:value-type="float" office:value="4456" table:style-name="ce69">
            <text:p>4,456</text:p>
          </table:table-cell>
          <table:table-cell office:value-type="float" office:value="2.2200000000000002" table:style-name="ce121">
            <text:p><text:s text:c="3"/>2.22</text:p>
          </table:table-cell>
          <table:table-cell office:value-type="float" office:value="84368" table:style-name="ce67">
            <text:p>84,368</text:p>
          </table:table-cell>
          <table:table-cell office:value-type="float" office:value="84576" table:style-name="ce67">
            <text:p>84,576</text:p>
          </table:table-cell>
          <table:table-cell office:value-type="float" office:value="567044" table:style-name="ce137">
            <text:p>567,044</text:p>
          </table:table-cell>
          <table:table-cell table:style-name="ce109"/>
          <table:table-cell table:number-columns-repeated="16361"/>
        </table:table-row>
        <table:table-row table:style-name="ro20">
          <table:table-cell office:value-type="string" table:style-name="ce134">
            <text:p>新 <text:s/>北 <text:s/>市</text:p>
          </table:table-cell>
          <table:table-cell office:value-type="float" office:value="1566124" table:style-name="ce54">
            <text:p>1,566,124</text:p>
          </table:table-cell>
          <table:table-cell office:value-type="float" office:value="3998883" table:style-name="ce54">
            <text:p>3,998,883</text:p>
          </table:table-cell>
          <table:table-cell office:value-type="float" office:value="1955860" table:style-name="ce54">
            <text:p>1,955,860</text:p>
          </table:table-cell>
          <table:table-cell office:value-type="float" office:value="2043023" table:style-name="ce54">
            <text:p>2,043,023</text:p>
          </table:table-cell>
          <table:table-cell office:value-type="float" office:value="2358" table:style-name="ce54">
            <text:p>2,358</text:p>
          </table:table-cell>
          <table:table-cell office:value-type="float" office:value="1215" table:style-name="ce54">
            <text:p>1,215</text:p>
          </table:table-cell>
          <table:table-cell office:value-type="float" office:value="1143" table:style-name="ce54">
            <text:p>1,143</text:p>
          </table:table-cell>
          <table:table-cell office:value-type="float" office:value="6.94" table:style-name="ce128">
            <text:p><text:s text:c="3"/>6.94</text:p>
          </table:table-cell>
          <table:table-cell office:value-type="float" office:value="2133" table:style-name="ce54">
            <text:p>2,133</text:p>
          </table:table-cell>
          <table:table-cell office:value-type="float" office:value="1272" table:style-name="ce54">
            <text:p>1,272</text:p>
          </table:table-cell>
          <table:table-cell office:value-type="float" office:value="861" table:style-name="ce54">
            <text:p>861</text:p>
          </table:table-cell>
          <table:table-cell office:value-type="float" office:value="6.28" table:style-name="ce128">
            <text:p><text:s text:c="3"/>6.28</text:p>
          </table:table-cell>
          <table:table-cell office:value-type="float" office:value="225" table:style-name="ce54">
            <text:p>225</text:p>
          </table:table-cell>
          <table:table-cell office:value-type="float" office:value="0.66" table:style-name="ce128">
            <text:p><text:s text:c="3"/>0.66</text:p>
          </table:table-cell>
          <table:table-cell office:value-type="float" office:value="1938" table:style-name="ce54">
            <text:p>1,938</text:p>
          </table:table-cell>
          <table:table-cell office:value-type="float" office:value="5.71" table:style-name="ce128">
            <text:p><text:s text:c="3"/>5.71</text:p>
          </table:table-cell>
          <table:table-cell office:value-type="float" office:value="757" table:style-name="ce54">
            <text:p>757</text:p>
          </table:table-cell>
          <table:table-cell office:value-type="float" office:value="2.23" table:style-name="ce128">
            <text:p><text:s text:c="3"/>2.23</text:p>
          </table:table-cell>
          <table:table-cell office:value-type="float" office:value="14684" table:style-name="ce136">
            <text:p>14,684</text:p>
          </table:table-cell>
          <table:table-cell office:value-type="float" office:value="14384" table:style-name="ce136">
            <text:p>14,384</text:p>
          </table:table-cell>
          <table:table-cell office:value-type="float" office:value="55858" table:style-name="ce135">
            <text:p>55,858</text:p>
          </table:table-cell>
          <table:table-cell table:style-name="ce109"/>
          <table:table-cell table:number-columns-repeated="16361"/>
        </table:table-row>
        <table:table-row table:style-name="ro21">
          <table:table-cell office:value-type="string" table:style-name="ce134">
            <text:p>臺 <text:s/>北 <text:s/>市</text:p>
          </table:table-cell>
          <table:table-cell office:value-type="float" office:value="1057137" table:style-name="ce54">
            <text:p>1,057,137</text:p>
          </table:table-cell>
          <table:table-cell office:value-type="float" office:value="2663425" table:style-name="ce54">
            <text:p>2,663,425</text:p>
          </table:table-cell>
          <table:table-cell office:value-type="float" office:value="1270279" table:style-name="ce54">
            <text:p>1,270,279</text:p>
          </table:table-cell>
          <table:table-cell office:value-type="float" office:value="1393146" table:style-name="ce54">
            <text:p>1,393,146</text:p>
          </table:table-cell>
          <table:table-cell office:value-type="float" office:value="1732" table:style-name="ce54">
            <text:p>1,732</text:p>
          </table:table-cell>
          <table:table-cell office:value-type="float" office:value="872" table:style-name="ce54">
            <text:p>872</text:p>
          </table:table-cell>
          <table:table-cell office:value-type="float" office:value="860" table:style-name="ce54">
            <text:p>860</text:p>
          </table:table-cell>
          <table:table-cell office:value-type="float" office:value="7.65" table:style-name="ce128">
            <text:p><text:s text:c="3"/>7.65</text:p>
          </table:table-cell>
          <table:table-cell office:value-type="float" office:value="1626" table:style-name="ce54">
            <text:p>1,626</text:p>
          </table:table-cell>
          <table:table-cell office:value-type="float" office:value="927" table:style-name="ce54">
            <text:p>927</text:p>
          </table:table-cell>
          <table:table-cell office:value-type="float" office:value="699" table:style-name="ce54">
            <text:p>699</text:p>
          </table:table-cell>
          <table:table-cell office:value-type="float" office:value="7.19" table:style-name="ce128">
            <text:p><text:s text:c="3"/>7.19</text:p>
          </table:table-cell>
          <table:table-cell office:value-type="float" office:value="106" table:style-name="ce54">
            <text:p>106</text:p>
          </table:table-cell>
          <table:table-cell office:value-type="float" office:value="0.47" table:style-name="ce128">
            <text:p><text:s text:c="3"/>0.47</text:p>
          </table:table-cell>
          <table:table-cell office:value-type="float" office:value="1267" table:style-name="ce54">
            <text:p>1,267</text:p>
          </table:table-cell>
          <table:table-cell office:value-type="float" office:value="5.6" table:style-name="ce128">
            <text:p><text:s text:c="3"/>5.60</text:p>
          </table:table-cell>
          <table:table-cell office:value-type="float" office:value="461" table:style-name="ce54">
            <text:p>461</text:p>
          </table:table-cell>
          <table:table-cell office:value-type="float" office:value="2.04" table:style-name="ce128">
            <text:p><text:s text:c="3"/>2.04</text:p>
          </table:table-cell>
          <table:table-cell office:value-type="float" office:value="10873" table:style-name="ce136">
            <text:p>10,873</text:p>
          </table:table-cell>
          <table:table-cell office:value-type="float" office:value="12537" table:style-name="ce136">
            <text:p>12,537</text:p>
          </table:table-cell>
          <table:table-cell office:value-type="float" office:value="16724" table:style-name="ce135">
            <text:p>16,724</text:p>
          </table:table-cell>
          <table:table-cell table:style-name="ce109"/>
          <table:table-cell table:number-columns-repeated="16361"/>
        </table:table-row>
        <table:table-row table:style-name="ro21">
          <table:table-cell office:value-type="string" table:style-name="ce134">
            <text:p>桃 <text:s/>園 <text:s/>市</text:p>
          </table:table-cell>
          <table:table-cell office:value-type="float" office:value="811710" table:style-name="ce54">
            <text:p>811,710</text:p>
          </table:table-cell>
          <table:table-cell office:value-type="float" office:value="2228118" table:style-name="ce54">
            <text:p>2,228,118</text:p>
          </table:table-cell>
          <table:table-cell office:value-type="float" office:value="1107192" table:style-name="ce54">
            <text:p>1,107,192</text:p>
          </table:table-cell>
          <table:table-cell office:value-type="float" office:value="1120926" table:style-name="ce54">
            <text:p>1,120,926</text:p>
          </table:table-cell>
          <table:table-cell office:value-type="float" office:value="1898" table:style-name="ce54">
            <text:p>1,898</text:p>
          </table:table-cell>
          <table:table-cell office:value-type="float" office:value="1009" table:style-name="ce54">
            <text:p>1,009</text:p>
          </table:table-cell>
          <table:table-cell office:value-type="float" office:value="889" table:style-name="ce54">
            <text:p>889</text:p>
          </table:table-cell>
          <table:table-cell office:value-type="float" office:value="10.039999999999999" table:style-name="ce128">
            <text:p><text:s text:c="3"/>10.04</text:p>
          </table:table-cell>
          <table:table-cell office:value-type="float" office:value="1155" table:style-name="ce54">
            <text:p>1,155</text:p>
          </table:table-cell>
          <table:table-cell office:value-type="float" office:value="736" table:style-name="ce54">
            <text:p>736</text:p>
          </table:table-cell>
          <table:table-cell office:value-type="float" office:value="419" table:style-name="ce54">
            <text:p>419</text:p>
          </table:table-cell>
          <table:table-cell office:value-type="float" office:value="6.11" table:style-name="ce128">
            <text:p><text:s text:c="3"/>6.11</text:p>
          </table:table-cell>
          <table:table-cell office:value-type="float" office:value="743" table:style-name="ce54">
            <text:p>743</text:p>
          </table:table-cell>
          <table:table-cell office:value-type="float" office:value="3.93" table:style-name="ce128">
            <text:p><text:s text:c="3"/>3.93</text:p>
          </table:table-cell>
          <table:table-cell office:value-type="float" office:value="1134" table:style-name="ce54">
            <text:p>1,134</text:p>
          </table:table-cell>
          <table:table-cell office:value-type="float" office:value="6" table:style-name="ce128">
            <text:p><text:s text:c="3"/>6.00</text:p>
          </table:table-cell>
          <table:table-cell office:value-type="float" office:value="490" table:style-name="ce54">
            <text:p>490</text:p>
          </table:table-cell>
          <table:table-cell office:value-type="float" office:value="2.59" table:style-name="ce128">
            <text:p><text:s text:c="3"/>2.59</text:p>
          </table:table-cell>
          <table:table-cell office:value-type="float" office:value="8954" table:style-name="ce136">
            <text:p>8,954</text:p>
          </table:table-cell>
          <table:table-cell office:value-type="float" office:value="7200" table:style-name="ce136">
            <text:p>7,200</text:p>
          </table:table-cell>
          <table:table-cell office:value-type="float" office:value="74445" table:style-name="ce135">
            <text:p>74,445</text:p>
          </table:table-cell>
          <table:table-cell table:style-name="ce109"/>
          <table:table-cell table:number-columns-repeated="16361"/>
        </table:table-row>
        <table:table-row table:style-name="ro22">
          <table:table-cell office:value-type="string" table:style-name="ce134">
            <text:p>臺 <text:s/>中 <text:s/>市</text:p>
          </table:table-cell>
          <table:table-cell office:value-type="float" office:value="976188" table:style-name="ce54">
            <text:p>976,188</text:p>
          </table:table-cell>
          <table:table-cell office:value-type="float" office:value="2808219" table:style-name="ce54">
            <text:p>2,808,219</text:p>
          </table:table-cell>
          <table:table-cell office:value-type="float" office:value="1381811" table:style-name="ce54">
            <text:p>1,381,811</text:p>
          </table:table-cell>
          <table:table-cell office:value-type="float" office:value="1426408" table:style-name="ce54">
            <text:p>1,426,408</text:p>
          </table:table-cell>
          <table:table-cell office:value-type="float" office:value="1772" table:style-name="ce54">
            <text:p>1,772</text:p>
          </table:table-cell>
          <table:table-cell office:value-type="float" office:value="890" table:style-name="ce54">
            <text:p>890</text:p>
          </table:table-cell>
          <table:table-cell office:value-type="float" office:value="882" table:style-name="ce54">
            <text:p>882</text:p>
          </table:table-cell>
          <table:table-cell office:value-type="float" office:value="7.43" table:style-name="ce128">
            <text:p><text:s text:c="3"/>7.43</text:p>
          </table:table-cell>
          <table:table-cell office:value-type="float" office:value="1511" table:style-name="ce54">
            <text:p>1,511</text:p>
          </table:table-cell>
          <table:table-cell office:value-type="float" office:value="887" table:style-name="ce54">
            <text:p>887</text:p>
          </table:table-cell>
          <table:table-cell office:value-type="float" office:value="624" table:style-name="ce54">
            <text:p>624</text:p>
          </table:table-cell>
          <table:table-cell office:value-type="float" office:value="6.34" table:style-name="ce128">
            <text:p><text:s text:c="3"/>6.34</text:p>
          </table:table-cell>
          <table:table-cell office:value-type="float" office:value="261" table:style-name="ce54">
            <text:p>261</text:p>
          </table:table-cell>
          <table:table-cell office:value-type="float" office:value="1.0900000000000001" table:style-name="ce128">
            <text:p><text:s text:c="3"/>1.09</text:p>
          </table:table-cell>
          <table:table-cell office:value-type="float" office:value="1348" table:style-name="ce54">
            <text:p>1,348</text:p>
          </table:table-cell>
          <table:table-cell office:value-type="float" office:value="5.65" table:style-name="ce128">
            <text:p><text:s text:c="3"/>5.65</text:p>
          </table:table-cell>
          <table:table-cell office:value-type="float" office:value="568" table:style-name="ce54">
            <text:p>568</text:p>
          </table:table-cell>
          <table:table-cell office:value-type="float" office:value="2.38" table:style-name="ce128">
            <text:p><text:s text:c="3"/>2.38</text:p>
          </table:table-cell>
          <table:table-cell office:value-type="float" office:value="10684" table:style-name="ce136">
            <text:p>10,684</text:p>
          </table:table-cell>
          <table:table-cell office:value-type="float" office:value="10051" table:style-name="ce136">
            <text:p>10,051</text:p>
          </table:table-cell>
          <table:table-cell office:value-type="float" office:value="34758" table:style-name="ce135">
            <text:p>34,758</text:p>
          </table:table-cell>
          <table:table-cell table:style-name="ce109"/>
          <table:table-cell table:number-columns-repeated="16361"/>
        </table:table-row>
        <table:table-row table:style-name="ro21">
          <table:table-cell office:value-type="string" table:style-name="ce134">
            <text:p>臺 <text:s/>南 <text:s/>市</text:p>
          </table:table-cell>
          <table:table-cell office:value-type="float" office:value="690633" table:style-name="ce54">
            <text:p>690,633</text:p>
          </table:table-cell>
          <table:table-cell office:value-type="float" office:value="1883356" table:style-name="ce54">
            <text:p>1,883,356</text:p>
          </table:table-cell>
          <table:table-cell office:value-type="float" office:value="939536" table:style-name="ce54">
            <text:p>939,536</text:p>
          </table:table-cell>
          <table:table-cell office:value-type="float" office:value="943820" table:style-name="ce54">
            <text:p>943,820</text:p>
          </table:table-cell>
          <table:table-cell office:value-type="float" office:value="1046" table:style-name="ce54">
            <text:p>1,046</text:p>
          </table:table-cell>
          <table:table-cell office:value-type="float" office:value="560" table:style-name="ce54">
            <text:p>560</text:p>
          </table:table-cell>
          <table:table-cell office:value-type="float" office:value="486" table:style-name="ce54">
            <text:p>486</text:p>
          </table:table-cell>
          <table:table-cell office:value-type="float" office:value="6.54" table:style-name="ce128">
            <text:p><text:s text:c="3"/>6.54</text:p>
          </table:table-cell>
          <table:table-cell office:value-type="float" office:value="1262" table:style-name="ce54">
            <text:p>1,262</text:p>
          </table:table-cell>
          <table:table-cell office:value-type="float" office:value="726" table:style-name="ce54">
            <text:p>726</text:p>
          </table:table-cell>
          <table:table-cell office:value-type="float" office:value="536" table:style-name="ce54">
            <text:p>536</text:p>
          </table:table-cell>
          <table:table-cell office:value-type="float" office:value="7.89" table:style-name="ce128">
            <text:p><text:s text:c="3"/>7.89</text:p>
          </table:table-cell>
          <table:table-cell office:value-type="float" office:value="-216" table:style-name="ce133">
            <text:p>－ <text:s text:c="2"/>216</text:p>
          </table:table-cell>
          <table:table-cell office:value-type="float" office:value="-1.35" table:style-name="ce132">
            <text:p>－ <text:s/>1.35</text:p>
          </table:table-cell>
          <table:table-cell office:value-type="float" office:value="908" table:style-name="ce54">
            <text:p>908</text:p>
          </table:table-cell>
          <table:table-cell office:value-type="float" office:value="5.68" table:style-name="ce128">
            <text:p><text:s text:c="3"/>5.68</text:p>
          </table:table-cell>
          <table:table-cell office:value-type="float" office:value="337" table:style-name="ce54">
            <text:p>337</text:p>
          </table:table-cell>
          <table:table-cell office:value-type="float" office:value="2.11" table:style-name="ce128">
            <text:p><text:s text:c="3"/>2.11</text:p>
          </table:table-cell>
          <table:table-cell office:value-type="float" office:value="6707" table:style-name="ce136">
            <text:p>6,707</text:p>
          </table:table-cell>
          <table:table-cell office:value-type="float" office:value="6583" table:style-name="ce136">
            <text:p>6,583</text:p>
          </table:table-cell>
          <table:table-cell office:value-type="float" office:value="8005" table:style-name="ce135">
            <text:p>8,005</text:p>
          </table:table-cell>
          <table:table-cell table:style-name="ce109"/>
          <table:table-cell table:number-columns-repeated="16361"/>
        </table:table-row>
        <table:table-row table:style-name="ro21">
          <table:table-cell office:value-type="string" table:style-name="ce134">
            <text:p>高 <text:s/>雄 <text:s/>市</text:p>
          </table:table-cell>
          <table:table-cell office:value-type="float" office:value="1102005" table:style-name="ce54">
            <text:p>1,102,005</text:p>
          </table:table-cell>
          <table:table-cell office:value-type="float" office:value="2773271" table:style-name="ce54">
            <text:p>2,773,271</text:p>
          </table:table-cell>
          <table:table-cell office:value-type="float" office:value="1371330" table:style-name="ce54">
            <text:p>1,371,330</text:p>
          </table:table-cell>
          <table:table-cell office:value-type="float" office:value="1401941" table:style-name="ce54">
            <text:p>1,401,941</text:p>
          </table:table-cell>
          <table:table-cell office:value-type="float" office:value="1526" table:style-name="ce54">
            <text:p>1,526</text:p>
          </table:table-cell>
          <table:table-cell office:value-type="float" office:value="803" table:style-name="ce54">
            <text:p>803</text:p>
          </table:table-cell>
          <table:table-cell office:value-type="float" office:value="723" table:style-name="ce54">
            <text:p>723</text:p>
          </table:table-cell>
          <table:table-cell office:value-type="float" office:value="6.48" table:style-name="ce128">
            <text:p><text:s text:c="3"/>6.48</text:p>
          </table:table-cell>
          <table:table-cell office:value-type="float" office:value="1885" table:style-name="ce54">
            <text:p>1,885</text:p>
          </table:table-cell>
          <table:table-cell office:value-type="float" office:value="1122" table:style-name="ce54">
            <text:p>1,122</text:p>
          </table:table-cell>
          <table:table-cell office:value-type="float" office:value="763" table:style-name="ce54">
            <text:p>763</text:p>
          </table:table-cell>
          <table:table-cell office:value-type="float" office:value="8" table:style-name="ce128">
            <text:p><text:s text:c="3"/>8.00</text:p>
          </table:table-cell>
          <table:table-cell office:value-type="float" office:value="-359" table:style-name="ce133">
            <text:p>－ <text:s text:c="2"/>359</text:p>
          </table:table-cell>
          <table:table-cell office:value-type="float" office:value="-1.52" table:style-name="ce132">
            <text:p>－ <text:s/>1.52</text:p>
          </table:table-cell>
          <table:table-cell office:value-type="float" office:value="1316" table:style-name="ce54">
            <text:p>1,316</text:p>
          </table:table-cell>
          <table:table-cell office:value-type="float" office:value="5.59" table:style-name="ce128">
            <text:p><text:s text:c="3"/>5.59</text:p>
          </table:table-cell>
          <table:table-cell office:value-type="float" office:value="502" table:style-name="ce54">
            <text:p>502</text:p>
          </table:table-cell>
          <table:table-cell office:value-type="float" office:value="2.13" table:style-name="ce128">
            <text:p><text:s text:c="3"/>2.13</text:p>
          </table:table-cell>
          <table:table-cell office:value-type="float" office:value="10486" table:style-name="ce54">
            <text:p>10,486</text:p>
          </table:table-cell>
          <table:table-cell office:value-type="float" office:value="10452" table:style-name="ce54">
            <text:p>10,452</text:p>
          </table:table-cell>
          <table:table-cell office:value-type="float" office:value="34855" table:style-name="ce53">
            <text:p>34,855</text:p>
          </table:table-cell>
          <table:table-cell table:style-name="ce109"/>
          <table:table-cell table:number-columns-repeated="16361"/>
        </table:table-row>
        <table:table-row table:style-name="ro23">
          <table:table-cell office:value-type="string" table:style-name="ce131">
            <text:p><text:s/>臺 <text:s/>灣 <text:s/>省<text:s/></text:p>
          </table:table-cell>
          <table:table-cell office:value-type="float" office:value="2506701" table:style-name="ce54">
            <text:p>2,506,701</text:p>
          </table:table-cell>
          <table:table-cell office:value-type="float" office:value="7081480" table:style-name="ce54">
            <text:p>7,081,480</text:p>
          </table:table-cell>
          <table:table-cell office:value-type="float" office:value="3606323" table:style-name="ce54">
            <text:p>3,606,323</text:p>
          </table:table-cell>
          <table:table-cell office:value-type="float" office:value="3475157" table:style-name="ce54">
            <text:p>3,475,157</text:p>
          </table:table-cell>
          <table:table-cell office:value-type="float" office:value="4130" table:style-name="ce54">
            <text:p>4,130</text:p>
          </table:table-cell>
          <table:table-cell office:value-type="float" office:value="2226" table:style-name="ce54">
            <text:p>2,226</text:p>
          </table:table-cell>
          <table:table-cell office:value-type="float" office:value="1904" table:style-name="ce54">
            <text:p>1,904</text:p>
          </table:table-cell>
          <table:table-cell office:value-type="float" office:value="6.87" table:style-name="ce128">
            <text:p><text:s text:c="3"/>6.87</text:p>
          </table:table-cell>
          <table:table-cell office:value-type="float" office:value="5513" table:style-name="ce54">
            <text:p>5,513</text:p>
          </table:table-cell>
          <table:table-cell office:value-type="float" office:value="3268" table:style-name="ce54">
            <text:p>3,268</text:p>
          </table:table-cell>
          <table:table-cell office:value-type="float" office:value="2245" table:style-name="ce54">
            <text:p>2,245</text:p>
          </table:table-cell>
          <table:table-cell office:value-type="float" office:value="9.16" table:style-name="ce128">
            <text:p><text:s text:c="3"/>9.16</text:p>
          </table:table-cell>
          <table:table-cell office:value-type="float" office:value="-1383" table:style-name="ce130">
            <text:p>－ 1,383</text:p>
          </table:table-cell>
          <table:table-cell office:value-type="float" office:value="-2.2999999999999998" table:style-name="ce129">
            <text:p>－ <text:s/>2.30</text:p>
          </table:table-cell>
          <table:table-cell office:value-type="float" office:value="3197" table:style-name="ce54">
            <text:p>3,197</text:p>
          </table:table-cell>
          <table:table-cell office:value-type="float" office:value="5.31" table:style-name="ce128">
            <text:p><text:s text:c="3"/>5.31</text:p>
          </table:table-cell>
          <table:table-cell office:value-type="float" office:value="1322" table:style-name="ce54">
            <text:p>1,322</text:p>
          </table:table-cell>
          <table:table-cell office:value-type="float" office:value="2.2000000000000002" table:style-name="ce128">
            <text:p><text:s text:c="3"/>2.20</text:p>
          </table:table-cell>
          <table:table-cell office:value-type="float" office:value="21280" table:style-name="ce54">
            <text:p>21,280</text:p>
          </table:table-cell>
          <table:table-cell office:value-type="float" office:value="22591" table:style-name="ce54">
            <text:p>22,591</text:p>
          </table:table-cell>
          <table:table-cell office:value-type="float" office:value="341085" table:style-name="ce53">
            <text:p>341,085</text:p>
          </table:table-cell>
          <table:table-cell table:style-name="ce109"/>
          <table:table-cell table:number-columns-repeated="16361"/>
        </table:table-row>
        <table:table-row table:style-name="ro24">
          <table:table-cell office:value-type="string" table:style-name="ce115">
            <text:p>宜 蘭 縣</text:p>
          </table:table-cell>
          <table:table-cell office:value-type="float" office:value="169707" table:style-name="ce112">
            <text:p><text:s text:c="3"/>169,707</text:p>
          </table:table-cell>
          <table:table-cell office:value-type="float" office:value="454770" table:style-name="ce112">
            <text:p><text:s text:c="3"/>454,770</text:p>
          </table:table-cell>
          <table:table-cell office:value-type="float" office:value="229735" table:style-name="ce112">
            <text:p><text:s text:c="3"/>229,735</text:p>
          </table:table-cell>
          <table:table-cell office:value-type="float" office:value="225035" table:style-name="ce112">
            <text:p><text:s text:c="3"/>225,035</text:p>
          </table:table-cell>
          <table:table-cell office:value-type="float" office:value="239" table:style-name="ce50">
            <text:p>239</text:p>
          </table:table-cell>
          <table:table-cell office:value-type="float" office:value="128" table:style-name="ce50">
            <text:p>128</text:p>
          </table:table-cell>
          <table:table-cell office:value-type="float" office:value="111" table:style-name="ce50">
            <text:p>111</text:p>
          </table:table-cell>
          <table:table-cell office:value-type="float" office:value="6.19" table:style-name="ce111">
            <text:p><text:s text:c="3"/>6.19</text:p>
          </table:table-cell>
          <table:table-cell office:value-type="float" office:value="341" table:style-name="ce112">
            <text:p><text:s text:c="3"/>341</text:p>
          </table:table-cell>
          <table:table-cell office:value-type="float" office:value="199" table:style-name="ce50">
            <text:p>199</text:p>
          </table:table-cell>
          <table:table-cell office:value-type="float" office:value="142" table:style-name="ce50">
            <text:p>142</text:p>
          </table:table-cell>
          <table:table-cell office:value-type="float" office:value="8.83" table:style-name="ce111">
            <text:p><text:s text:c="3"/>8.83</text:p>
          </table:table-cell>
          <table:table-cell office:value-type="float" office:value="-102" table:style-name="ce126">
            <text:p>－ <text:s text:c="4"/>102</text:p>
          </table:table-cell>
          <table:table-cell office:value-type="float" office:value="-2.64" table:style-name="ce116">
            <text:p>－ <text:s text:c="2"/>2.64</text:p>
          </table:table-cell>
          <table:table-cell office:value-type="float" office:value="176" table:style-name="ce112">
            <text:p><text:s text:c="3"/>176</text:p>
          </table:table-cell>
          <table:table-cell office:value-type="float" office:value="4.5599999999999996" table:style-name="ce111">
            <text:p><text:s text:c="3"/>4.56</text:p>
          </table:table-cell>
          <table:table-cell office:value-type="float" office:value="73" table:style-name="ce112">
            <text:p><text:s text:c="3"/>73</text:p>
          </table:table-cell>
          <table:table-cell office:value-type="float" office:value="1.89" table:style-name="ce111">
            <text:p><text:s text:c="3"/>1.89</text:p>
          </table:table-cell>
          <table:table-cell office:value-type="float" office:value="1445" table:style-name="ce50">
            <text:p>1,445</text:p>
          </table:table-cell>
          <table:table-cell office:value-type="float" office:value="1495" table:style-name="ce50">
            <text:p>1,495</text:p>
          </table:table-cell>
          <table:table-cell office:value-type="float" office:value="17239" table:style-name="ce110">
            <text:p><text:s text:c="3"/>17,239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新 竹 縣</text:p>
          </table:table-cell>
          <table:table-cell office:value-type="float" office:value="196263" table:style-name="ce112">
            <text:p><text:s text:c="3"/>196,263</text:p>
          </table:table-cell>
          <table:table-cell office:value-type="float" office:value="558020" table:style-name="ce112">
            <text:p><text:s text:c="3"/>558,020</text:p>
          </table:table-cell>
          <table:table-cell office:value-type="float" office:value="284886" table:style-name="ce112">
            <text:p><text:s text:c="3"/>284,886</text:p>
          </table:table-cell>
          <table:table-cell office:value-type="float" office:value="273134" table:style-name="ce112">
            <text:p><text:s text:c="3"/>273,134</text:p>
          </table:table-cell>
          <table:table-cell office:value-type="float" office:value="388" table:style-name="ce112">
            <text:p><text:s text:c="3"/>388</text:p>
          </table:table-cell>
          <table:table-cell office:value-type="float" office:value="202" table:style-name="ce50">
            <text:p>202</text:p>
          </table:table-cell>
          <table:table-cell office:value-type="float" office:value="186" table:style-name="ce50">
            <text:p>186</text:p>
          </table:table-cell>
          <table:table-cell office:value-type="float" office:value="8.19" table:style-name="ce111">
            <text:p><text:s text:c="3"/>8.19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201" table:style-name="ce50">
            <text:p>201</text:p>
          </table:table-cell>
          <table:table-cell office:value-type="float" office:value="131" table:style-name="ce50">
            <text:p>131</text:p>
          </table:table-cell>
          <table:table-cell office:value-type="float" office:value="7.01" table:style-name="ce111">
            <text:p><text:s text:c="3"/>7.01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1.18" table:style-name="ce116">
            <text:p><text:s text:c="4"/>1.18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5.7" table:style-name="ce111">
            <text:p><text:s text:c="3"/>5.70</text:p>
          </table:table-cell>
          <table:table-cell office:value-type="float" office:value="106" table:style-name="ce112">
            <text:p><text:s text:c="3"/>106</text:p>
          </table:table-cell>
          <table:table-cell office:value-type="float" office:value="2.2400000000000002" table:style-name="ce111">
            <text:p><text:s text:c="3"/>2.24</text:p>
          </table:table-cell>
          <table:table-cell office:value-type="float" office:value="2056" table:style-name="ce50">
            <text:p>2,056</text:p>
          </table:table-cell>
          <table:table-cell office:value-type="float" office:value="1733" table:style-name="ce50">
            <text:p>1,733</text:p>
          </table:table-cell>
          <table:table-cell office:value-type="float" office:value="21663" table:style-name="ce110">
            <text:p><text:s text:c="3"/>21,663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苗 栗 縣</text:p>
          </table:table-cell>
          <table:table-cell office:value-type="float" office:value="189622" table:style-name="ce112">
            <text:p><text:s text:c="3"/>189,622</text:p>
          </table:table-cell>
          <table:table-cell office:value-type="float" office:value="547692" table:style-name="ce112">
            <text:p><text:s text:c="3"/>547,692</text:p>
          </table:table-cell>
          <table:table-cell office:value-type="float" office:value="282591" table:style-name="ce112">
            <text:p><text:s text:c="3"/>282,591</text:p>
          </table:table-cell>
          <table:table-cell office:value-type="float" office:value="265101" table:style-name="ce112">
            <text:p><text:s text:c="3"/>265,101</text:p>
          </table:table-cell>
          <table:table-cell office:value-type="float" office:value="260" table:style-name="ce112">
            <text:p><text:s text:c="3"/>260</text:p>
          </table:table-cell>
          <table:table-cell office:value-type="float" office:value="138" table:style-name="ce50">
            <text:p>138</text:p>
          </table:table-cell>
          <table:table-cell office:value-type="float" office:value="122" table:style-name="ce50">
            <text:p>122</text:p>
          </table:table-cell>
          <table:table-cell office:value-type="float" office:value="5.59" table:style-name="ce111">
            <text:p><text:s text:c="3"/>5.59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250" table:style-name="ce50">
            <text:p>250</text:p>
          </table:table-cell>
          <table:table-cell office:value-type="float" office:value="157" table:style-name="ce50">
            <text:p>157</text:p>
          </table:table-cell>
          <table:table-cell office:value-type="float" office:value="8.75" table:style-name="ce111">
            <text:p><text:s text:c="3"/>8.75</text:p>
          </table:table-cell>
          <table:table-cell office:value-type="float" office:value="-147" table:style-name="ce127">
            <text:p>－ <text:s text:c="2"/>147</text:p>
          </table:table-cell>
          <table:table-cell office:value-type="float" office:value="-3.16" table:style-name="ce116">
            <text:p>－ <text:s text:c="2"/>3.16</text:p>
          </table:table-cell>
          <table:table-cell office:value-type="float" office:value="231" table:style-name="ce112">
            <text:p><text:s text:c="3"/>231</text:p>
          </table:table-cell>
          <table:table-cell office:value-type="float" office:value="4.96" table:style-name="ce111">
            <text:p><text:s text:c="3"/>4.96</text:p>
          </table:table-cell>
          <table:table-cell office:value-type="float" office:value="104" table:style-name="ce112">
            <text:p><text:s text:c="3"/>104</text:p>
          </table:table-cell>
          <table:table-cell office:value-type="float" office:value="2.23" table:style-name="ce111">
            <text:p><text:s text:c="3"/>2.23</text:p>
          </table:table-cell>
          <table:table-cell office:value-type="float" office:value="1361" table:style-name="ce50">
            <text:p>1,361</text:p>
          </table:table-cell>
          <table:table-cell office:value-type="float" office:value="1646" table:style-name="ce50">
            <text:p>1,646</text:p>
          </table:table-cell>
          <table:table-cell office:value-type="float" office:value="11418" table:style-name="ce110">
            <text:p><text:s text:c="3"/>11,418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彰 化 縣</text:p>
          </table:table-cell>
          <table:table-cell office:value-type="float" office:value="390177" table:style-name="ce112">
            <text:p><text:s text:c="3"/>390,177</text:p>
          </table:table-cell>
          <table:table-cell office:value-type="float" office:value="1276289" table:style-name="ce112">
            <text:p><text:s text:c="3"/>1,276,289</text:p>
          </table:table-cell>
          <table:table-cell office:value-type="float" office:value="649791" table:style-name="ce112">
            <text:p><text:s text:c="3"/>649,791</text:p>
          </table:table-cell>
          <table:table-cell office:value-type="float" office:value="626498" table:style-name="ce112">
            <text:p><text:s text:c="3"/>626,498</text:p>
          </table:table-cell>
          <table:table-cell office:value-type="float" office:value="1016" table:style-name="ce112">
            <text:p><text:s text:c="3"/>1,016</text:p>
          </table:table-cell>
          <table:table-cell office:value-type="float" office:value="561" table:style-name="ce50">
            <text:p>561</text:p>
          </table:table-cell>
          <table:table-cell office:value-type="float" office:value="455" table:style-name="ce50">
            <text:p>455</text:p>
          </table:table-cell>
          <table:table-cell office:value-type="float" office:value="9.3699999999999992" table:style-name="ce111">
            <text:p><text:s text:c="3"/>9.37</text:p>
          </table:table-cell>
          <table:table-cell office:value-type="float" office:value="900" table:style-name="ce112">
            <text:p><text:s text:c="3"/>900</text:p>
          </table:table-cell>
          <table:table-cell office:value-type="float" office:value="510" table:style-name="ce50">
            <text:p>510</text:p>
          </table:table-cell>
          <table:table-cell office:value-type="float" office:value="390" table:style-name="ce50">
            <text:p>390</text:p>
          </table:table-cell>
          <table:table-cell office:value-type="float" office:value="8.3000000000000007" table:style-name="ce111">
            <text:p><text:s text:c="3"/>8.30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1.07" table:style-name="ce116">
            <text:p><text:s text:c="4"/>1.07</text:p>
          </table:table-cell>
          <table:table-cell office:value-type="float" office:value="527" table:style-name="ce112">
            <text:p><text:s text:c="3"/>527</text:p>
          </table:table-cell>
          <table:table-cell office:value-type="float" office:value="4.8600000000000003" table:style-name="ce111">
            <text:p><text:s text:c="3"/>4.86</text:p>
          </table:table-cell>
          <table:table-cell office:value-type="float" office:value="208" table:style-name="ce112">
            <text:p><text:s text:c="3"/>208</text:p>
          </table:table-cell>
          <table:table-cell office:value-type="float" office:value="1.92" table:style-name="ce111">
            <text:p><text:s text:c="3"/>1.92</text:p>
          </table:table-cell>
          <table:table-cell office:value-type="float" office:value="3002" table:style-name="ce50">
            <text:p>3,002</text:p>
          </table:table-cell>
          <table:table-cell office:value-type="float" office:value="3595" table:style-name="ce50">
            <text:p>3,595</text:p>
          </table:table-cell>
          <table:table-cell office:value-type="float" office:value="5816" table:style-name="ce110">
            <text:p><text:s text:c="3"/>5,816</text:p>
          </table:table-cell>
          <table:table-cell table:style-name="ce109"/>
          <table:table-cell table:number-columns-repeated="16361"/>
        </table:table-row>
        <table:table-row table:style-name="ro26">
          <table:table-cell office:value-type="string" table:style-name="ce115">
            <text:p>南 投 縣</text:p>
          </table:table-cell>
          <table:table-cell office:value-type="float" office:value="178367" table:style-name="ce112">
            <text:p><text:s text:c="3"/>178,367</text:p>
          </table:table-cell>
          <table:table-cell office:value-type="float" office:value="496167" table:style-name="ce112">
            <text:p><text:s text:c="3"/>496,167</text:p>
          </table:table-cell>
          <table:table-cell office:value-type="float" office:value="254046" table:style-name="ce112">
            <text:p><text:s text:c="3"/>254,046</text:p>
          </table:table-cell>
          <table:table-cell office:value-type="float" office:value="242121" table:style-name="ce112">
            <text:p><text:s text:c="3"/>242,121</text:p>
          </table:table-cell>
          <table:table-cell office:value-type="float" office:value="282" table:style-name="ce112">
            <text:p><text:s text:c="3"/>282</text:p>
          </table:table-cell>
          <table:table-cell office:value-type="float" office:value="148" table:style-name="ce50">
            <text:p>148</text:p>
          </table:table-cell>
          <table:table-cell office:value-type="float" office:value="134" table:style-name="ce50">
            <text:p>134</text:p>
          </table:table-cell>
          <table:table-cell office:value-type="float" office:value="6.69" table:style-name="ce111">
            <text:p><text:s text:c="3"/>6.69</text:p>
          </table:table-cell>
          <table:table-cell office:value-type="float" office:value="437" table:style-name="ce112">
            <text:p><text:s text:c="3"/>437</text:p>
          </table:table-cell>
          <table:table-cell office:value-type="float" office:value="265" table:style-name="ce50">
            <text:p>265</text:p>
          </table:table-cell>
          <table:table-cell office:value-type="float" office:value="172" table:style-name="ce50">
            <text:p>172</text:p>
          </table:table-cell>
          <table:table-cell office:value-type="float" office:value="10.37" table:style-name="ce111">
            <text:p><text:s text:c="3"/>10.37</text:p>
          </table:table-cell>
          <table:table-cell office:value-type="float" office:value="-155" table:style-name="ce127">
            <text:p>－ <text:s text:c="2"/>155</text:p>
          </table:table-cell>
          <table:table-cell office:value-type="float" office:value="-3.68" table:style-name="ce116">
            <text:p>－ <text:s text:c="2"/>3.68</text:p>
          </table:table-cell>
          <table:table-cell office:value-type="float" office:value="209" table:style-name="ce112">
            <text:p><text:s text:c="3"/>209</text:p>
          </table:table-cell>
          <table:table-cell office:value-type="float" office:value="4.96" table:style-name="ce111">
            <text:p><text:s text:c="3"/>4.96</text:p>
          </table:table-cell>
          <table:table-cell office:value-type="float" office:value="86" table:style-name="ce112">
            <text:p><text:s text:c="3"/>86</text:p>
          </table:table-cell>
          <table:table-cell office:value-type="float" office:value="2.04" table:style-name="ce111">
            <text:p><text:s text:c="3"/>2.04</text:p>
          </table:table-cell>
          <table:table-cell office:value-type="float" office:value="1283" table:style-name="ce50">
            <text:p>1,283</text:p>
          </table:table-cell>
          <table:table-cell office:value-type="float" office:value="1396" table:style-name="ce50">
            <text:p>1,396</text:p>
          </table:table-cell>
          <table:table-cell office:value-type="float" office:value="29200" table:style-name="ce110">
            <text:p><text:s text:c="3"/>29,200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雲 林 縣</text:p>
          </table:table-cell>
          <table:table-cell office:value-type="float" office:value="241064" table:style-name="ce112">
            <text:p><text:s text:c="3"/>241,064</text:p>
          </table:table-cell>
          <table:table-cell office:value-type="float" office:value="684241" table:style-name="ce112">
            <text:p><text:s text:c="3"/>684,241</text:p>
          </table:table-cell>
          <table:table-cell office:value-type="float" office:value="354632" table:style-name="ce112">
            <text:p><text:s text:c="3"/>354,632</text:p>
          </table:table-cell>
          <table:table-cell office:value-type="float" office:value="329609" table:style-name="ce112">
            <text:p><text:s text:c="3"/>329,609</text:p>
          </table:table-cell>
          <table:table-cell office:value-type="float" office:value="340" table:style-name="ce112">
            <text:p><text:s text:c="3"/>340</text:p>
          </table:table-cell>
          <table:table-cell office:value-type="float" office:value="188" table:style-name="ce50">
            <text:p>188</text:p>
          </table:table-cell>
          <table:table-cell office:value-type="float" office:value="152" table:style-name="ce50">
            <text:p>152</text:p>
          </table:table-cell>
          <table:table-cell office:value-type="float" office:value="5.85" table:style-name="ce111">
            <text:p><text:s text:c="3"/>5.85</text:p>
          </table:table-cell>
          <table:table-cell office:value-type="float" office:value="602" table:style-name="ce112">
            <text:p><text:s text:c="3"/>602</text:p>
          </table:table-cell>
          <table:table-cell office:value-type="float" office:value="360" table:style-name="ce50">
            <text:p>360</text:p>
          </table:table-cell>
          <table:table-cell office:value-type="float" office:value="242" table:style-name="ce50">
            <text:p>242</text:p>
          </table:table-cell>
          <table:table-cell office:value-type="float" office:value="10.36" table:style-name="ce111">
            <text:p><text:s text:c="3"/>10.36</text:p>
          </table:table-cell>
          <table:table-cell office:value-type="float" office:value="-262" table:style-name="ce127">
            <text:p>－ <text:s text:c="2"/>262</text:p>
          </table:table-cell>
          <table:table-cell office:value-type="float" office:value="-4.51" table:style-name="ce116">
            <text:p>－ <text:s text:c="2"/>4.51</text:p>
          </table:table-cell>
          <table:table-cell office:value-type="float" office:value="289" table:style-name="ce112">
            <text:p><text:s text:c="3"/>289</text:p>
          </table:table-cell>
          <table:table-cell office:value-type="float" office:value="4.97" table:style-name="ce111">
            <text:p><text:s text:c="3"/>4.97</text:p>
          </table:table-cell>
          <table:table-cell office:value-type="float" office:value="144" table:style-name="ce112">
            <text:p><text:s text:c="3"/>144</text:p>
          </table:table-cell>
          <table:table-cell office:value-type="float" office:value="2.48" table:style-name="ce111">
            <text:p><text:s text:c="3"/>2.48</text:p>
          </table:table-cell>
          <table:table-cell office:value-type="float" office:value="1727" table:style-name="ce50">
            <text:p>1,727</text:p>
          </table:table-cell>
          <table:table-cell office:value-type="float" office:value="1983" table:style-name="ce50">
            <text:p>1,983</text:p>
          </table:table-cell>
          <table:table-cell office:value-type="float" office:value="2500" table:style-name="ce110">
            <text:p><text:s text:c="3"/>2,500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嘉 義 縣</text:p>
          </table:table-cell>
          <table:table-cell office:value-type="float" office:value="183245" table:style-name="ce112">
            <text:p><text:s text:c="3"/>183,245</text:p>
          </table:table-cell>
          <table:table-cell office:value-type="float" office:value="505785" table:style-name="ce112">
            <text:p><text:s text:c="3"/>505,785</text:p>
          </table:table-cell>
          <table:table-cell office:value-type="float" office:value="262711" table:style-name="ce112">
            <text:p><text:s text:c="3"/>262,711</text:p>
          </table:table-cell>
          <table:table-cell office:value-type="float" office:value="243074" table:style-name="ce112">
            <text:p><text:s text:c="3"/>243,074</text:p>
          </table:table-cell>
          <table:table-cell office:value-type="float" office:value="248" table:style-name="ce112">
            <text:p><text:s text:c="3"/>248</text:p>
          </table:table-cell>
          <table:table-cell office:value-type="float" office:value="129" table:style-name="ce50">
            <text:p>129</text:p>
          </table:table-cell>
          <table:table-cell office:value-type="float" office:value="119" table:style-name="ce50">
            <text:p>119</text:p>
          </table:table-cell>
          <table:table-cell office:value-type="float" office:value="5.77" table:style-name="ce111">
            <text:p><text:s text:c="3"/>5.77</text:p>
          </table:table-cell>
          <table:table-cell office:value-type="float" office:value="508" table:style-name="ce112">
            <text:p><text:s text:c="3"/>508</text:p>
          </table:table-cell>
          <table:table-cell office:value-type="float" office:value="295" table:style-name="ce50">
            <text:p>295</text:p>
          </table:table-cell>
          <table:table-cell office:value-type="float" office:value="213" table:style-name="ce50">
            <text:p>213</text:p>
          </table:table-cell>
          <table:table-cell office:value-type="float" office:value="11.82" table:style-name="ce111">
            <text:p><text:s text:c="3"/>11.82</text:p>
          </table:table-cell>
          <table:table-cell office:value-type="float" office:value="-260" table:style-name="ce127">
            <text:p>－ <text:s text:c="2"/>260</text:p>
          </table:table-cell>
          <table:table-cell office:value-type="float" office:value="-6.05" table:style-name="ce116">
            <text:p>－ <text:s text:c="2"/>6.05</text:p>
          </table:table-cell>
          <table:table-cell office:value-type="float" office:value="219" table:style-name="ce112">
            <text:p><text:s text:c="3"/>219</text:p>
          </table:table-cell>
          <table:table-cell office:value-type="float" office:value="5.0999999999999996" table:style-name="ce111">
            <text:p><text:s text:c="3"/>5.10</text:p>
          </table:table-cell>
          <table:table-cell office:value-type="float" office:value="76" table:style-name="ce112">
            <text:p><text:s text:c="3"/>76</text:p>
          </table:table-cell>
          <table:table-cell office:value-type="float" office:value="1.77" table:style-name="ce111">
            <text:p><text:s text:c="3"/>1.77</text:p>
          </table:table-cell>
          <table:table-cell office:value-type="float" office:value="1287" table:style-name="ce50">
            <text:p>1,287</text:p>
          </table:table-cell>
          <table:table-cell office:value-type="float" office:value="1448" table:style-name="ce50">
            <text:p>1,448</text:p>
          </table:table-cell>
          <table:table-cell office:value-type="float" office:value="5879" table:style-name="ce110">
            <text:p><text:s text:c="3"/>5,879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屏 東 縣</text:p>
          </table:table-cell>
          <table:table-cell office:value-type="float" office:value="288169" table:style-name="ce112">
            <text:p><text:s text:c="3"/>288,169</text:p>
          </table:table-cell>
          <table:table-cell office:value-type="float" office:value="823256" table:style-name="ce112">
            <text:p><text:s text:c="3"/>823,256</text:p>
          </table:table-cell>
          <table:table-cell office:value-type="float" office:value="420292" table:style-name="ce112">
            <text:p><text:s text:c="3"/>420,292</text:p>
          </table:table-cell>
          <table:table-cell office:value-type="float" office:value="402964" table:style-name="ce112">
            <text:p><text:s text:c="3"/>402,964</text:p>
          </table:table-cell>
          <table:table-cell office:value-type="float" office:value="364" table:style-name="ce112">
            <text:p><text:s text:c="3"/>364</text:p>
          </table:table-cell>
          <table:table-cell office:value-type="float" office:value="201" table:style-name="ce50">
            <text:p>201</text:p>
          </table:table-cell>
          <table:table-cell office:value-type="float" office:value="163" table:style-name="ce50">
            <text:p>163</text:p>
          </table:table-cell>
          <table:table-cell office:value-type="float" office:value="5.2" table:style-name="ce111">
            <text:p><text:s text:c="3"/>5.20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443" table:style-name="ce50">
            <text:p>443</text:p>
          </table:table-cell>
          <table:table-cell office:value-type="float" office:value="270" table:style-name="ce50">
            <text:p>270</text:p>
          </table:table-cell>
          <table:table-cell office:value-type="float" office:value="10.19" table:style-name="ce111">
            <text:p><text:s text:c="3"/>10.19</text:p>
          </table:table-cell>
          <table:table-cell office:value-type="float" office:value="-349" table:style-name="ce127">
            <text:p>－ <text:s text:c="2"/>349</text:p>
          </table:table-cell>
          <table:table-cell office:value-type="float" office:value="-4.99" table:style-name="ce116">
            <text:p>－ <text:s text:c="2"/>4.99</text:p>
          </table:table-cell>
          <table:table-cell office:value-type="float" office:value="446" table:style-name="ce112">
            <text:p><text:s text:c="3"/>446</text:p>
          </table:table-cell>
          <table:table-cell office:value-type="float" office:value="6.38" table:style-name="ce111">
            <text:p><text:s text:c="3"/>6.38</text:p>
          </table:table-cell>
          <table:table-cell office:value-type="float" office:value="147" table:style-name="ce112">
            <text:p><text:s text:c="3"/>147</text:p>
          </table:table-cell>
          <table:table-cell office:value-type="float" office:value="2.1" table:style-name="ce111">
            <text:p><text:s text:c="3"/>2.10</text:p>
          </table:table-cell>
          <table:table-cell office:value-type="float" office:value="2455" table:style-name="ce50">
            <text:p>2,455</text:p>
          </table:table-cell>
          <table:table-cell office:value-type="float" office:value="2802" table:style-name="ce50">
            <text:p>2,802</text:p>
          </table:table-cell>
          <table:table-cell office:value-type="float" office:value="59902" table:style-name="ce110">
            <text:p><text:s text:c="3"/>59,902</text:p>
          </table:table-cell>
          <table:table-cell table:style-name="ce109"/>
          <table:table-cell table:number-columns-repeated="16361"/>
        </table:table-row>
        <table:table-row table:style-name="ro26">
          <table:table-cell office:value-type="string" table:style-name="ce115">
            <text:p>臺 東 縣</text:p>
          </table:table-cell>
          <table:table-cell office:value-type="float" office:value="83039" table:style-name="ce112">
            <text:p><text:s text:c="3"/>83,039</text:p>
          </table:table-cell>
          <table:table-cell office:value-type="float" office:value="218256" table:style-name="ce112">
            <text:p><text:s text:c="3"/>218,256</text:p>
          </table:table-cell>
          <table:table-cell office:value-type="float" office:value="112448" table:style-name="ce112">
            <text:p><text:s text:c="3"/>112,448</text:p>
          </table:table-cell>
          <table:table-cell office:value-type="float" office:value="105808" table:style-name="ce112">
            <text:p><text:s text:c="3"/>105,808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57" table:style-name="ce50">
            <text:p>57</text:p>
          </table:table-cell>
          <table:table-cell office:value-type="float" office:value="43" table:style-name="ce50">
            <text:p>43</text:p>
          </table:table-cell>
          <table:table-cell office:value-type="float" office:value="5.39" table:style-name="ce111">
            <text:p><text:s text:c="3"/>5.39</text:p>
          </table:table-cell>
          <table:table-cell office:value-type="float" office:value="228" table:style-name="ce112">
            <text:p><text:s text:c="3"/>228</text:p>
          </table:table-cell>
          <table:table-cell office:value-type="float" office:value="130" table:style-name="ce50">
            <text:p>130</text:p>
          </table:table-cell>
          <table:table-cell office:value-type="float" office:value="98" table:style-name="ce50">
            <text:p>98</text:p>
          </table:table-cell>
          <table:table-cell office:value-type="float" office:value="12.29" table:style-name="ce111">
            <text:p><text:s text:c="3"/>12.29</text:p>
          </table:table-cell>
          <table:table-cell office:value-type="float" office:value="-128" table:style-name="ce127">
            <text:p>－ <text:s text:c="2"/>128</text:p>
          </table:table-cell>
          <table:table-cell office:value-type="float" office:value="-6.9" table:style-name="ce116">
            <text:p>－ <text:s text:c="2"/>6.90</text:p>
          </table:table-cell>
          <table:table-cell office:value-type="float" office:value="109" table:style-name="ce112">
            <text:p><text:s text:c="3"/>109</text:p>
          </table:table-cell>
          <table:table-cell office:value-type="float" office:value="5.88" table:style-name="ce111">
            <text:p><text:s text:c="3"/>5.88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2.7" table:style-name="ce111">
            <text:p><text:s text:c="3"/>2.70</text:p>
          </table:table-cell>
          <table:table-cell office:value-type="float" office:value="675" table:style-name="ce50">
            <text:p>675</text:p>
          </table:table-cell>
          <table:table-cell office:value-type="float" office:value="804" table:style-name="ce50">
            <text:p>804</text:p>
          </table:table-cell>
          <table:table-cell office:value-type="float" office:value="79037" table:style-name="ce110">
            <text:p><text:s text:c="3"/>79,037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花 蓮 縣</text:p>
          </table:table-cell>
          <table:table-cell office:value-type="float" office:value="126224" table:style-name="ce112">
            <text:p><text:s text:c="3"/>126,224</text:p>
          </table:table-cell>
          <table:table-cell office:value-type="float" office:value="327513" table:style-name="ce112">
            <text:p><text:s text:c="3"/>327,513</text:p>
          </table:table-cell>
          <table:table-cell office:value-type="float" office:value="165931" table:style-name="ce112">
            <text:p><text:s text:c="3"/>165,931</text:p>
          </table:table-cell>
          <table:table-cell office:value-type="float" office:value="161582" table:style-name="ce112">
            <text:p><text:s text:c="3"/>161,582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106" table:style-name="ce50">
            <text:p>106</text:p>
          </table:table-cell>
          <table:table-cell office:value-type="float" office:value="89" table:style-name="ce50">
            <text:p>89</text:p>
          </table:table-cell>
          <table:table-cell office:value-type="float" office:value="7.01" table:style-name="ce111">
            <text:p><text:s text:c="3"/>7.01</text:p>
          </table:table-cell>
          <table:table-cell office:value-type="float" office:value="281" table:style-name="ce112">
            <text:p><text:s text:c="3"/>281</text:p>
          </table:table-cell>
          <table:table-cell office:value-type="float" office:value="165" table:style-name="ce50">
            <text:p>165</text:p>
          </table:table-cell>
          <table:table-cell office:value-type="float" office:value="116" table:style-name="ce50">
            <text:p>116</text:p>
          </table:table-cell>
          <table:table-cell office:value-type="float" office:value="10.1" table:style-name="ce111">
            <text:p><text:s text:c="3"/>10.10</text:p>
          </table:table-cell>
          <table:table-cell office:value-type="float" office:value="-86" table:style-name="ce126">
            <text:p>－ <text:s text:c="4"/>86</text:p>
          </table:table-cell>
          <table:table-cell office:value-type="float" office:value="-3.09" table:style-name="ce116">
            <text:p>－ <text:s text:c="2"/>3.09</text:p>
          </table:table-cell>
          <table:table-cell office:value-type="float" office:value="170" table:style-name="ce112">
            <text:p><text:s text:c="3"/>170</text:p>
          </table:table-cell>
          <table:table-cell office:value-type="float" office:value="6.11" table:style-name="ce111">
            <text:p><text:s text:c="3"/>6.11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2.88" table:style-name="ce111">
            <text:p><text:s text:c="3"/>2.88</text:p>
          </table:table-cell>
          <table:table-cell office:value-type="float" office:value="1246" table:style-name="ce50">
            <text:p>1,246</text:p>
          </table:table-cell>
          <table:table-cell office:value-type="float" office:value="1301" table:style-name="ce50">
            <text:p>1,301</text:p>
          </table:table-cell>
          <table:table-cell office:value-type="float" office:value="93190" table:style-name="ce110">
            <text:p><text:s text:c="3"/>93,190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澎 湖 縣</text:p>
          </table:table-cell>
          <table:table-cell office:value-type="float" office:value="40864" table:style-name="ce112">
            <text:p><text:s text:c="3"/>40,864</text:p>
          </table:table-cell>
          <table:table-cell office:value-type="float" office:value="104574" table:style-name="ce112">
            <text:p><text:s text:c="3"/>104,574</text:p>
          </table:table-cell>
          <table:table-cell office:value-type="float" office:value="53918" table:style-name="ce112">
            <text:p><text:s text:c="3"/>53,918</text:p>
          </table:table-cell>
          <table:table-cell office:value-type="float" office:value="50656" table:style-name="ce112">
            <text:p><text:s text:c="3"/>50,656</text:p>
          </table:table-cell>
          <table:table-cell office:value-type="float" office:value="87" table:style-name="ce112">
            <text:p><text:s text:c="3"/>87</text:p>
          </table:table-cell>
          <table:table-cell office:value-type="float" office:value="52" table:style-name="ce50">
            <text:p>52</text:p>
          </table:table-cell>
          <table:table-cell office:value-type="float" office:value="35" table:style-name="ce50">
            <text:p>35</text:p>
          </table:table-cell>
          <table:table-cell office:value-type="float" office:value="9.8000000000000007" table:style-name="ce111">
            <text:p><text:s text:c="3"/>9.80</text:p>
          </table:table-cell>
          <table:table-cell office:value-type="float" office:value="81" table:style-name="ce112">
            <text:p><text:s text:c="3"/>81</text:p>
          </table:table-cell>
          <table:table-cell office:value-type="float" office:value="45" table:style-name="ce50">
            <text:p>45</text:p>
          </table:table-cell>
          <table:table-cell office:value-type="float" office:value="36" table:style-name="ce50">
            <text:p>36</text:p>
          </table:table-cell>
          <table:table-cell office:value-type="float" office:value="9.1199999999999992" table:style-name="ce111">
            <text:p><text:s text:c="3"/>9.12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.68" table:style-name="ce116">
            <text:p><text:s text:c="4"/>0.68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5.52" table:style-name="ce111">
            <text:p><text:s text:c="3"/>5.52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2.7" table:style-name="ce111">
            <text:p><text:s text:c="3"/>2.70</text:p>
          </table:table-cell>
          <table:table-cell office:value-type="float" office:value="417" table:style-name="ce50">
            <text:p>417</text:p>
          </table:table-cell>
          <table:table-cell office:value-type="float" office:value="382" table:style-name="ce50">
            <text:p>382</text:p>
          </table:table-cell>
          <table:table-cell office:value-type="float" office:value="591" table:style-name="ce110">
            <text:p><text:s text:c="3"/>591</text:p>
          </table:table-cell>
          <table:table-cell table:style-name="ce109"/>
          <table:table-cell table:number-columns-repeated="16361"/>
        </table:table-row>
        <table:table-row table:style-name="ro27">
          <table:table-cell office:value-type="string" table:style-name="ce115">
            <text:p>基 隆 市</text:p>
          </table:table-cell>
          <table:table-cell office:value-type="float" office:value="153709" table:style-name="ce112">
            <text:p><text:s text:c="3"/>153,709</text:p>
          </table:table-cell>
          <table:table-cell office:value-type="float" office:value="369848" table:style-name="ce112">
            <text:p><text:s text:c="3"/>369,848</text:p>
          </table:table-cell>
          <table:table-cell office:value-type="float" office:value="184826" table:style-name="ce112">
            <text:p><text:s text:c="3"/>184,826</text:p>
          </table:table-cell>
          <table:table-cell office:value-type="float" office:value="185022" table:style-name="ce112">
            <text:p><text:s text:c="3"/>185,022</text:p>
          </table:table-cell>
          <table:table-cell office:value-type="float" office:value="175" table:style-name="ce112">
            <text:p><text:s text:c="3"/>175</text:p>
          </table:table-cell>
          <table:table-cell office:value-type="float" office:value="98" table:style-name="ce50">
            <text:p>98</text:p>
          </table:table-cell>
          <table:table-cell office:value-type="float" office:value="77" table:style-name="ce50">
            <text:p>77</text:p>
          </table:table-cell>
          <table:table-cell office:value-type="float" office:value="5.57" table:style-name="ce111">
            <text:p><text:s text:c="3"/>5.57</text:p>
          </table:table-cell>
          <table:table-cell office:value-type="float" office:value="279" table:style-name="ce112">
            <text:p><text:s text:c="3"/>279</text:p>
          </table:table-cell>
          <table:table-cell office:value-type="float" office:value="162" table:style-name="ce50">
            <text:p>162</text:p>
          </table:table-cell>
          <table:table-cell office:value-type="float" office:value="117" table:style-name="ce50">
            <text:p>117</text:p>
          </table:table-cell>
          <table:table-cell office:value-type="float" office:value="8.8800000000000008" table:style-name="ce111">
            <text:p><text:s text:c="3"/>8.88</text:p>
          </table:table-cell>
          <table:table-cell office:value-type="float" office:value="-104" table:style-name="ce127">
            <text:p>－ <text:s text:c="2"/>104</text:p>
          </table:table-cell>
          <table:table-cell office:value-type="float" office:value="-3.31" table:style-name="ce116">
            <text:p>－ <text:s text:c="2"/>3.31</text:p>
          </table:table-cell>
          <table:table-cell office:value-type="float" office:value="159" table:style-name="ce112">
            <text:p><text:s text:c="3"/>159</text:p>
          </table:table-cell>
          <table:table-cell office:value-type="float" office:value="5.0599999999999996" table:style-name="ce111">
            <text:p><text:s text:c="3"/>5.06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3.06" table:style-name="ce111">
            <text:p><text:s text:c="3"/>3.06</text:p>
          </table:table-cell>
          <table:table-cell office:value-type="float" office:value="1542" table:style-name="ce50">
            <text:p>1,542</text:p>
          </table:table-cell>
          <table:table-cell office:value-type="float" office:value="1506" table:style-name="ce50">
            <text:p>1,506</text:p>
          </table:table-cell>
          <table:table-cell office:value-type="float" office:value="9366" table:style-name="ce110">
            <text:p><text:s text:c="3"/>9,366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新 竹 市</text:p>
          </table:table-cell>
          <table:table-cell office:value-type="float" office:value="166210" table:style-name="ce112">
            <text:p><text:s text:c="3"/>166,210</text:p>
          </table:table-cell>
          <table:table-cell office:value-type="float" office:value="446567" table:style-name="ce112">
            <text:p><text:s text:c="3"/>446,567</text:p>
          </table:table-cell>
          <table:table-cell office:value-type="float" office:value="220219" table:style-name="ce112">
            <text:p><text:s text:c="3"/>220,219</text:p>
          </table:table-cell>
          <table:table-cell office:value-type="float" office:value="226348" table:style-name="ce112">
            <text:p><text:s text:c="3"/>226,348</text:p>
          </table:table-cell>
          <table:table-cell office:value-type="float" office:value="309" table:style-name="ce112">
            <text:p><text:s text:c="3"/>309</text:p>
          </table:table-cell>
          <table:table-cell office:value-type="float" office:value="158" table:style-name="ce50">
            <text:p>158</text:p>
          </table:table-cell>
          <table:table-cell office:value-type="float" office:value="151" table:style-name="ce50">
            <text:p>151</text:p>
          </table:table-cell>
          <table:table-cell office:value-type="float" office:value="8.15" table:style-name="ce111">
            <text:p><text:s text:c="3"/>8.15</text:p>
          </table:table-cell>
          <table:table-cell office:value-type="float" office:value="238" table:style-name="ce112">
            <text:p><text:s text:c="3"/>238</text:p>
          </table:table-cell>
          <table:table-cell office:value-type="float" office:value="143" table:style-name="ce50">
            <text:p>143</text:p>
          </table:table-cell>
          <table:table-cell office:value-type="float" office:value="95" table:style-name="ce50">
            <text:p>95</text:p>
          </table:table-cell>
          <table:table-cell office:value-type="float" office:value="6.28" table:style-name="ce111">
            <text:p><text:s text:c="3"/>6.28</text:p>
          </table:table-cell>
          <table:table-cell office:value-type="float" office:value="71" table:style-name="ce117">
            <text:p><text:s text:c="3"/>71</text:p>
          </table:table-cell>
          <table:table-cell office:value-type="float" office:value="1.87" table:style-name="ce116">
            <text:p><text:s text:c="4"/>1.87</text:p>
          </table:table-cell>
          <table:table-cell office:value-type="float" office:value="225" table:style-name="ce112">
            <text:p><text:s text:c="3"/>225</text:p>
          </table:table-cell>
          <table:table-cell office:value-type="float" office:value="5.93" table:style-name="ce111">
            <text:p><text:s text:c="3"/>5.93</text:p>
          </table:table-cell>
          <table:table-cell office:value-type="float" office:value="78" table:style-name="ce112">
            <text:p><text:s text:c="3"/>78</text:p>
          </table:table-cell>
          <table:table-cell office:value-type="float" office:value="2.06" table:style-name="ce111">
            <text:p><text:s text:c="3"/>2.06</text:p>
          </table:table-cell>
          <table:table-cell office:value-type="float" office:value="1835" table:style-name="ce50">
            <text:p>1,835</text:p>
          </table:table-cell>
          <table:table-cell office:value-type="float" office:value="1549" table:style-name="ce50">
            <text:p>1,549</text:p>
          </table:table-cell>
          <table:table-cell office:value-type="float" office:value="4195" table:style-name="ce110">
            <text:p><text:s text:c="3"/>4,195</text:p>
          </table:table-cell>
          <table:table-cell table:style-name="ce109"/>
          <table:table-cell table:number-columns-repeated="16361"/>
        </table:table-row>
        <table:table-row table:style-name="ro25">
          <table:table-cell office:value-type="string" table:style-name="ce115">
            <text:p>嘉 義 市</text:p>
          </table:table-cell>
          <table:table-cell office:value-type="float" office:value="100041" table:style-name="ce112">
            <text:p><text:s text:c="3"/>100,041</text:p>
          </table:table-cell>
          <table:table-cell office:value-type="float" office:value="268502" table:style-name="ce112">
            <text:p><text:s text:c="3"/>268,502</text:p>
          </table:table-cell>
          <table:table-cell office:value-type="float" office:value="130297" table:style-name="ce112">
            <text:p><text:s text:c="3"/>130,297</text:p>
          </table:table-cell>
          <table:table-cell office:value-type="float" office:value="138205" table:style-name="ce112">
            <text:p><text:s text:c="3"/>138,205</text:p>
          </table:table-cell>
          <table:table-cell office:value-type="float" office:value="127" table:style-name="ce112">
            <text:p><text:s text:c="3"/>127</text:p>
          </table:table-cell>
          <table:table-cell office:value-type="float" office:value="60" table:style-name="ce50">
            <text:p>60</text:p>
          </table:table-cell>
          <table:table-cell office:value-type="float" office:value="67" table:style-name="ce50">
            <text:p>67</text:p>
          </table:table-cell>
          <table:table-cell office:value-type="float" office:value="5.57" table:style-name="ce111">
            <text:p><text:s text:c="3"/>5.57</text:p>
          </table:table-cell>
          <table:table-cell office:value-type="float" office:value="166" table:style-name="ce112">
            <text:p><text:s text:c="3"/>166</text:p>
          </table:table-cell>
          <table:table-cell office:value-type="float" office:value="100" table:style-name="ce50">
            <text:p>100</text:p>
          </table:table-cell>
          <table:table-cell office:value-type="float" office:value="66" table:style-name="ce50">
            <text:p>66</text:p>
          </table:table-cell>
          <table:table-cell office:value-type="float" office:value="7.28" table:style-name="ce111">
            <text:p><text:s text:c="3"/>7.28</text:p>
          </table:table-cell>
          <table:table-cell office:value-type="float" office:value="-39" table:style-name="ce126">
            <text:p>－ <text:s text:c="4"/>39</text:p>
          </table:table-cell>
          <table:table-cell office:value-type="float" office:value="-1.71" table:style-name="ce116">
            <text:p>－ <text:s text:c="2"/>1.71</text:p>
          </table:table-cell>
          <table:table-cell office:value-type="float" office:value="118" table:style-name="ce112">
            <text:p><text:s text:c="3"/>118</text:p>
          </table:table-cell>
          <table:table-cell office:value-type="float" office:value="5.17" table:style-name="ce111">
            <text:p><text:s text:c="3"/>5.17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2.19" table:style-name="ce111">
            <text:p><text:s text:c="3"/>2.19</text:p>
          </table:table-cell>
          <table:table-cell office:value-type="float" office:value="949" table:style-name="ce50">
            <text:p>949</text:p>
          </table:table-cell>
          <table:table-cell office:value-type="float" office:value="951" table:style-name="ce50">
            <text:p>951</text:p>
          </table:table-cell>
          <table:table-cell office:value-type="float" office:value="1089" table:style-name="ce110">
            <text:p><text:s text:c="3"/>1,089</text:p>
          </table:table-cell>
          <table:table-cell table:style-name="ce109"/>
          <table:table-cell table:number-columns-repeated="16361"/>
        </table:table-row>
        <table:table-row table:style-name="ro28">
          <table:table-cell office:value-type="string" table:style-name="ce125">
            <text:p>福 <text:s/>建 <text:s/>省</text:p>
          </table:table-cell>
          <table:table-cell office:value-type="float" office:value="43886" table:style-name="ce122">
            <text:p><text:s text:c="3"/>43,886</text:p>
          </table:table-cell>
          <table:table-cell office:value-type="float" office:value="152440" table:style-name="ce122">
            <text:p><text:s text:c="3"/>152,440</text:p>
          </table:table-cell>
          <table:table-cell office:value-type="float" office:value="77013" table:style-name="ce122">
            <text:p><text:s text:c="3"/>77,013</text:p>
          </table:table-cell>
          <table:table-cell office:value-type="float" office:value="75427" table:style-name="ce122">
            <text:p><text:s text:c="3"/>75,427</text:p>
          </table:table-cell>
          <table:table-cell office:value-type="float" office:value="105" table:style-name="ce122">
            <text:p><text:s text:c="3"/>105</text:p>
          </table:table-cell>
          <table:table-cell office:value-type="float" office:value="57" table:style-name="ce69">
            <text:p>57</text:p>
          </table:table-cell>
          <table:table-cell office:value-type="float" office:value="48" table:style-name="ce69">
            <text:p>48</text:p>
          </table:table-cell>
          <table:table-cell office:value-type="float" office:value="8.11" table:style-name="ce121">
            <text:p><text:s text:c="3"/>8.11</text:p>
          </table:table-cell>
          <table:table-cell office:value-type="float" office:value="86" table:style-name="ce122">
            <text:p><text:s text:c="3"/>86</text:p>
          </table:table-cell>
          <table:table-cell office:value-type="float" office:value="51" table:style-name="ce69">
            <text:p>51</text:p>
          </table:table-cell>
          <table:table-cell office:value-type="float" office:value="35" table:style-name="ce69">
            <text:p>35</text:p>
          </table:table-cell>
          <table:table-cell office:value-type="float" office:value="6.64" table:style-name="ce121">
            <text:p><text:s text:c="3"/>6.64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.47" table:style-name="ce123">
            <text:p><text:s text:c="4"/>1.47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5.56" table:style-name="ce121">
            <text:p><text:s text:c="3"/>5.56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1.47" table:style-name="ce121">
            <text:p><text:s text:c="3"/>1.47</text:p>
          </table:table-cell>
          <table:table-cell office:value-type="float" office:value="700" table:style-name="ce69">
            <text:p>700</text:p>
          </table:table-cell>
          <table:table-cell office:value-type="float" office:value="778" table:style-name="ce69">
            <text:p>778</text:p>
          </table:table-cell>
          <table:table-cell office:value-type="float" office:value="1314" table:style-name="ce120">
            <text:p><text:s text:c="3"/>1,314</text:p>
          </table:table-cell>
          <table:table-cell table:style-name="ce109"/>
          <table:table-cell table:number-columns-repeated="16361" table:style-name="ce119"/>
        </table:table-row>
        <table:table-row table:style-name="ro20">
          <table:table-cell office:value-type="string" table:style-name="ce115">
            <text:p>金 門 縣</text:p>
          </table:table-cell>
          <table:table-cell office:value-type="float" office:value="40777" table:style-name="ce118">
            <text:p><text:s text:c="3"/>40,777</text:p>
          </table:table-cell>
          <table:table-cell office:value-type="float" office:value="139387" table:style-name="ce112">
            <text:p><text:s text:c="3"/>139,387</text:p>
          </table:table-cell>
          <table:table-cell office:value-type="float" office:value="69545" table:style-name="ce112">
            <text:p><text:s text:c="3"/>69,545</text:p>
          </table:table-cell>
          <table:table-cell office:value-type="float" office:value="69842" table:style-name="ce112">
            <text:p><text:s text:c="3"/>69,842</text:p>
          </table:table-cell>
          <table:table-cell office:value-type="float" office:value="94" table:style-name="ce112">
            <text:p><text:s text:c="3"/>94</text:p>
          </table:table-cell>
          <table:table-cell office:value-type="float" office:value="49" table:style-name="ce50">
            <text:p>49</text:p>
          </table:table-cell>
          <table:table-cell office:value-type="float" office:value="45" table:style-name="ce50">
            <text:p>45</text:p>
          </table:table-cell>
          <table:table-cell office:value-type="float" office:value="7.94" table:style-name="ce111">
            <text:p><text:s text:c="3"/>7.94</text:p>
          </table:table-cell>
          <table:table-cell office:value-type="float" office:value="79" table:style-name="ce112">
            <text:p><text:s text:c="3"/>79</text:p>
          </table:table-cell>
          <table:table-cell office:value-type="float" office:value="47" table:style-name="ce50">
            <text:p>47</text:p>
          </table:table-cell>
          <table:table-cell office:value-type="float" office:value="32" table:style-name="ce50">
            <text:p>32</text:p>
          </table:table-cell>
          <table:table-cell office:value-type="float" office:value="6.67" table:style-name="ce111">
            <text:p><text:s text:c="3"/>6.67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1.27" table:style-name="ce116">
            <text:p><text:s text:c="4"/>1.27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5.74" table:style-name="ce111">
            <text:p><text:s text:c="3"/>5.74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1.52" table:style-name="ce111">
            <text:p><text:s text:c="3"/>1.52</text:p>
          </table:table-cell>
          <table:table-cell office:value-type="float" office:value="617" table:style-name="ce50">
            <text:p>617</text:p>
          </table:table-cell>
          <table:table-cell office:value-type="float" office:value="671" table:style-name="ce50">
            <text:p>671</text:p>
          </table:table-cell>
          <table:table-cell office:value-type="float" office:value="1091" table:style-name="ce110">
            <text:p><text:s text:c="3"/>1,091</text:p>
          </table:table-cell>
          <table:table-cell table:style-name="ce109"/>
          <table:table-cell table:number-columns-repeated="16361"/>
        </table:table-row>
        <table:table-row table:style-name="ro14">
          <table:table-cell office:value-type="string" table:style-name="ce115">
            <text:p>連 江 縣</text:p>
          </table:table-cell>
          <table:table-cell office:value-type="float" office:value="3109" table:style-name="ce112">
            <text:p><text:s text:c="3"/>3,109</text:p>
          </table:table-cell>
          <table:table-cell office:value-type="float" office:value="13053" table:style-name="ce112">
            <text:p><text:s text:c="3"/>13,053</text:p>
          </table:table-cell>
          <table:table-cell office:value-type="float" office:value="7468" table:style-name="ce112">
            <text:p><text:s text:c="3"/>7,468</text:p>
          </table:table-cell>
          <table:table-cell office:value-type="float" office:value="5585" table:style-name="ce112">
            <text:p><text:s text:c="3"/>5,585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8" table:style-name="ce50">
            <text:p>8</text:p>
          </table:table-cell>
          <table:table-cell office:value-type="float" office:value="3" table:style-name="ce50">
            <text:p>3</text:p>
          </table:table-cell>
          <table:table-cell office:value-type="float" office:value="9.91" table:style-name="ce111">
            <text:p><text:s text:c="3"/>9.91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4" table:style-name="ce50">
            <text:p>4</text:p>
          </table:table-cell>
          <table:table-cell office:value-type="float" office:value="3" table:style-name="ce50">
            <text:p>3</text:p>
          </table:table-cell>
          <table:table-cell office:value-type="float" office:value="6.31" table:style-name="ce111">
            <text:p><text:s text:c="3"/>6.3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.61" table:style-name="ce113">
            <text:p>3.61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3.61" table:style-name="ce111">
            <text:p><text:s text:c="3"/>3.6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.9" table:style-name="ce111">
            <text:p><text:s text:c="3"/>0.90</text:p>
          </table:table-cell>
          <table:table-cell office:value-type="float" office:value="83" table:style-name="ce50">
            <text:p>83</text:p>
          </table:table-cell>
          <table:table-cell office:value-type="float" office:value="107" table:style-name="ce50">
            <text:p>107</text:p>
          </table:table-cell>
          <table:table-cell office:value-type="float" office:value="223" table:style-name="ce110">
            <text:p><text:s text:c="3"/>223</text:p>
          </table:table-cell>
          <table:table-cell table:style-name="ce109"/>
          <table:table-cell table:number-columns-repeated="16361"/>
        </table:table-row>
        <table:table-row table:style-name="ro29">
          <table:table-cell table:style-name="ce108"/>
          <table:table-cell table:number-columns-repeated="7"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6"/>
          <table:table-cell table:style-name="ce107"/>
          <table:table-cell table:style-name="ce106"/>
          <table:table-cell table:style-name="ce105"/>
          <table:table-cell table:number-columns-repeated="3" table:style-name="ce104"/>
          <table:table-cell table:style-name="ce103"/>
          <table:table-cell table:number-columns-repeated="16362" table:style-name="ce2"/>
        </table:table-row>
        <table:table-row table:style-name="ro30">
          <table:table-cell office:value-type="string" table:style-name="ce10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101">
            <text:p><text:s text:c="16"/>內 政 部 戶 政 司 <text:s/>民 國 108 年 4 月 3 日 編製</text:p>
          </table:table-cell>
          <table:table-cell table:number-columns-repeated="16362"/>
        </table:table-row>
        <table:table-row table:style-name="ro6">
          <table:table-cell table:style-name="ce100"/>
          <table:table-cell table:number-columns-repeated="17" table:style-name="ce2"/>
          <table:table-cell table:number-columns-repeated="3" table:style-name="ce99"/>
          <table:table-cell table:style-name="ce97"/>
          <table:table-cell table:number-columns-repeated="16362"/>
        </table:table-row>
        <table:table-row table:style-name="ro6">
          <table:table-cell table:style-name="ce98"/>
          <table:table-cell table:number-columns-repeated="20" table:style-name="ce2"/>
          <table:table-cell table:style-name="ce97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66"/>
        <table:table-column table:style-name="co25" table:default-cell-style-name="ce166"/>
        <table:table-column table:style-name="co4" table:default-cell-style-name="ce166"/>
        <table:table-column table:style-name="co26" table:default-cell-style-name="ce166"/>
        <table:table-column table:style-name="co27" table:default-cell-style-name="ce166"/>
        <table:table-column table:style-name="co7" table:default-cell-style-name="ce166"/>
        <table:table-column table:style-name="co10" table:number-columns-repeated="2" table:default-cell-style-name="ce166"/>
        <table:table-column table:style-name="co28" table:default-cell-style-name="ce166"/>
        <table:table-column table:style-name="co25" table:default-cell-style-name="ce166"/>
        <table:table-column table:style-name="co24" table:default-cell-style-name="ce166"/>
        <table:table-column table:style-name="co7" table:default-cell-style-name="ce166"/>
        <table:table-column table:style-name="co29" table:default-cell-style-name="ce166"/>
        <table:table-column table:style-name="co24" table:default-cell-style-name="ce166"/>
        <table:table-column table:style-name="co3" table:default-cell-style-name="ce166"/>
        <table:table-column table:style-name="co10" table:default-cell-style-name="ce166"/>
        <table:table-column table:style-name="co30" table:default-cell-style-name="ce166"/>
        <table:table-column table:style-name="co25" table:default-cell-style-name="ce166"/>
        <table:table-column table:style-name="co7" table:default-cell-style-name="ce166"/>
        <table:table-column table:style-name="co10" table:default-cell-style-name="ce166"/>
        <table:table-column table:style-name="co31" table:default-cell-style-name="ce166"/>
        <table:table-column table:style-name="co26" table:default-cell-style-name="ce166"/>
        <table:table-column table:style-name="co13" table:default-cell-style-name="ce166"/>
        <table:table-column table:style-name="co3" table:default-cell-style-name="ce166"/>
        <table:table-column table:style-name="co31" table:default-cell-style-name="ce166"/>
        <table:table-column table:style-name="co32" table:default-cell-style-name="ce166"/>
        <table:table-column table:style-name="co21" table:number-columns-repeated="16358" table:default-cell-style-name="ce166"/>
        <table:table-row table:style-name="ro22">
          <table:table-cell office:value-type="string" table:number-columns-spanned="25" table:number-rows-spanned="1" table:style-name="ce256">
            <text:p>各 縣 市 人 口 年 齡 結 構 統 計 表</text:p>
          </table:table-cell>
          <table:covered-table-cell table:number-columns-repeated="24"/>
          <table:table-cell table:number-columns-repeated="16359" table:style-name="ce166"/>
        </table:table-row>
        <table:table-row table:style-name="ro31">
          <table:table-cell table:style-name="ce203"/>
          <table:table-cell table:number-columns-repeated="8" table:style-name="ce200"/>
          <table:table-cell table:style-name="ce166"/>
          <table:table-cell office:value-type="string" table:style-name="ce202">
            <text:p>中 華 民 國 108 年 3 月 底</text:p>
          </table:table-cell>
          <table:table-cell table:style-name="ce201"/>
          <table:table-cell table:number-columns-repeated="9" table:style-name="ce200"/>
          <table:table-cell table:number-columns-repeated="3" table:style-name="ce166"/>
          <table:table-cell office:value-type="string" table:style-name="ce199">
            <text:p>單位：人；％</text:p>
          </table:table-cell>
          <table:table-cell table:number-columns-repeated="16359" table:style-name="ce166"/>
        </table:table-row>
        <table:table-row table:style-name="ro4">
          <table:table-cell office:value-type="string" table:number-columns-spanned="1" table:number-rows-spanned="3" table:style-name="ce286">
            <text:p>區域別</text:p>
          </table:table-cell>
          <table:table-cell office:value-type="string" table:number-columns-spanned="4" table:number-rows-spanned="2" table:style-name="ce28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8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8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8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84">
            <text:p>20歲以上</text:p>
          </table:table-cell>
          <table:covered-table-cell table:number-columns-repeated="3"/>
          <table:table-cell table:number-columns-repeated="16359" table:style-name="ce178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78"/>
        </table:table-row>
        <table:table-row table:style-name="ro33"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6">
            <text:p>％</text:p>
          </table:table-cell>
          <table:table-cell table:number-columns-repeated="16359" table:style-name="ce178"/>
        </table:table-row>
        <table:table-row table:style-name="ro19">
          <table:table-cell office:value-type="string" table:style-name="ce195">
            <text:p>總 <text:s text:c="5"/>計</text:p>
          </table:table-cell>
          <table:table-cell office:value-type="float" office:value="23589192" table:style-name="ce194">
            <text:p>23,589,192</text:p>
          </table:table-cell>
          <table:table-cell office:value-type="float" office:value="11709344" table:style-name="ce192">
            <text:p>11,709,344</text:p>
          </table:table-cell>
          <table:table-cell office:value-type="float" office:value="11879848" table:style-name="ce192">
            <text:p>11,879,848</text:p>
          </table:table-cell>
          <table:table-cell office:value-type="float" office:value="100" table:style-name="ce193">
            <text:p>100.00</text:p>
          </table:table-cell>
          <table:table-cell office:value-type="float" office:value="3038947" table:style-name="ce192">
            <text:p>3,038,947</text:p>
          </table:table-cell>
          <table:table-cell office:value-type="float" office:value="1579538" table:style-name="ce192">
            <text:p>1,579,538</text:p>
          </table:table-cell>
          <table:table-cell office:value-type="float" office:value="1459409" table:style-name="ce192">
            <text:p>1,459,409</text:p>
          </table:table-cell>
          <table:table-cell office:value-type="float" office:value="12.88" table:style-name="ce193">
            <text:p>12.88</text:p>
          </table:table-cell>
          <table:table-cell office:value-type="float" office:value="17067429" table:style-name="ce192">
            <text:p>17,067,429</text:p>
          </table:table-cell>
          <table:table-cell office:value-type="float" office:value="8535421" table:style-name="ce192">
            <text:p>8,535,421</text:p>
          </table:table-cell>
          <table:table-cell office:value-type="float" office:value="8532008" table:style-name="ce192">
            <text:p>8,532,008</text:p>
          </table:table-cell>
          <table:table-cell office:value-type="float" office:value="72.349999999999994" table:style-name="ce193">
            <text:p>72.35</text:p>
          </table:table-cell>
          <table:table-cell office:value-type="float" office:value="3482816" table:style-name="ce192">
            <text:p>3,482,816</text:p>
          </table:table-cell>
          <table:table-cell office:value-type="float" office:value="1594385" table:style-name="ce192">
            <text:p>1,594,385</text:p>
          </table:table-cell>
          <table:table-cell office:value-type="float" office:value="1888431" table:style-name="ce192">
            <text:p>1,888,431</text:p>
          </table:table-cell>
          <table:table-cell office:value-type="float" office:value="14.76" table:style-name="ce193">
            <text:p>14.76</text:p>
          </table:table-cell>
          <table:table-cell office:value-type="float" office:value="10499107" table:style-name="ce192">
            <text:p>10,499,107</text:p>
          </table:table-cell>
          <table:table-cell office:value-type="float" office:value="5281356" table:style-name="ce192">
            <text:p>5,281,356</text:p>
          </table:table-cell>
          <table:table-cell office:value-type="float" office:value="5217751" table:style-name="ce192">
            <text:p>5,217,751</text:p>
          </table:table-cell>
          <table:table-cell office:value-type="float" office:value="44.51" table:style-name="ce193">
            <text:p>44.51</text:p>
          </table:table-cell>
          <table:table-cell office:value-type="float" office:value="19247671" table:style-name="ce192">
            <text:p>19,247,671</text:p>
          </table:table-cell>
          <table:table-cell office:value-type="float" office:value="9449989" table:style-name="ce192">
            <text:p>9,449,989</text:p>
          </table:table-cell>
          <table:table-cell office:value-type="float" office:value="9797682" table:style-name="ce192">
            <text:p>9,797,682</text:p>
          </table:table-cell>
          <table:table-cell office:value-type="float" office:value="81.599999999999994" table:style-name="ce191">
            <text:p>81.60</text:p>
          </table:table-cell>
          <table:table-cell table:style-name="ce190"/>
          <table:table-cell table:number-columns-repeated="16358" table:style-name="ce189"/>
        </table:table-row>
        <table:table-row table:style-name="ro21">
          <table:table-cell office:value-type="string" table:style-name="ce188">
            <text:p>新 北 市</text:p>
          </table:table-cell>
          <table:table-cell office:value-type="float" office:value="3998883" table:style-name="ce187">
            <text:p>3,998,883</text:p>
          </table:table-cell>
          <table:table-cell office:value-type="float" office:value="1955860" table:style-name="ce185">
            <text:p>1,955,860</text:p>
          </table:table-cell>
          <table:table-cell office:value-type="float" office:value="2043023" table:style-name="ce185">
            <text:p>2,043,023</text:p>
          </table:table-cell>
          <table:table-cell office:value-type="float" office:value="100" table:style-name="ce186">
            <text:p>100.00</text:p>
          </table:table-cell>
          <table:table-cell office:value-type="float" office:value="488410" table:style-name="ce185">
            <text:p>488,410</text:p>
          </table:table-cell>
          <table:table-cell office:value-type="float" office:value="253360" table:style-name="ce185">
            <text:p>253,360</text:p>
          </table:table-cell>
          <table:table-cell office:value-type="float" office:value="235050" table:style-name="ce185">
            <text:p>235,050</text:p>
          </table:table-cell>
          <table:table-cell office:value-type="float" office:value="12.21" table:style-name="ce186">
            <text:p>12.21</text:p>
          </table:table-cell>
          <table:table-cell office:value-type="float" office:value="2959878" table:style-name="ce185">
            <text:p>2,959,878</text:p>
          </table:table-cell>
          <table:table-cell office:value-type="float" office:value="1452171" table:style-name="ce185">
            <text:p>1,452,171</text:p>
          </table:table-cell>
          <table:table-cell office:value-type="float" office:value="1507707" table:style-name="ce185">
            <text:p>1,507,707</text:p>
          </table:table-cell>
          <table:table-cell office:value-type="float" office:value="74.02" table:style-name="ce186">
            <text:p>74.02</text:p>
          </table:table-cell>
          <table:table-cell office:value-type="float" office:value="550595" table:style-name="ce185">
            <text:p>550,595</text:p>
          </table:table-cell>
          <table:table-cell office:value-type="float" office:value="250329" table:style-name="ce185">
            <text:p>250,329</text:p>
          </table:table-cell>
          <table:table-cell office:value-type="float" office:value="300266" table:style-name="ce185">
            <text:p>300,266</text:p>
          </table:table-cell>
          <table:table-cell office:value-type="float" office:value="13.77" table:style-name="ce186">
            <text:p>13.77</text:p>
          </table:table-cell>
          <table:table-cell office:value-type="float" office:value="1812640" table:style-name="ce185">
            <text:p>1,812,640</text:p>
          </table:table-cell>
          <table:table-cell office:value-type="float" office:value="905845" table:style-name="ce185">
            <text:p>905,845</text:p>
          </table:table-cell>
          <table:table-cell office:value-type="float" office:value="906795" table:style-name="ce185">
            <text:p>906,795</text:p>
          </table:table-cell>
          <table:table-cell office:value-type="float" office:value="45.33" table:style-name="ce186">
            <text:p>45.33</text:p>
          </table:table-cell>
          <table:table-cell office:value-type="float" office:value="3297578" table:style-name="ce185">
            <text:p>3,297,578</text:p>
          </table:table-cell>
          <table:table-cell office:value-type="float" office:value="1591449" table:style-name="ce185">
            <text:p>1,591,449</text:p>
          </table:table-cell>
          <table:table-cell office:value-type="float" office:value="1706129" table:style-name="ce185">
            <text:p>1,706,129</text:p>
          </table:table-cell>
          <table:table-cell office:value-type="float" office:value="82.46" table:style-name="ce184">
            <text:p>82.46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8">
            <text:p>臺 北 市</text:p>
          </table:table-cell>
          <table:table-cell office:value-type="float" office:value="2663425" table:style-name="ce187">
            <text:p>2,663,425</text:p>
          </table:table-cell>
          <table:table-cell office:value-type="float" office:value="1270279" table:style-name="ce185">
            <text:p>1,270,279</text:p>
          </table:table-cell>
          <table:table-cell office:value-type="float" office:value="1393146" table:style-name="ce185">
            <text:p>1,393,146</text:p>
          </table:table-cell>
          <table:table-cell office:value-type="float" office:value="100" table:style-name="ce186">
            <text:p>100.00</text:p>
          </table:table-cell>
          <table:table-cell office:value-type="float" office:value="362064" table:style-name="ce185">
            <text:p>362,064</text:p>
          </table:table-cell>
          <table:table-cell office:value-type="float" office:value="187621" table:style-name="ce185">
            <text:p>187,621</text:p>
          </table:table-cell>
          <table:table-cell office:value-type="float" office:value="174443" table:style-name="ce185">
            <text:p>174,443</text:p>
          </table:table-cell>
          <table:table-cell office:value-type="float" office:value="13.59" table:style-name="ce186">
            <text:p>13.59</text:p>
          </table:table-cell>
          <table:table-cell office:value-type="float" office:value="1837331" table:style-name="ce185">
            <text:p>1,837,331</text:p>
          </table:table-cell>
          <table:table-cell office:value-type="float" office:value="875608" table:style-name="ce185">
            <text:p>875,608</text:p>
          </table:table-cell>
          <table:table-cell office:value-type="float" office:value="961723" table:style-name="ce185">
            <text:p>961,723</text:p>
          </table:table-cell>
          <table:table-cell office:value-type="float" office:value="68.98" table:style-name="ce186">
            <text:p>68.98</text:p>
          </table:table-cell>
          <table:table-cell office:value-type="float" office:value="464030" table:style-name="ce185">
            <text:p>464,030</text:p>
          </table:table-cell>
          <table:table-cell office:value-type="float" office:value="207050" table:style-name="ce185">
            <text:p>207,050</text:p>
          </table:table-cell>
          <table:table-cell office:value-type="float" office:value="256980" table:style-name="ce185">
            <text:p>256,980</text:p>
          </table:table-cell>
          <table:table-cell office:value-type="float" office:value="17.420000000000002" table:style-name="ce186">
            <text:p>17.42</text:p>
          </table:table-cell>
          <table:table-cell office:value-type="float" office:value="1121551" table:style-name="ce185">
            <text:p>1,121,551</text:p>
          </table:table-cell>
          <table:table-cell office:value-type="float" office:value="537403" table:style-name="ce185">
            <text:p>537,403</text:p>
          </table:table-cell>
          <table:table-cell office:value-type="float" office:value="584148" table:style-name="ce185">
            <text:p>584,148</text:p>
          </table:table-cell>
          <table:table-cell office:value-type="float" office:value="42.11" table:style-name="ce186">
            <text:p>42.11</text:p>
          </table:table-cell>
          <table:table-cell office:value-type="float" office:value="2177637" table:style-name="ce185">
            <text:p>2,177,637</text:p>
          </table:table-cell>
          <table:table-cell office:value-type="float" office:value="1018358" table:style-name="ce185">
            <text:p>1,018,358</text:p>
          </table:table-cell>
          <table:table-cell office:value-type="float" office:value="1159279" table:style-name="ce185">
            <text:p>1,159,279</text:p>
          </table:table-cell>
          <table:table-cell office:value-type="float" office:value="81.760000000000005" table:style-name="ce184">
            <text:p>81.76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8">
            <text:p>桃 園 市</text:p>
          </table:table-cell>
          <table:table-cell office:value-type="float" office:value="2228118" table:style-name="ce187">
            <text:p>2,228,118</text:p>
          </table:table-cell>
          <table:table-cell office:value-type="float" office:value="1107192" table:style-name="ce185">
            <text:p>1,107,192</text:p>
          </table:table-cell>
          <table:table-cell office:value-type="float" office:value="1120926" table:style-name="ce185">
            <text:p>1,120,926</text:p>
          </table:table-cell>
          <table:table-cell office:value-type="float" office:value="100" table:style-name="ce186">
            <text:p>100.00</text:p>
          </table:table-cell>
          <table:table-cell office:value-type="float" office:value="334716" table:style-name="ce185">
            <text:p>334,716</text:p>
          </table:table-cell>
          <table:table-cell office:value-type="float" office:value="174474" table:style-name="ce185">
            <text:p>174,474</text:p>
          </table:table-cell>
          <table:table-cell office:value-type="float" office:value="160242" table:style-name="ce185">
            <text:p>160,242</text:p>
          </table:table-cell>
          <table:table-cell office:value-type="float" office:value="15.02" table:style-name="ce186">
            <text:p>15.02</text:p>
          </table:table-cell>
          <table:table-cell office:value-type="float" office:value="1634963" table:style-name="ce185">
            <text:p>1,634,963</text:p>
          </table:table-cell>
          <table:table-cell office:value-type="float" office:value="813431" table:style-name="ce185">
            <text:p>813,431</text:p>
          </table:table-cell>
          <table:table-cell office:value-type="float" office:value="821532" table:style-name="ce185">
            <text:p>821,532</text:p>
          </table:table-cell>
          <table:table-cell office:value-type="float" office:value="73.38" table:style-name="ce186">
            <text:p>73.38</text:p>
          </table:table-cell>
          <table:table-cell office:value-type="float" office:value="258439" table:style-name="ce185">
            <text:p>258,439</text:p>
          </table:table-cell>
          <table:table-cell office:value-type="float" office:value="119287" table:style-name="ce185">
            <text:p>119,287</text:p>
          </table:table-cell>
          <table:table-cell office:value-type="float" office:value="139152" table:style-name="ce185">
            <text:p>139,152</text:p>
          </table:table-cell>
          <table:table-cell office:value-type="float" office:value="11.6" table:style-name="ce186">
            <text:p>11.60</text:p>
          </table:table-cell>
          <table:table-cell office:value-type="float" office:value="1042983" table:style-name="ce185">
            <text:p>1,042,983</text:p>
          </table:table-cell>
          <table:table-cell office:value-type="float" office:value="521733" table:style-name="ce185">
            <text:p>521,733</text:p>
          </table:table-cell>
          <table:table-cell office:value-type="float" office:value="521250" table:style-name="ce185">
            <text:p>521,250</text:p>
          </table:table-cell>
          <table:table-cell office:value-type="float" office:value="46.81" table:style-name="ce186">
            <text:p>46.81</text:p>
          </table:table-cell>
          <table:table-cell office:value-type="float" office:value="1758486" table:style-name="ce185">
            <text:p>1,758,486</text:p>
          </table:table-cell>
          <table:table-cell office:value-type="float" office:value="862182" table:style-name="ce185">
            <text:p>862,182</text:p>
          </table:table-cell>
          <table:table-cell office:value-type="float" office:value="896304" table:style-name="ce185">
            <text:p>896,304</text:p>
          </table:table-cell>
          <table:table-cell office:value-type="float" office:value="78.92" table:style-name="ce184">
            <text:p>78.92</text:p>
          </table:table-cell>
          <table:table-cell table:number-columns-repeated="16359" table:style-name="ce178"/>
        </table:table-row>
        <table:table-row table:style-name="ro22">
          <table:table-cell office:value-type="string" table:style-name="ce188">
            <text:p>臺 中 市</text:p>
          </table:table-cell>
          <table:table-cell office:value-type="float" office:value="2808219" table:style-name="ce187">
            <text:p>2,808,219</text:p>
          </table:table-cell>
          <table:table-cell office:value-type="float" office:value="1381811" table:style-name="ce185">
            <text:p>1,381,811</text:p>
          </table:table-cell>
          <table:table-cell office:value-type="float" office:value="1426408" table:style-name="ce185">
            <text:p>1,426,408</text:p>
          </table:table-cell>
          <table:table-cell office:value-type="float" office:value="100" table:style-name="ce186">
            <text:p>100.00</text:p>
          </table:table-cell>
          <table:table-cell office:value-type="float" office:value="404832" table:style-name="ce185">
            <text:p>404,832</text:p>
          </table:table-cell>
          <table:table-cell office:value-type="float" office:value="210128" table:style-name="ce185">
            <text:p>210,128</text:p>
          </table:table-cell>
          <table:table-cell office:value-type="float" office:value="194704" table:style-name="ce185">
            <text:p>194,704</text:p>
          </table:table-cell>
          <table:table-cell office:value-type="float" office:value="14.42" table:style-name="ce186">
            <text:p>14.42</text:p>
          </table:table-cell>
          <table:table-cell office:value-type="float" office:value="2056478" table:style-name="ce185">
            <text:p>2,056,478</text:p>
          </table:table-cell>
          <table:table-cell office:value-type="float" office:value="1012595" table:style-name="ce185">
            <text:p>1,012,595</text:p>
          </table:table-cell>
          <table:table-cell office:value-type="float" office:value="1043883" table:style-name="ce185">
            <text:p>1,043,883</text:p>
          </table:table-cell>
          <table:table-cell office:value-type="float" office:value="73.23" table:style-name="ce186">
            <text:p>73.23</text:p>
          </table:table-cell>
          <table:table-cell office:value-type="float" office:value="346909" table:style-name="ce185">
            <text:p>346,909</text:p>
          </table:table-cell>
          <table:table-cell office:value-type="float" office:value="159088" table:style-name="ce185">
            <text:p>159,088</text:p>
          </table:table-cell>
          <table:table-cell office:value-type="float" office:value="187821" table:style-name="ce185">
            <text:p>187,821</text:p>
          </table:table-cell>
          <table:table-cell office:value-type="float" office:value="12.35" table:style-name="ce186">
            <text:p>12.35</text:p>
          </table:table-cell>
          <table:table-cell office:value-type="float" office:value="1294273" table:style-name="ce185">
            <text:p>1,294,273</text:p>
          </table:table-cell>
          <table:table-cell office:value-type="float" office:value="642150" table:style-name="ce185">
            <text:p>642,150</text:p>
          </table:table-cell>
          <table:table-cell office:value-type="float" office:value="652123" table:style-name="ce185">
            <text:p>652,123</text:p>
          </table:table-cell>
          <table:table-cell office:value-type="float" office:value="46.09" table:style-name="ce186">
            <text:p>46.09</text:p>
          </table:table-cell>
          <table:table-cell office:value-type="float" office:value="2236503" table:style-name="ce185">
            <text:p>2,236,503</text:p>
          </table:table-cell>
          <table:table-cell office:value-type="float" office:value="1085105" table:style-name="ce185">
            <text:p>1,085,105</text:p>
          </table:table-cell>
          <table:table-cell office:value-type="float" office:value="1151398" table:style-name="ce185">
            <text:p>1,151,398</text:p>
          </table:table-cell>
          <table:table-cell office:value-type="float" office:value="79.64" table:style-name="ce184">
            <text:p>79.64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8">
            <text:p>臺 南 市</text:p>
          </table:table-cell>
          <table:table-cell office:value-type="float" office:value="1883356" table:style-name="ce187">
            <text:p>1,883,356</text:p>
          </table:table-cell>
          <table:table-cell office:value-type="float" office:value="939536" table:style-name="ce185">
            <text:p>939,536</text:p>
          </table:table-cell>
          <table:table-cell office:value-type="float" office:value="943820" table:style-name="ce185">
            <text:p>943,820</text:p>
          </table:table-cell>
          <table:table-cell office:value-type="float" office:value="100" table:style-name="ce186">
            <text:p>100.00</text:p>
          </table:table-cell>
          <table:table-cell office:value-type="float" office:value="230088" table:style-name="ce185">
            <text:p>230,088</text:p>
          </table:table-cell>
          <table:table-cell office:value-type="float" office:value="119400" table:style-name="ce185">
            <text:p>119,400</text:p>
          </table:table-cell>
          <table:table-cell office:value-type="float" office:value="110688" table:style-name="ce185">
            <text:p>110,688</text:p>
          </table:table-cell>
          <table:table-cell office:value-type="float" office:value="12.22" table:style-name="ce186">
            <text:p>12.22</text:p>
          </table:table-cell>
          <table:table-cell office:value-type="float" office:value="1366321" table:style-name="ce185">
            <text:p>1,366,321</text:p>
          </table:table-cell>
          <table:table-cell office:value-type="float" office:value="688348" table:style-name="ce185">
            <text:p>688,348</text:p>
          </table:table-cell>
          <table:table-cell office:value-type="float" office:value="677973" table:style-name="ce185">
            <text:p>677,973</text:p>
          </table:table-cell>
          <table:table-cell office:value-type="float" office:value="72.55" table:style-name="ce186">
            <text:p>72.55</text:p>
          </table:table-cell>
          <table:table-cell office:value-type="float" office:value="286947" table:style-name="ce185">
            <text:p>286,947</text:p>
          </table:table-cell>
          <table:table-cell office:value-type="float" office:value="131788" table:style-name="ce185">
            <text:p>131,788</text:p>
          </table:table-cell>
          <table:table-cell office:value-type="float" office:value="155159" table:style-name="ce185">
            <text:p>155,159</text:p>
          </table:table-cell>
          <table:table-cell office:value-type="float" office:value="15.24" table:style-name="ce186">
            <text:p>15.24</text:p>
          </table:table-cell>
          <table:table-cell office:value-type="float" office:value="832852" table:style-name="ce185">
            <text:p>832,852</text:p>
          </table:table-cell>
          <table:table-cell office:value-type="float" office:value="421104" table:style-name="ce185">
            <text:p>421,104</text:p>
          </table:table-cell>
          <table:table-cell office:value-type="float" office:value="411748" table:style-name="ce185">
            <text:p>411,748</text:p>
          </table:table-cell>
          <table:table-cell office:value-type="float" office:value="44.22" table:style-name="ce186">
            <text:p>44.22</text:p>
          </table:table-cell>
          <table:table-cell office:value-type="float" office:value="1554680" table:style-name="ce185">
            <text:p>1,554,680</text:p>
          </table:table-cell>
          <table:table-cell office:value-type="float" office:value="768720" table:style-name="ce185">
            <text:p>768,720</text:p>
          </table:table-cell>
          <table:table-cell office:value-type="float" office:value="785960" table:style-name="ce185">
            <text:p>785,960</text:p>
          </table:table-cell>
          <table:table-cell office:value-type="float" office:value="82.55" table:style-name="ce184">
            <text:p>82.55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8">
            <text:p>高 雄 市</text:p>
          </table:table-cell>
          <table:table-cell office:value-type="float" office:value="2773271" table:style-name="ce187">
            <text:p>2,773,271</text:p>
          </table:table-cell>
          <table:table-cell office:value-type="float" office:value="1371330" table:style-name="ce185">
            <text:p>1,371,330</text:p>
          </table:table-cell>
          <table:table-cell office:value-type="float" office:value="1401941" table:style-name="ce185">
            <text:p>1,401,941</text:p>
          </table:table-cell>
          <table:table-cell office:value-type="float" office:value="100" table:style-name="ce186">
            <text:p>100.00</text:p>
          </table:table-cell>
          <table:table-cell office:value-type="float" office:value="331012" table:style-name="ce185">
            <text:p>331,012</text:p>
          </table:table-cell>
          <table:table-cell office:value-type="float" office:value="171993" table:style-name="ce185">
            <text:p>171,993</text:p>
          </table:table-cell>
          <table:table-cell office:value-type="float" office:value="159019" table:style-name="ce185">
            <text:p>159,019</text:p>
          </table:table-cell>
          <table:table-cell office:value-type="float" office:value="11.94" table:style-name="ce186">
            <text:p>11.94</text:p>
          </table:table-cell>
          <table:table-cell office:value-type="float" office:value="2019815" table:style-name="ce185">
            <text:p>2,019,815</text:p>
          </table:table-cell>
          <table:table-cell office:value-type="float" office:value="1006236" table:style-name="ce185">
            <text:p>1,006,236</text:p>
          </table:table-cell>
          <table:table-cell office:value-type="float" office:value="1013579" table:style-name="ce185">
            <text:p>1,013,579</text:p>
          </table:table-cell>
          <table:table-cell office:value-type="float" office:value="72.83" table:style-name="ce186">
            <text:p>72.83</text:p>
          </table:table-cell>
          <table:table-cell office:value-type="float" office:value="422444" table:style-name="ce185">
            <text:p>422,444</text:p>
          </table:table-cell>
          <table:table-cell office:value-type="float" office:value="193101" table:style-name="ce185">
            <text:p>193,101</text:p>
          </table:table-cell>
          <table:table-cell office:value-type="float" office:value="229343" table:style-name="ce185">
            <text:p>229,343</text:p>
          </table:table-cell>
          <table:table-cell office:value-type="float" office:value="15.23" table:style-name="ce186">
            <text:p>15.23</text:p>
          </table:table-cell>
          <table:table-cell office:value-type="float" office:value="1237236" table:style-name="ce185">
            <text:p>1,237,236</text:p>
          </table:table-cell>
          <table:table-cell office:value-type="float" office:value="622168" table:style-name="ce185">
            <text:p>622,168</text:p>
          </table:table-cell>
          <table:table-cell office:value-type="float" office:value="615068" table:style-name="ce185">
            <text:p>615,068</text:p>
          </table:table-cell>
          <table:table-cell office:value-type="float" office:value="44.61" table:style-name="ce186">
            <text:p>44.61</text:p>
          </table:table-cell>
          <table:table-cell office:value-type="float" office:value="2293455" table:style-name="ce185">
            <text:p>2,293,455</text:p>
          </table:table-cell>
          <table:table-cell office:value-type="float" office:value="1122033" table:style-name="ce185">
            <text:p>1,122,033</text:p>
          </table:table-cell>
          <table:table-cell office:value-type="float" office:value="1171422" table:style-name="ce185">
            <text:p>1,171,422</text:p>
          </table:table-cell>
          <table:table-cell office:value-type="float" office:value="82.7" table:style-name="ce184">
            <text:p>82.70</text:p>
          </table:table-cell>
          <table:table-cell table:number-columns-repeated="16359" table:style-name="ce178"/>
        </table:table-row>
        <table:table-row table:style-name="ro34">
          <table:table-cell office:value-type="string" table:style-name="ce188">
            <text:p><text:s/>臺 灣 省<text:s/></text:p>
          </table:table-cell>
          <table:table-cell office:value-type="float" office:value="7081480" table:style-name="ce187">
            <text:p>7,081,480</text:p>
          </table:table-cell>
          <table:table-cell office:value-type="float" office:value="3606323" table:style-name="ce185">
            <text:p>3,606,323</text:p>
          </table:table-cell>
          <table:table-cell office:value-type="float" office:value="3475157" table:style-name="ce185">
            <text:p>3,475,157</text:p>
          </table:table-cell>
          <table:table-cell office:value-type="float" office:value="100" table:style-name="ce186">
            <text:p>100.00</text:p>
          </table:table-cell>
          <table:table-cell office:value-type="float" office:value="873451" table:style-name="ce185">
            <text:p>873,451</text:p>
          </table:table-cell>
          <table:table-cell office:value-type="float" office:value="455048" table:style-name="ce185">
            <text:p>455,048</text:p>
          </table:table-cell>
          <table:table-cell office:value-type="float" office:value="418403" table:style-name="ce185">
            <text:p>418,403</text:p>
          </table:table-cell>
          <table:table-cell office:value-type="float" office:value="12.33" table:style-name="ce186">
            <text:p>12.33</text:p>
          </table:table-cell>
          <table:table-cell office:value-type="float" office:value="5074177" table:style-name="ce185">
            <text:p>5,074,177</text:p>
          </table:table-cell>
          <table:table-cell office:value-type="float" office:value="2627028" table:style-name="ce185">
            <text:p>2,627,028</text:p>
          </table:table-cell>
          <table:table-cell office:value-type="float" office:value="2447149" table:style-name="ce185">
            <text:p>2,447,149</text:p>
          </table:table-cell>
          <table:table-cell office:value-type="float" office:value="71.650000000000006" table:style-name="ce186">
            <text:p>71.65</text:p>
          </table:table-cell>
          <table:table-cell office:value-type="float" office:value="1133852" table:style-name="ce185">
            <text:p>1,133,852</text:p>
          </table:table-cell>
          <table:table-cell office:value-type="float" office:value="524247" table:style-name="ce185">
            <text:p>524,247</text:p>
          </table:table-cell>
          <table:table-cell office:value-type="float" office:value="609605" table:style-name="ce185">
            <text:p>609,605</text:p>
          </table:table-cell>
          <table:table-cell office:value-type="float" office:value="16.010000000000002" table:style-name="ce186">
            <text:p>16.01</text:p>
          </table:table-cell>
          <table:table-cell office:value-type="float" office:value="3086887" table:style-name="ce185">
            <text:p>3,086,887</text:p>
          </table:table-cell>
          <table:table-cell office:value-type="float" office:value="1595498" table:style-name="ce185">
            <text:p>1,595,498</text:p>
          </table:table-cell>
          <table:table-cell office:value-type="float" office:value="1491389" table:style-name="ce185">
            <text:p>1,491,389</text:p>
          </table:table-cell>
          <table:table-cell office:value-type="float" office:value="43.59" table:style-name="ce186">
            <text:p>43.59</text:p>
          </table:table-cell>
          <table:table-cell office:value-type="float" office:value="5798499" table:style-name="ce185">
            <text:p>5,798,499</text:p>
          </table:table-cell>
          <table:table-cell office:value-type="float" office:value="2936396" table:style-name="ce185">
            <text:p>2,936,396</text:p>
          </table:table-cell>
          <table:table-cell office:value-type="float" office:value="2862103" table:style-name="ce185">
            <text:p>2,862,103</text:p>
          </table:table-cell>
          <table:table-cell office:value-type="float" office:value="81.88" table:style-name="ce184">
            <text:p>81.88</text:p>
          </table:table-cell>
          <table:table-cell table:number-columns-repeated="16359" table:style-name="ce178"/>
        </table:table-row>
        <table:table-row table:style-name="ro17">
          <table:table-cell office:value-type="string" table:style-name="ce183">
            <text:p>宜 蘭 縣</text:p>
          </table:table-cell>
          <table:table-cell office:value-type="float" office:value="454770" table:style-name="ce182">
            <text:p>454,770</text:p>
          </table:table-cell>
          <table:table-cell office:value-type="float" office:value="229735" table:style-name="ce180">
            <text:p>229,735</text:p>
          </table:table-cell>
          <table:table-cell office:value-type="float" office:value="225035" table:style-name="ce180">
            <text:p>225,035</text:p>
          </table:table-cell>
          <table:table-cell office:value-type="float" office:value="100" table:style-name="ce181">
            <text:p>100.00</text:p>
          </table:table-cell>
          <table:table-cell office:value-type="float" office:value="54158" table:style-name="ce180">
            <text:p>54,158</text:p>
          </table:table-cell>
          <table:table-cell office:value-type="float" office:value="28074" table:style-name="ce180">
            <text:p>28,074</text:p>
          </table:table-cell>
          <table:table-cell office:value-type="float" office:value="26084" table:style-name="ce180">
            <text:p>26,084</text:p>
          </table:table-cell>
          <table:table-cell office:value-type="float" office:value="11.91" table:style-name="ce181">
            <text:p>11.91</text:p>
          </table:table-cell>
          <table:table-cell office:value-type="float" office:value="327197" table:style-name="ce180">
            <text:p>327,197</text:p>
          </table:table-cell>
          <table:table-cell office:value-type="float" office:value="167659" table:style-name="ce180">
            <text:p>167,659</text:p>
          </table:table-cell>
          <table:table-cell office:value-type="float" office:value="159538" table:style-name="ce180">
            <text:p>159,538</text:p>
          </table:table-cell>
          <table:table-cell office:value-type="float" office:value="71.95" table:style-name="ce181">
            <text:p>71.95</text:p>
          </table:table-cell>
          <table:table-cell office:value-type="float" office:value="73415" table:style-name="ce180">
            <text:p>73,415</text:p>
          </table:table-cell>
          <table:table-cell office:value-type="float" office:value="34002" table:style-name="ce180">
            <text:p>34,002</text:p>
          </table:table-cell>
          <table:table-cell office:value-type="float" office:value="39413" table:style-name="ce180">
            <text:p>39,413</text:p>
          </table:table-cell>
          <table:table-cell office:value-type="float" office:value="16.14" table:style-name="ce181">
            <text:p>16.14</text:p>
          </table:table-cell>
          <table:table-cell office:value-type="float" office:value="197601" table:style-name="ce180">
            <text:p>197,601</text:p>
          </table:table-cell>
          <table:table-cell office:value-type="float" office:value="101619" table:style-name="ce180">
            <text:p>101,619</text:p>
          </table:table-cell>
          <table:table-cell office:value-type="float" office:value="95982" table:style-name="ce180">
            <text:p>95,982</text:p>
          </table:table-cell>
          <table:table-cell office:value-type="float" office:value="43.45" table:style-name="ce181">
            <text:p>43.45</text:p>
          </table:table-cell>
          <table:table-cell office:value-type="float" office:value="375182" table:style-name="ce180">
            <text:p>375,182</text:p>
          </table:table-cell>
          <table:table-cell office:value-type="float" office:value="188346" table:style-name="ce180">
            <text:p>188,346</text:p>
          </table:table-cell>
          <table:table-cell office:value-type="float" office:value="186836" table:style-name="ce180">
            <text:p>186,836</text:p>
          </table:table-cell>
          <table:table-cell office:value-type="float" office:value="82.5" table:style-name="ce179">
            <text:p>82.50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新 竹 縣</text:p>
          </table:table-cell>
          <table:table-cell office:value-type="float" office:value="558020" table:style-name="ce182">
            <text:p>558,020</text:p>
          </table:table-cell>
          <table:table-cell office:value-type="float" office:value="284886" table:style-name="ce180">
            <text:p>284,886</text:p>
          </table:table-cell>
          <table:table-cell office:value-type="float" office:value="273134" table:style-name="ce180">
            <text:p>273,134</text:p>
          </table:table-cell>
          <table:table-cell office:value-type="float" office:value="100" table:style-name="ce181">
            <text:p>100.00</text:p>
          </table:table-cell>
          <table:table-cell office:value-type="float" office:value="90752" table:style-name="ce180">
            <text:p>90,752</text:p>
          </table:table-cell>
          <table:table-cell office:value-type="float" office:value="47258" table:style-name="ce180">
            <text:p>47,258</text:p>
          </table:table-cell>
          <table:table-cell office:value-type="float" office:value="43494" table:style-name="ce180">
            <text:p>43,494</text:p>
          </table:table-cell>
          <table:table-cell office:value-type="float" office:value="16.260000000000002" table:style-name="ce181">
            <text:p>16.26</text:p>
          </table:table-cell>
          <table:table-cell office:value-type="float" office:value="398019" table:style-name="ce180">
            <text:p>398,019</text:p>
          </table:table-cell>
          <table:table-cell office:value-type="float" office:value="204545" table:style-name="ce180">
            <text:p>204,545</text:p>
          </table:table-cell>
          <table:table-cell office:value-type="float" office:value="193474" table:style-name="ce180">
            <text:p>193,474</text:p>
          </table:table-cell>
          <table:table-cell office:value-type="float" office:value="71.33" table:style-name="ce181">
            <text:p>71.33</text:p>
          </table:table-cell>
          <table:table-cell office:value-type="float" office:value="69249" table:style-name="ce180">
            <text:p>69,249</text:p>
          </table:table-cell>
          <table:table-cell office:value-type="float" office:value="33083" table:style-name="ce180">
            <text:p>33,083</text:p>
          </table:table-cell>
          <table:table-cell office:value-type="float" office:value="36166" table:style-name="ce180">
            <text:p>36,166</text:p>
          </table:table-cell>
          <table:table-cell office:value-type="float" office:value="12.41" table:style-name="ce181">
            <text:p>12.41</text:p>
          </table:table-cell>
          <table:table-cell office:value-type="float" office:value="255268" table:style-name="ce180">
            <text:p>255,268</text:p>
          </table:table-cell>
          <table:table-cell office:value-type="float" office:value="130230" table:style-name="ce180">
            <text:p>130,230</text:p>
          </table:table-cell>
          <table:table-cell office:value-type="float" office:value="125038" table:style-name="ce180">
            <text:p>125,038</text:p>
          </table:table-cell>
          <table:table-cell office:value-type="float" office:value="45.75" table:style-name="ce181">
            <text:p>45.75</text:p>
          </table:table-cell>
          <table:table-cell office:value-type="float" office:value="432972" table:style-name="ce180">
            <text:p>432,972</text:p>
          </table:table-cell>
          <table:table-cell office:value-type="float" office:value="219659" table:style-name="ce180">
            <text:p>219,659</text:p>
          </table:table-cell>
          <table:table-cell office:value-type="float" office:value="213313" table:style-name="ce180">
            <text:p>213,313</text:p>
          </table:table-cell>
          <table:table-cell office:value-type="float" office:value="77.59" table:style-name="ce179">
            <text:p>77.59</text:p>
          </table:table-cell>
          <table:table-cell table:number-columns-repeated="16359" table:style-name="ce178"/>
        </table:table-row>
        <table:table-row table:style-name="ro35">
          <table:table-cell office:value-type="string" table:style-name="ce183">
            <text:p>苗 栗 縣</text:p>
          </table:table-cell>
          <table:table-cell office:value-type="float" office:value="547692" table:style-name="ce182">
            <text:p>547,692</text:p>
          </table:table-cell>
          <table:table-cell office:value-type="float" office:value="282591" table:style-name="ce180">
            <text:p>282,591</text:p>
          </table:table-cell>
          <table:table-cell office:value-type="float" office:value="265101" table:style-name="ce180">
            <text:p>265,101</text:p>
          </table:table-cell>
          <table:table-cell office:value-type="float" office:value="100" table:style-name="ce181">
            <text:p>100.00</text:p>
          </table:table-cell>
          <table:table-cell office:value-type="float" office:value="68270" table:style-name="ce180">
            <text:p>68,270</text:p>
          </table:table-cell>
          <table:table-cell office:value-type="float" office:value="35449" table:style-name="ce180">
            <text:p>35,449</text:p>
          </table:table-cell>
          <table:table-cell office:value-type="float" office:value="32821" table:style-name="ce180">
            <text:p>32,821</text:p>
          </table:table-cell>
          <table:table-cell office:value-type="float" office:value="12.47" table:style-name="ce181">
            <text:p>12.47</text:p>
          </table:table-cell>
          <table:table-cell office:value-type="float" office:value="390942" table:style-name="ce180">
            <text:p>390,942</text:p>
          </table:table-cell>
          <table:table-cell office:value-type="float" office:value="205094" table:style-name="ce180">
            <text:p>205,094</text:p>
          </table:table-cell>
          <table:table-cell office:value-type="float" office:value="185848" table:style-name="ce180">
            <text:p>185,848</text:p>
          </table:table-cell>
          <table:table-cell office:value-type="float" office:value="71.38" table:style-name="ce181">
            <text:p>71.38</text:p>
          </table:table-cell>
          <table:table-cell office:value-type="float" office:value="88480" table:style-name="ce180">
            <text:p>88,480</text:p>
          </table:table-cell>
          <table:table-cell office:value-type="float" office:value="42048" table:style-name="ce180">
            <text:p>42,048</text:p>
          </table:table-cell>
          <table:table-cell office:value-type="float" office:value="46432" table:style-name="ce180">
            <text:p>46,432</text:p>
          </table:table-cell>
          <table:table-cell office:value-type="float" office:value="16.16" table:style-name="ce181">
            <text:p>16.16</text:p>
          </table:table-cell>
          <table:table-cell office:value-type="float" office:value="238982" table:style-name="ce180">
            <text:p>238,982</text:p>
          </table:table-cell>
          <table:table-cell office:value-type="float" office:value="125127" table:style-name="ce180">
            <text:p>125,127</text:p>
          </table:table-cell>
          <table:table-cell office:value-type="float" office:value="113855" table:style-name="ce180">
            <text:p>113,855</text:p>
          </table:table-cell>
          <table:table-cell office:value-type="float" office:value="43.63" table:style-name="ce181">
            <text:p>43.63</text:p>
          </table:table-cell>
          <table:table-cell office:value-type="float" office:value="447778" table:style-name="ce180">
            <text:p>447,778</text:p>
          </table:table-cell>
          <table:table-cell office:value-type="float" office:value="230365" table:style-name="ce180">
            <text:p>230,365</text:p>
          </table:table-cell>
          <table:table-cell office:value-type="float" office:value="217413" table:style-name="ce180">
            <text:p>217,413</text:p>
          </table:table-cell>
          <table:table-cell office:value-type="float" office:value="81.760000000000005" table:style-name="ce179">
            <text:p>81.76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彰 化 縣</text:p>
          </table:table-cell>
          <table:table-cell office:value-type="float" office:value="1276289" table:style-name="ce182">
            <text:p>1,276,289</text:p>
          </table:table-cell>
          <table:table-cell office:value-type="float" office:value="649791" table:style-name="ce180">
            <text:p>649,791</text:p>
          </table:table-cell>
          <table:table-cell office:value-type="float" office:value="626498" table:style-name="ce180">
            <text:p>626,498</text:p>
          </table:table-cell>
          <table:table-cell office:value-type="float" office:value="100" table:style-name="ce181">
            <text:p>100.00</text:p>
          </table:table-cell>
          <table:table-cell office:value-type="float" office:value="165461" table:style-name="ce180">
            <text:p>165,461</text:p>
          </table:table-cell>
          <table:table-cell office:value-type="float" office:value="86432" table:style-name="ce180">
            <text:p>86,432</text:p>
          </table:table-cell>
          <table:table-cell office:value-type="float" office:value="79029" table:style-name="ce180">
            <text:p>79,029</text:p>
          </table:table-cell>
          <table:table-cell office:value-type="float" office:value="12.96" table:style-name="ce181">
            <text:p>12.96</text:p>
          </table:table-cell>
          <table:table-cell office:value-type="float" office:value="912523" table:style-name="ce180">
            <text:p>912,523</text:p>
          </table:table-cell>
          <table:table-cell office:value-type="float" office:value="471901" table:style-name="ce180">
            <text:p>471,901</text:p>
          </table:table-cell>
          <table:table-cell office:value-type="float" office:value="440622" table:style-name="ce180">
            <text:p>440,622</text:p>
          </table:table-cell>
          <table:table-cell office:value-type="float" office:value="71.5" table:style-name="ce181">
            <text:p>71.50</text:p>
          </table:table-cell>
          <table:table-cell office:value-type="float" office:value="198305" table:style-name="ce180">
            <text:p>198,305</text:p>
          </table:table-cell>
          <table:table-cell office:value-type="float" office:value="91458" table:style-name="ce180">
            <text:p>91,458</text:p>
          </table:table-cell>
          <table:table-cell office:value-type="float" office:value="106847" table:style-name="ce180">
            <text:p>106,847</text:p>
          </table:table-cell>
          <table:table-cell office:value-type="float" office:value="15.54" table:style-name="ce181">
            <text:p>15.54</text:p>
          </table:table-cell>
          <table:table-cell office:value-type="float" office:value="566187" table:style-name="ce180">
            <text:p>566,187</text:p>
          </table:table-cell>
          <table:table-cell office:value-type="float" office:value="292756" table:style-name="ce180">
            <text:p>292,756</text:p>
          </table:table-cell>
          <table:table-cell office:value-type="float" office:value="273431" table:style-name="ce180">
            <text:p>273,431</text:p>
          </table:table-cell>
          <table:table-cell office:value-type="float" office:value="44.36" table:style-name="ce181">
            <text:p>44.36</text:p>
          </table:table-cell>
          <table:table-cell office:value-type="float" office:value="1034769" table:style-name="ce180">
            <text:p>1,034,769</text:p>
          </table:table-cell>
          <table:table-cell office:value-type="float" office:value="523337" table:style-name="ce180">
            <text:p>523,337</text:p>
          </table:table-cell>
          <table:table-cell office:value-type="float" office:value="511432" table:style-name="ce180">
            <text:p>511,432</text:p>
          </table:table-cell>
          <table:table-cell office:value-type="float" office:value="81.08" table:style-name="ce179">
            <text:p>81.08</text:p>
          </table:table-cell>
          <table:table-cell table:number-columns-repeated="16359" table:style-name="ce178"/>
        </table:table-row>
        <table:table-row table:style-name="ro22">
          <table:table-cell office:value-type="string" table:style-name="ce183">
            <text:p>南 投 縣</text:p>
          </table:table-cell>
          <table:table-cell office:value-type="float" office:value="496167" table:style-name="ce182">
            <text:p>496,167</text:p>
          </table:table-cell>
          <table:table-cell office:value-type="float" office:value="254046" table:style-name="ce180">
            <text:p>254,046</text:p>
          </table:table-cell>
          <table:table-cell office:value-type="float" office:value="242121" table:style-name="ce180">
            <text:p>242,121</text:p>
          </table:table-cell>
          <table:table-cell office:value-type="float" office:value="100" table:style-name="ce181">
            <text:p>100.00</text:p>
          </table:table-cell>
          <table:table-cell office:value-type="float" office:value="53691" table:style-name="ce180">
            <text:p>53,691</text:p>
          </table:table-cell>
          <table:table-cell office:value-type="float" office:value="27954" table:style-name="ce180">
            <text:p>27,954</text:p>
          </table:table-cell>
          <table:table-cell office:value-type="float" office:value="25737" table:style-name="ce180">
            <text:p>25,737</text:p>
          </table:table-cell>
          <table:table-cell office:value-type="float" office:value="10.82" table:style-name="ce181">
            <text:p>10.82</text:p>
          </table:table-cell>
          <table:table-cell office:value-type="float" office:value="356320" table:style-name="ce180">
            <text:p>356,320</text:p>
          </table:table-cell>
          <table:table-cell office:value-type="float" office:value="185678" table:style-name="ce180">
            <text:p>185,678</text:p>
          </table:table-cell>
          <table:table-cell office:value-type="float" office:value="170642" table:style-name="ce180">
            <text:p>170,642</text:p>
          </table:table-cell>
          <table:table-cell office:value-type="float" office:value="71.81" table:style-name="ce181">
            <text:p>71.81</text:p>
          </table:table-cell>
          <table:table-cell office:value-type="float" office:value="86156" table:style-name="ce180">
            <text:p>86,156</text:p>
          </table:table-cell>
          <table:table-cell office:value-type="float" office:value="40414" table:style-name="ce180">
            <text:p>40,414</text:p>
          </table:table-cell>
          <table:table-cell office:value-type="float" office:value="45742" table:style-name="ce180">
            <text:p>45,742</text:p>
          </table:table-cell>
          <table:table-cell office:value-type="float" office:value="17.36" table:style-name="ce181">
            <text:p>17.36</text:p>
          </table:table-cell>
          <table:table-cell office:value-type="float" office:value="209807" table:style-name="ce180">
            <text:p>209,807</text:p>
          </table:table-cell>
          <table:table-cell office:value-type="float" office:value="109785" table:style-name="ce180">
            <text:p>109,785</text:p>
          </table:table-cell>
          <table:table-cell office:value-type="float" office:value="100022" table:style-name="ce180">
            <text:p>100,022</text:p>
          </table:table-cell>
          <table:table-cell office:value-type="float" office:value="42.29" table:style-name="ce181">
            <text:p>42.29</text:p>
          </table:table-cell>
          <table:table-cell office:value-type="float" office:value="414165" table:style-name="ce180">
            <text:p>414,165</text:p>
          </table:table-cell>
          <table:table-cell office:value-type="float" office:value="211325" table:style-name="ce180">
            <text:p>211,325</text:p>
          </table:table-cell>
          <table:table-cell office:value-type="float" office:value="202840" table:style-name="ce180">
            <text:p>202,840</text:p>
          </table:table-cell>
          <table:table-cell office:value-type="float" office:value="83.47" table:style-name="ce179">
            <text:p>83.47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雲 林 縣</text:p>
          </table:table-cell>
          <table:table-cell office:value-type="float" office:value="684241" table:style-name="ce182">
            <text:p>684,241</text:p>
          </table:table-cell>
          <table:table-cell office:value-type="float" office:value="354632" table:style-name="ce180">
            <text:p>354,632</text:p>
          </table:table-cell>
          <table:table-cell office:value-type="float" office:value="329609" table:style-name="ce180">
            <text:p>329,609</text:p>
          </table:table-cell>
          <table:table-cell office:value-type="float" office:value="100" table:style-name="ce181">
            <text:p>100.00</text:p>
          </table:table-cell>
          <table:table-cell office:value-type="float" office:value="77926" table:style-name="ce180">
            <text:p>77,926</text:p>
          </table:table-cell>
          <table:table-cell office:value-type="float" office:value="40578" table:style-name="ce180">
            <text:p>40,578</text:p>
          </table:table-cell>
          <table:table-cell office:value-type="float" office:value="37348" table:style-name="ce180">
            <text:p>37,348</text:p>
          </table:table-cell>
          <table:table-cell office:value-type="float" office:value="11.39" table:style-name="ce181">
            <text:p>11.39</text:p>
          </table:table-cell>
          <table:table-cell office:value-type="float" office:value="481833" table:style-name="ce180">
            <text:p>481,833</text:p>
          </table:table-cell>
          <table:table-cell office:value-type="float" office:value="257149" table:style-name="ce180">
            <text:p>257,149</text:p>
          </table:table-cell>
          <table:table-cell office:value-type="float" office:value="224684" table:style-name="ce180">
            <text:p>224,684</text:p>
          </table:table-cell>
          <table:table-cell office:value-type="float" office:value="70.42" table:style-name="ce181">
            <text:p>70.42</text:p>
          </table:table-cell>
          <table:table-cell office:value-type="float" office:value="124482" table:style-name="ce180">
            <text:p>124,482</text:p>
          </table:table-cell>
          <table:table-cell office:value-type="float" office:value="56905" table:style-name="ce180">
            <text:p>56,905</text:p>
          </table:table-cell>
          <table:table-cell office:value-type="float" office:value="67577" table:style-name="ce180">
            <text:p>67,577</text:p>
          </table:table-cell>
          <table:table-cell office:value-type="float" office:value="18.190000000000001" table:style-name="ce181">
            <text:p>18.19</text:p>
          </table:table-cell>
          <table:table-cell office:value-type="float" office:value="290152" table:style-name="ce180">
            <text:p>290,152</text:p>
          </table:table-cell>
          <table:table-cell office:value-type="float" office:value="152687" table:style-name="ce180">
            <text:p>152,687</text:p>
          </table:table-cell>
          <table:table-cell office:value-type="float" office:value="137465" table:style-name="ce180">
            <text:p>137,465</text:p>
          </table:table-cell>
          <table:table-cell office:value-type="float" office:value="42.4" table:style-name="ce181">
            <text:p>42.40</text:p>
          </table:table-cell>
          <table:table-cell office:value-type="float" office:value="566136" table:style-name="ce180">
            <text:p>566,136</text:p>
          </table:table-cell>
          <table:table-cell office:value-type="float" office:value="292876" table:style-name="ce180">
            <text:p>292,876</text:p>
          </table:table-cell>
          <table:table-cell office:value-type="float" office:value="273260" table:style-name="ce180">
            <text:p>273,260</text:p>
          </table:table-cell>
          <table:table-cell office:value-type="float" office:value="82.74" table:style-name="ce179">
            <text:p>82.74</text:p>
          </table:table-cell>
          <table:table-cell table:number-columns-repeated="16359" table:style-name="ce178"/>
        </table:table-row>
        <table:table-row table:style-name="ro35">
          <table:table-cell office:value-type="string" table:style-name="ce183">
            <text:p>嘉 義 縣</text:p>
          </table:table-cell>
          <table:table-cell office:value-type="float" office:value="505785" table:style-name="ce182">
            <text:p>505,785</text:p>
          </table:table-cell>
          <table:table-cell office:value-type="float" office:value="262711" table:style-name="ce180">
            <text:p>262,711</text:p>
          </table:table-cell>
          <table:table-cell office:value-type="float" office:value="243074" table:style-name="ce180">
            <text:p>243,074</text:p>
          </table:table-cell>
          <table:table-cell office:value-type="float" office:value="100" table:style-name="ce181">
            <text:p>100.00</text:p>
          </table:table-cell>
          <table:table-cell office:value-type="float" office:value="47296" table:style-name="ce180">
            <text:p>47,296</text:p>
          </table:table-cell>
          <table:table-cell office:value-type="float" office:value="24669" table:style-name="ce180">
            <text:p>24,669</text:p>
          </table:table-cell>
          <table:table-cell office:value-type="float" office:value="22627" table:style-name="ce180">
            <text:p>22,627</text:p>
          </table:table-cell>
          <table:table-cell office:value-type="float" office:value="9.35" table:style-name="ce181">
            <text:p>9.35</text:p>
          </table:table-cell>
          <table:table-cell office:value-type="float" office:value="361106" table:style-name="ce180">
            <text:p>361,106</text:p>
          </table:table-cell>
          <table:table-cell office:value-type="float" office:value="193243" table:style-name="ce180">
            <text:p>193,243</text:p>
          </table:table-cell>
          <table:table-cell office:value-type="float" office:value="167863" table:style-name="ce180">
            <text:p>167,863</text:p>
          </table:table-cell>
          <table:table-cell office:value-type="float" office:value="71.400000000000006" table:style-name="ce181">
            <text:p>71.40</text:p>
          </table:table-cell>
          <table:table-cell office:value-type="float" office:value="97383" table:style-name="ce180">
            <text:p>97,383</text:p>
          </table:table-cell>
          <table:table-cell office:value-type="float" office:value="44799" table:style-name="ce180">
            <text:p>44,799</text:p>
          </table:table-cell>
          <table:table-cell office:value-type="float" office:value="52584" table:style-name="ce180">
            <text:p>52,584</text:p>
          </table:table-cell>
          <table:table-cell office:value-type="float" office:value="19.25" table:style-name="ce181">
            <text:p>19.25</text:p>
          </table:table-cell>
          <table:table-cell office:value-type="float" office:value="211120" table:style-name="ce180">
            <text:p>211,120</text:p>
          </table:table-cell>
          <table:table-cell office:value-type="float" office:value="111472" table:style-name="ce180">
            <text:p>111,472</text:p>
          </table:table-cell>
          <table:table-cell office:value-type="float" office:value="99648" table:style-name="ce180">
            <text:p>99,648</text:p>
          </table:table-cell>
          <table:table-cell office:value-type="float" office:value="41.74" table:style-name="ce181">
            <text:p>41.74</text:p>
          </table:table-cell>
          <table:table-cell office:value-type="float" office:value="429921" table:style-name="ce180">
            <text:p>429,921</text:p>
          </table:table-cell>
          <table:table-cell office:value-type="float" office:value="223004" table:style-name="ce180">
            <text:p>223,004</text:p>
          </table:table-cell>
          <table:table-cell office:value-type="float" office:value="206917" table:style-name="ce180">
            <text:p>206,917</text:p>
          </table:table-cell>
          <table:table-cell office:value-type="float" office:value="85" table:style-name="ce179">
            <text:p>85.00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屏 東 縣</text:p>
          </table:table-cell>
          <table:table-cell office:value-type="float" office:value="823256" table:style-name="ce182">
            <text:p>823,256</text:p>
          </table:table-cell>
          <table:table-cell office:value-type="float" office:value="420292" table:style-name="ce180">
            <text:p>420,292</text:p>
          </table:table-cell>
          <table:table-cell office:value-type="float" office:value="402964" table:style-name="ce180">
            <text:p>402,964</text:p>
          </table:table-cell>
          <table:table-cell office:value-type="float" office:value="100" table:style-name="ce181">
            <text:p>100.00</text:p>
          </table:table-cell>
          <table:table-cell office:value-type="float" office:value="87588" table:style-name="ce180">
            <text:p>87,588</text:p>
          </table:table-cell>
          <table:table-cell office:value-type="float" office:value="45681" table:style-name="ce180">
            <text:p>45,681</text:p>
          </table:table-cell>
          <table:table-cell office:value-type="float" office:value="41907" table:style-name="ce180">
            <text:p>41,907</text:p>
          </table:table-cell>
          <table:table-cell office:value-type="float" office:value="10.64" table:style-name="ce181">
            <text:p>10.64</text:p>
          </table:table-cell>
          <table:table-cell office:value-type="float" office:value="597980" table:style-name="ce180">
            <text:p>597,980</text:p>
          </table:table-cell>
          <table:table-cell office:value-type="float" office:value="309889" table:style-name="ce180">
            <text:p>309,889</text:p>
          </table:table-cell>
          <table:table-cell office:value-type="float" office:value="288091" table:style-name="ce180">
            <text:p>288,091</text:p>
          </table:table-cell>
          <table:table-cell office:value-type="float" office:value="72.64" table:style-name="ce181">
            <text:p>72.64</text:p>
          </table:table-cell>
          <table:table-cell office:value-type="float" office:value="137688" table:style-name="ce180">
            <text:p>137,688</text:p>
          </table:table-cell>
          <table:table-cell office:value-type="float" office:value="64722" table:style-name="ce180">
            <text:p>64,722</text:p>
          </table:table-cell>
          <table:table-cell office:value-type="float" office:value="72966" table:style-name="ce180">
            <text:p>72,966</text:p>
          </table:table-cell>
          <table:table-cell office:value-type="float" office:value="16.72" table:style-name="ce181">
            <text:p>16.72</text:p>
          </table:table-cell>
          <table:table-cell office:value-type="float" office:value="357033" table:style-name="ce180">
            <text:p>357,033</text:p>
          </table:table-cell>
          <table:table-cell office:value-type="float" office:value="186122" table:style-name="ce180">
            <text:p>186,122</text:p>
          </table:table-cell>
          <table:table-cell office:value-type="float" office:value="170911" table:style-name="ce180">
            <text:p>170,911</text:p>
          </table:table-cell>
          <table:table-cell office:value-type="float" office:value="43.37" table:style-name="ce181">
            <text:p>43.37</text:p>
          </table:table-cell>
          <table:table-cell office:value-type="float" office:value="690714" table:style-name="ce180">
            <text:p>690,714</text:p>
          </table:table-cell>
          <table:table-cell office:value-type="float" office:value="351176" table:style-name="ce180">
            <text:p>351,176</text:p>
          </table:table-cell>
          <table:table-cell office:value-type="float" office:value="339538" table:style-name="ce180">
            <text:p>339,538</text:p>
          </table:table-cell>
          <table:table-cell office:value-type="float" office:value="83.9" table:style-name="ce179">
            <text:p>83.90</text:p>
          </table:table-cell>
          <table:table-cell table:number-columns-repeated="16359" table:style-name="ce178"/>
        </table:table-row>
        <table:table-row table:style-name="ro22">
          <table:table-cell office:value-type="string" table:style-name="ce183">
            <text:p>臺 東 縣</text:p>
          </table:table-cell>
          <table:table-cell office:value-type="float" office:value="218256" table:style-name="ce182">
            <text:p>218,256</text:p>
          </table:table-cell>
          <table:table-cell office:value-type="float" office:value="112448" table:style-name="ce180">
            <text:p>112,448</text:p>
          </table:table-cell>
          <table:table-cell office:value-type="float" office:value="105808" table:style-name="ce180">
            <text:p>105,808</text:p>
          </table:table-cell>
          <table:table-cell office:value-type="float" office:value="100" table:style-name="ce181">
            <text:p>100.00</text:p>
          </table:table-cell>
          <table:table-cell office:value-type="float" office:value="25568" table:style-name="ce180">
            <text:p>25,568</text:p>
          </table:table-cell>
          <table:table-cell office:value-type="float" office:value="13433" table:style-name="ce180">
            <text:p>13,433</text:p>
          </table:table-cell>
          <table:table-cell office:value-type="float" office:value="12135" table:style-name="ce180">
            <text:p>12,135</text:p>
          </table:table-cell>
          <table:table-cell office:value-type="float" office:value="11.71" table:style-name="ce181">
            <text:p>11.71</text:p>
          </table:table-cell>
          <table:table-cell office:value-type="float" office:value="157117" table:style-name="ce180">
            <text:p>157,117</text:p>
          </table:table-cell>
          <table:table-cell office:value-type="float" office:value="82839" table:style-name="ce180">
            <text:p>82,839</text:p>
          </table:table-cell>
          <table:table-cell office:value-type="float" office:value="74278" table:style-name="ce180">
            <text:p>74,278</text:p>
          </table:table-cell>
          <table:table-cell office:value-type="float" office:value="71.989999999999995" table:style-name="ce181">
            <text:p>71.99</text:p>
          </table:table-cell>
          <table:table-cell office:value-type="float" office:value="35571" table:style-name="ce180">
            <text:p>35,571</text:p>
          </table:table-cell>
          <table:table-cell office:value-type="float" office:value="16176" table:style-name="ce180">
            <text:p>16,176</text:p>
          </table:table-cell>
          <table:table-cell office:value-type="float" office:value="19395" table:style-name="ce180">
            <text:p>19,395</text:p>
          </table:table-cell>
          <table:table-cell office:value-type="float" office:value="16.3" table:style-name="ce181">
            <text:p>16.30</text:p>
          </table:table-cell>
          <table:table-cell office:value-type="float" office:value="93454" table:style-name="ce180">
            <text:p>93,454</text:p>
          </table:table-cell>
          <table:table-cell office:value-type="float" office:value="49371" table:style-name="ce180">
            <text:p>49,371</text:p>
          </table:table-cell>
          <table:table-cell office:value-type="float" office:value="44083" table:style-name="ce180">
            <text:p>44,083</text:p>
          </table:table-cell>
          <table:table-cell office:value-type="float" office:value="42.82" table:style-name="ce181">
            <text:p>42.82</text:p>
          </table:table-cell>
          <table:table-cell office:value-type="float" office:value="180239" table:style-name="ce180">
            <text:p>180,239</text:p>
          </table:table-cell>
          <table:table-cell office:value-type="float" office:value="92514" table:style-name="ce180">
            <text:p>92,514</text:p>
          </table:table-cell>
          <table:table-cell office:value-type="float" office:value="87725" table:style-name="ce180">
            <text:p>87,725</text:p>
          </table:table-cell>
          <table:table-cell office:value-type="float" office:value="82.58" table:style-name="ce179">
            <text:p>82.58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花 蓮 縣</text:p>
          </table:table-cell>
          <table:table-cell office:value-type="float" office:value="327513" table:style-name="ce182">
            <text:p>327,513</text:p>
          </table:table-cell>
          <table:table-cell office:value-type="float" office:value="165931" table:style-name="ce180">
            <text:p>165,931</text:p>
          </table:table-cell>
          <table:table-cell office:value-type="float" office:value="161582" table:style-name="ce180">
            <text:p>161,582</text:p>
          </table:table-cell>
          <table:table-cell office:value-type="float" office:value="100" table:style-name="ce181">
            <text:p>100.00</text:p>
          </table:table-cell>
          <table:table-cell office:value-type="float" office:value="39171" table:style-name="ce180">
            <text:p>39,171</text:p>
          </table:table-cell>
          <table:table-cell office:value-type="float" office:value="20450" table:style-name="ce180">
            <text:p>20,450</text:p>
          </table:table-cell>
          <table:table-cell office:value-type="float" office:value="18721" table:style-name="ce180">
            <text:p>18,721</text:p>
          </table:table-cell>
          <table:table-cell office:value-type="float" office:value="11.96" table:style-name="ce181">
            <text:p>11.96</text:p>
          </table:table-cell>
          <table:table-cell office:value-type="float" office:value="235543" table:style-name="ce180">
            <text:p>235,543</text:p>
          </table:table-cell>
          <table:table-cell office:value-type="float" office:value="121169" table:style-name="ce180">
            <text:p>121,169</text:p>
          </table:table-cell>
          <table:table-cell office:value-type="float" office:value="114374" table:style-name="ce180">
            <text:p>114,374</text:p>
          </table:table-cell>
          <table:table-cell office:value-type="float" office:value="71.92" table:style-name="ce181">
            <text:p>71.92</text:p>
          </table:table-cell>
          <table:table-cell office:value-type="float" office:value="52799" table:style-name="ce180">
            <text:p>52,799</text:p>
          </table:table-cell>
          <table:table-cell office:value-type="float" office:value="24312" table:style-name="ce180">
            <text:p>24,312</text:p>
          </table:table-cell>
          <table:table-cell office:value-type="float" office:value="28487" table:style-name="ce180">
            <text:p>28,487</text:p>
          </table:table-cell>
          <table:table-cell office:value-type="float" office:value="16.12" table:style-name="ce181">
            <text:p>16.12</text:p>
          </table:table-cell>
          <table:table-cell office:value-type="float" office:value="140979" table:style-name="ce180">
            <text:p>140,979</text:p>
          </table:table-cell>
          <table:table-cell office:value-type="float" office:value="72893" table:style-name="ce180">
            <text:p>72,893</text:p>
          </table:table-cell>
          <table:table-cell office:value-type="float" office:value="68086" table:style-name="ce180">
            <text:p>68,086</text:p>
          </table:table-cell>
          <table:table-cell office:value-type="float" office:value="43.05" table:style-name="ce181">
            <text:p>43.05</text:p>
          </table:table-cell>
          <table:table-cell office:value-type="float" office:value="270142" table:style-name="ce180">
            <text:p>270,142</text:p>
          </table:table-cell>
          <table:table-cell office:value-type="float" office:value="135978" table:style-name="ce180">
            <text:p>135,978</text:p>
          </table:table-cell>
          <table:table-cell office:value-type="float" office:value="134164" table:style-name="ce180">
            <text:p>134,164</text:p>
          </table:table-cell>
          <table:table-cell office:value-type="float" office:value="82.48" table:style-name="ce179">
            <text:p>82.48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澎 湖 縣</text:p>
          </table:table-cell>
          <table:table-cell office:value-type="float" office:value="104574" table:style-name="ce182">
            <text:p>104,574</text:p>
          </table:table-cell>
          <table:table-cell office:value-type="float" office:value="53918" table:style-name="ce180">
            <text:p>53,918</text:p>
          </table:table-cell>
          <table:table-cell office:value-type="float" office:value="50656" table:style-name="ce180">
            <text:p>50,656</text:p>
          </table:table-cell>
          <table:table-cell office:value-type="float" office:value="100" table:style-name="ce181">
            <text:p>100.00</text:p>
          </table:table-cell>
          <table:table-cell office:value-type="float" office:value="10897" table:style-name="ce180">
            <text:p>10,897</text:p>
          </table:table-cell>
          <table:table-cell office:value-type="float" office:value="5742" table:style-name="ce180">
            <text:p>5,742</text:p>
          </table:table-cell>
          <table:table-cell office:value-type="float" office:value="5155" table:style-name="ce180">
            <text:p>5,155</text:p>
          </table:table-cell>
          <table:table-cell office:value-type="float" office:value="10.42" table:style-name="ce181">
            <text:p>10.42</text:p>
          </table:table-cell>
          <table:table-cell office:value-type="float" office:value="76798" table:style-name="ce180">
            <text:p>76,798</text:p>
          </table:table-cell>
          <table:table-cell office:value-type="float" office:value="40363" table:style-name="ce180">
            <text:p>40,363</text:p>
          </table:table-cell>
          <table:table-cell office:value-type="float" office:value="36435" table:style-name="ce180">
            <text:p>36,435</text:p>
          </table:table-cell>
          <table:table-cell office:value-type="float" office:value="73.44" table:style-name="ce181">
            <text:p>73.44</text:p>
          </table:table-cell>
          <table:table-cell office:value-type="float" office:value="16879" table:style-name="ce180">
            <text:p>16,879</text:p>
          </table:table-cell>
          <table:table-cell office:value-type="float" office:value="7813" table:style-name="ce180">
            <text:p>7,813</text:p>
          </table:table-cell>
          <table:table-cell office:value-type="float" office:value="9066" table:style-name="ce180">
            <text:p>9,066</text:p>
          </table:table-cell>
          <table:table-cell office:value-type="float" office:value="16.14" table:style-name="ce181">
            <text:p>16.14</text:p>
          </table:table-cell>
          <table:table-cell office:value-type="float" office:value="48020" table:style-name="ce180">
            <text:p>48,020</text:p>
          </table:table-cell>
          <table:table-cell office:value-type="float" office:value="25037" table:style-name="ce180">
            <text:p>25,037</text:p>
          </table:table-cell>
          <table:table-cell office:value-type="float" office:value="22983" table:style-name="ce180">
            <text:p>22,983</text:p>
          </table:table-cell>
          <table:table-cell office:value-type="float" office:value="45.92" table:style-name="ce181">
            <text:p>45.92</text:p>
          </table:table-cell>
          <table:table-cell office:value-type="float" office:value="87759" table:style-name="ce180">
            <text:p>87,759</text:p>
          </table:table-cell>
          <table:table-cell office:value-type="float" office:value="45001" table:style-name="ce180">
            <text:p>45,001</text:p>
          </table:table-cell>
          <table:table-cell office:value-type="float" office:value="42758" table:style-name="ce180">
            <text:p>42,758</text:p>
          </table:table-cell>
          <table:table-cell office:value-type="float" office:value="83.92" table:style-name="ce179">
            <text:p>83.92</text:p>
          </table:table-cell>
          <table:table-cell table:number-columns-repeated="16359" table:style-name="ce178"/>
        </table:table-row>
        <table:table-row table:style-name="ro23">
          <table:table-cell office:value-type="string" table:style-name="ce183">
            <text:p>基 隆 市</text:p>
          </table:table-cell>
          <table:table-cell office:value-type="float" office:value="369848" table:style-name="ce182">
            <text:p>369,848</text:p>
          </table:table-cell>
          <table:table-cell office:value-type="float" office:value="184826" table:style-name="ce180">
            <text:p>184,826</text:p>
          </table:table-cell>
          <table:table-cell office:value-type="float" office:value="185022" table:style-name="ce180">
            <text:p>185,022</text:p>
          </table:table-cell>
          <table:table-cell office:value-type="float" office:value="100" table:style-name="ce181">
            <text:p>100.00</text:p>
          </table:table-cell>
          <table:table-cell office:value-type="float" office:value="38813" table:style-name="ce180">
            <text:p>38,813</text:p>
          </table:table-cell>
          <table:table-cell office:value-type="float" office:value="20108" table:style-name="ce180">
            <text:p>20,108</text:p>
          </table:table-cell>
          <table:table-cell office:value-type="float" office:value="18705" table:style-name="ce180">
            <text:p>18,705</text:p>
          </table:table-cell>
          <table:table-cell office:value-type="float" office:value="10.49" table:style-name="ce181">
            <text:p>10.49</text:p>
          </table:table-cell>
          <table:table-cell office:value-type="float" office:value="272138" table:style-name="ce180">
            <text:p>272,138</text:p>
          </table:table-cell>
          <table:table-cell office:value-type="float" office:value="138100" table:style-name="ce180">
            <text:p>138,100</text:p>
          </table:table-cell>
          <table:table-cell office:value-type="float" office:value="134038" table:style-name="ce180">
            <text:p>134,038</text:p>
          </table:table-cell>
          <table:table-cell office:value-type="float" office:value="73.58" table:style-name="ce181">
            <text:p>73.58</text:p>
          </table:table-cell>
          <table:table-cell office:value-type="float" office:value="58897" table:style-name="ce180">
            <text:p>58,897</text:p>
          </table:table-cell>
          <table:table-cell office:value-type="float" office:value="26618" table:style-name="ce180">
            <text:p>26,618</text:p>
          </table:table-cell>
          <table:table-cell office:value-type="float" office:value="32279" table:style-name="ce180">
            <text:p>32,279</text:p>
          </table:table-cell>
          <table:table-cell office:value-type="float" office:value="15.92" table:style-name="ce181">
            <text:p>15.92</text:p>
          </table:table-cell>
          <table:table-cell office:value-type="float" office:value="159669" table:style-name="ce180">
            <text:p>159,669</text:p>
          </table:table-cell>
          <table:table-cell office:value-type="float" office:value="81769" table:style-name="ce180">
            <text:p>81,769</text:p>
          </table:table-cell>
          <table:table-cell office:value-type="float" office:value="77900" table:style-name="ce180">
            <text:p>77,900</text:p>
          </table:table-cell>
          <table:table-cell office:value-type="float" office:value="43.17" table:style-name="ce181">
            <text:p>43.17</text:p>
          </table:table-cell>
          <table:table-cell office:value-type="float" office:value="311285" table:style-name="ce180">
            <text:p>311,285</text:p>
          </table:table-cell>
          <table:table-cell office:value-type="float" office:value="154348" table:style-name="ce180">
            <text:p>154,348</text:p>
          </table:table-cell>
          <table:table-cell office:value-type="float" office:value="156937" table:style-name="ce180">
            <text:p>156,937</text:p>
          </table:table-cell>
          <table:table-cell office:value-type="float" office:value="84.17" table:style-name="ce179">
            <text:p>84.17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新 竹 市</text:p>
          </table:table-cell>
          <table:table-cell office:value-type="float" office:value="446567" table:style-name="ce182">
            <text:p>446,567</text:p>
          </table:table-cell>
          <table:table-cell office:value-type="float" office:value="220219" table:style-name="ce180">
            <text:p>220,219</text:p>
          </table:table-cell>
          <table:table-cell office:value-type="float" office:value="226348" table:style-name="ce180">
            <text:p>226,348</text:p>
          </table:table-cell>
          <table:table-cell office:value-type="float" office:value="100" table:style-name="ce181">
            <text:p>100.00</text:p>
          </table:table-cell>
          <table:table-cell office:value-type="float" office:value="77113" table:style-name="ce180">
            <text:p>77,113</text:p>
          </table:table-cell>
          <table:table-cell office:value-type="float" office:value="40041" table:style-name="ce180">
            <text:p>40,041</text:p>
          </table:table-cell>
          <table:table-cell office:value-type="float" office:value="37072" table:style-name="ce180">
            <text:p>37,072</text:p>
          </table:table-cell>
          <table:table-cell office:value-type="float" office:value="17.27" table:style-name="ce181">
            <text:p>17.27</text:p>
          </table:table-cell>
          <table:table-cell office:value-type="float" office:value="315216" table:style-name="ce180">
            <text:p>315,216</text:p>
          </table:table-cell>
          <table:table-cell office:value-type="float" office:value="156067" table:style-name="ce180">
            <text:p>156,067</text:p>
          </table:table-cell>
          <table:table-cell office:value-type="float" office:value="159149" table:style-name="ce180">
            <text:p>159,149</text:p>
          </table:table-cell>
          <table:table-cell office:value-type="float" office:value="70.59" table:style-name="ce181">
            <text:p>70.59</text:p>
          </table:table-cell>
          <table:table-cell office:value-type="float" office:value="54238" table:style-name="ce180">
            <text:p>54,238</text:p>
          </table:table-cell>
          <table:table-cell office:value-type="float" office:value="24111" table:style-name="ce180">
            <text:p>24,111</text:p>
          </table:table-cell>
          <table:table-cell office:value-type="float" office:value="30127" table:style-name="ce180">
            <text:p>30,127</text:p>
          </table:table-cell>
          <table:table-cell office:value-type="float" office:value="12.15" table:style-name="ce181">
            <text:p>12.15</text:p>
          </table:table-cell>
          <table:table-cell office:value-type="float" office:value="202442" table:style-name="ce180">
            <text:p>202,442</text:p>
          </table:table-cell>
          <table:table-cell office:value-type="float" office:value="100124" table:style-name="ce180">
            <text:p>100,124</text:p>
          </table:table-cell>
          <table:table-cell office:value-type="float" office:value="102318" table:style-name="ce180">
            <text:p>102,318</text:p>
          </table:table-cell>
          <table:table-cell office:value-type="float" office:value="45.33" table:style-name="ce181">
            <text:p>45.33</text:p>
          </table:table-cell>
          <table:table-cell office:value-type="float" office:value="342808" table:style-name="ce180">
            <text:p>342,808</text:p>
          </table:table-cell>
          <table:table-cell office:value-type="float" office:value="166330" table:style-name="ce180">
            <text:p>166,330</text:p>
          </table:table-cell>
          <table:table-cell office:value-type="float" office:value="176478" table:style-name="ce180">
            <text:p>176,478</text:p>
          </table:table-cell>
          <table:table-cell office:value-type="float" office:value="76.77" table:style-name="ce179">
            <text:p>76.77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嘉 義 市</text:p>
          </table:table-cell>
          <table:table-cell office:value-type="float" office:value="268502" table:style-name="ce182">
            <text:p>268,502</text:p>
          </table:table-cell>
          <table:table-cell office:value-type="float" office:value="130297" table:style-name="ce180">
            <text:p>130,297</text:p>
          </table:table-cell>
          <table:table-cell office:value-type="float" office:value="138205" table:style-name="ce180">
            <text:p>138,205</text:p>
          </table:table-cell>
          <table:table-cell office:value-type="float" office:value="100" table:style-name="ce181">
            <text:p>100.00</text:p>
          </table:table-cell>
          <table:table-cell office:value-type="float" office:value="36747" table:style-name="ce180">
            <text:p>36,747</text:p>
          </table:table-cell>
          <table:table-cell office:value-type="float" office:value="19179" table:style-name="ce180">
            <text:p>19,179</text:p>
          </table:table-cell>
          <table:table-cell office:value-type="float" office:value="17568" table:style-name="ce180">
            <text:p>17,568</text:p>
          </table:table-cell>
          <table:table-cell office:value-type="float" office:value="13.69" table:style-name="ce181">
            <text:p>13.69</text:p>
          </table:table-cell>
          <table:table-cell office:value-type="float" office:value="191445" table:style-name="ce180">
            <text:p>191,445</text:p>
          </table:table-cell>
          <table:table-cell office:value-type="float" office:value="93332" table:style-name="ce180">
            <text:p>93,332</text:p>
          </table:table-cell>
          <table:table-cell office:value-type="float" office:value="98113" table:style-name="ce180">
            <text:p>98,113</text:p>
          </table:table-cell>
          <table:table-cell office:value-type="float" office:value="71.3" table:style-name="ce181">
            <text:p>71.30</text:p>
          </table:table-cell>
          <table:table-cell office:value-type="float" office:value="40310" table:style-name="ce180">
            <text:p>40,310</text:p>
          </table:table-cell>
          <table:table-cell office:value-type="float" office:value="17786" table:style-name="ce180">
            <text:p>17,786</text:p>
          </table:table-cell>
          <table:table-cell office:value-type="float" office:value="22524" table:style-name="ce180">
            <text:p>22,524</text:p>
          </table:table-cell>
          <table:table-cell office:value-type="float" office:value="15.01" table:style-name="ce181">
            <text:p>15.01</text:p>
          </table:table-cell>
          <table:table-cell office:value-type="float" office:value="116173" table:style-name="ce180">
            <text:p>116,173</text:p>
          </table:table-cell>
          <table:table-cell office:value-type="float" office:value="56506" table:style-name="ce180">
            <text:p>56,506</text:p>
          </table:table-cell>
          <table:table-cell office:value-type="float" office:value="59667" table:style-name="ce180">
            <text:p>59,667</text:p>
          </table:table-cell>
          <table:table-cell office:value-type="float" office:value="43.27" table:style-name="ce181">
            <text:p>43.27</text:p>
          </table:table-cell>
          <table:table-cell office:value-type="float" office:value="214629" table:style-name="ce180">
            <text:p>214,629</text:p>
          </table:table-cell>
          <table:table-cell office:value-type="float" office:value="102137" table:style-name="ce180">
            <text:p>102,137</text:p>
          </table:table-cell>
          <table:table-cell office:value-type="float" office:value="112492" table:style-name="ce180">
            <text:p>112,492</text:p>
          </table:table-cell>
          <table:table-cell office:value-type="float" office:value="79.94" table:style-name="ce179">
            <text:p>79.94</text:p>
          </table:table-cell>
          <table:table-cell table:number-columns-repeated="16359" table:style-name="ce178"/>
        </table:table-row>
        <table:table-row table:style-name="ro13">
          <table:table-cell office:value-type="string" table:style-name="ce188">
            <text:p>福 建 省</text:p>
          </table:table-cell>
          <table:table-cell office:value-type="float" office:value="152440" table:style-name="ce187">
            <text:p>152,440</text:p>
          </table:table-cell>
          <table:table-cell office:value-type="float" office:value="77013" table:style-name="ce185">
            <text:p>77,013</text:p>
          </table:table-cell>
          <table:table-cell office:value-type="float" office:value="75427" table:style-name="ce185">
            <text:p>75,427</text:p>
          </table:table-cell>
          <table:table-cell office:value-type="float" office:value="100" table:style-name="ce186">
            <text:p>100.00</text:p>
          </table:table-cell>
          <table:table-cell office:value-type="float" office:value="14374" table:style-name="ce185">
            <text:p>14,374</text:p>
          </table:table-cell>
          <table:table-cell office:value-type="float" office:value="7514" table:style-name="ce185">
            <text:p>7,514</text:p>
          </table:table-cell>
          <table:table-cell office:value-type="float" office:value="6860" table:style-name="ce185">
            <text:p>6,860</text:p>
          </table:table-cell>
          <table:table-cell office:value-type="float" office:value="9.43" table:style-name="ce186">
            <text:p>9.43</text:p>
          </table:table-cell>
          <table:table-cell office:value-type="float" office:value="118466" table:style-name="ce185">
            <text:p>118,466</text:p>
          </table:table-cell>
          <table:table-cell office:value-type="float" office:value="60004" table:style-name="ce185">
            <text:p>60,004</text:p>
          </table:table-cell>
          <table:table-cell office:value-type="float" office:value="58462" table:style-name="ce185">
            <text:p>58,462</text:p>
          </table:table-cell>
          <table:table-cell office:value-type="float" office:value="77.709999999999994" table:style-name="ce186">
            <text:p>77.71</text:p>
          </table:table-cell>
          <table:table-cell office:value-type="float" office:value="19600" table:style-name="ce185">
            <text:p>19,600</text:p>
          </table:table-cell>
          <table:table-cell office:value-type="float" office:value="9495" table:style-name="ce185">
            <text:p>9,495</text:p>
          </table:table-cell>
          <table:table-cell office:value-type="float" office:value="10105" table:style-name="ce185">
            <text:p>10,105</text:p>
          </table:table-cell>
          <table:table-cell office:value-type="float" office:value="12.86" table:style-name="ce186">
            <text:p>12.86</text:p>
          </table:table-cell>
          <table:table-cell office:value-type="float" office:value="70685" table:style-name="ce185">
            <text:p>70,685</text:p>
          </table:table-cell>
          <table:table-cell office:value-type="float" office:value="35455" table:style-name="ce185">
            <text:p>35,455</text:p>
          </table:table-cell>
          <table:table-cell office:value-type="float" office:value="35230" table:style-name="ce185">
            <text:p>35,230</text:p>
          </table:table-cell>
          <table:table-cell office:value-type="float" office:value="46.37" table:style-name="ce186">
            <text:p>46.37</text:p>
          </table:table-cell>
          <table:table-cell office:value-type="float" office:value="130833" table:style-name="ce185">
            <text:p>130,833</text:p>
          </table:table-cell>
          <table:table-cell office:value-type="float" office:value="65746" table:style-name="ce185">
            <text:p>65,746</text:p>
          </table:table-cell>
          <table:table-cell office:value-type="float" office:value="65087" table:style-name="ce185">
            <text:p>65,087</text:p>
          </table:table-cell>
          <table:table-cell office:value-type="float" office:value="85.83" table:style-name="ce184">
            <text:p>85.83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金 門 縣</text:p>
          </table:table-cell>
          <table:table-cell office:value-type="float" office:value="139387" table:style-name="ce182">
            <text:p>139,387</text:p>
          </table:table-cell>
          <table:table-cell office:value-type="float" office:value="69545" table:style-name="ce180">
            <text:p>69,545</text:p>
          </table:table-cell>
          <table:table-cell office:value-type="float" office:value="69842" table:style-name="ce180">
            <text:p>69,842</text:p>
          </table:table-cell>
          <table:table-cell office:value-type="float" office:value="100" table:style-name="ce181">
            <text:p>100.00</text:p>
          </table:table-cell>
          <table:table-cell office:value-type="float" office:value="12867" table:style-name="ce180">
            <text:p>12,867</text:p>
          </table:table-cell>
          <table:table-cell office:value-type="float" office:value="6704" table:style-name="ce180">
            <text:p>6,704</text:p>
          </table:table-cell>
          <table:table-cell office:value-type="float" office:value="6163" table:style-name="ce180">
            <text:p>6,163</text:p>
          </table:table-cell>
          <table:table-cell office:value-type="float" office:value="9.23" table:style-name="ce181">
            <text:p>9.23</text:p>
          </table:table-cell>
          <table:table-cell office:value-type="float" office:value="108415" table:style-name="ce180">
            <text:p>108,415</text:p>
          </table:table-cell>
          <table:table-cell office:value-type="float" office:value="54152" table:style-name="ce180">
            <text:p>54,152</text:p>
          </table:table-cell>
          <table:table-cell office:value-type="float" office:value="54263" table:style-name="ce180">
            <text:p>54,263</text:p>
          </table:table-cell>
          <table:table-cell office:value-type="float" office:value="77.78" table:style-name="ce181">
            <text:p>77.78</text:p>
          </table:table-cell>
          <table:table-cell office:value-type="float" office:value="18105" table:style-name="ce180">
            <text:p>18,105</text:p>
          </table:table-cell>
          <table:table-cell office:value-type="float" office:value="8689" table:style-name="ce180">
            <text:p>8,689</text:p>
          </table:table-cell>
          <table:table-cell office:value-type="float" office:value="9416" table:style-name="ce180">
            <text:p>9,416</text:p>
          </table:table-cell>
          <table:table-cell office:value-type="float" office:value="12.99" table:style-name="ce181">
            <text:p>12.99</text:p>
          </table:table-cell>
          <table:table-cell office:value-type="float" office:value="64518" table:style-name="ce180">
            <text:p>64,518</text:p>
          </table:table-cell>
          <table:table-cell office:value-type="float" office:value="31927" table:style-name="ce180">
            <text:p>31,927</text:p>
          </table:table-cell>
          <table:table-cell office:value-type="float" office:value="32591" table:style-name="ce180">
            <text:p>32,591</text:p>
          </table:table-cell>
          <table:table-cell office:value-type="float" office:value="46.29" table:style-name="ce181">
            <text:p>46.29</text:p>
          </table:table-cell>
          <table:table-cell office:value-type="float" office:value="119917" table:style-name="ce180">
            <text:p>119,917</text:p>
          </table:table-cell>
          <table:table-cell office:value-type="float" office:value="59443" table:style-name="ce180">
            <text:p>59,443</text:p>
          </table:table-cell>
          <table:table-cell office:value-type="float" office:value="60474" table:style-name="ce180">
            <text:p>60,474</text:p>
          </table:table-cell>
          <table:table-cell office:value-type="float" office:value="86.03" table:style-name="ce179">
            <text:p>86.03</text:p>
          </table:table-cell>
          <table:table-cell table:number-columns-repeated="16359" table:style-name="ce178"/>
        </table:table-row>
        <table:table-row table:style-name="ro21">
          <table:table-cell office:value-type="string" table:style-name="ce183">
            <text:p>連 江 縣</text:p>
          </table:table-cell>
          <table:table-cell office:value-type="float" office:value="13053" table:style-name="ce182">
            <text:p>13,053</text:p>
          </table:table-cell>
          <table:table-cell office:value-type="float" office:value="7468" table:style-name="ce180">
            <text:p>7,468</text:p>
          </table:table-cell>
          <table:table-cell office:value-type="float" office:value="5585" table:style-name="ce180">
            <text:p>5,585</text:p>
          </table:table-cell>
          <table:table-cell office:value-type="float" office:value="100" table:style-name="ce181">
            <text:p>100.00</text:p>
          </table:table-cell>
          <table:table-cell office:value-type="float" office:value="1507" table:style-name="ce180">
            <text:p>1,507</text:p>
          </table:table-cell>
          <table:table-cell office:value-type="float" office:value="810" table:style-name="ce180">
            <text:p>810</text:p>
          </table:table-cell>
          <table:table-cell office:value-type="float" office:value="697" table:style-name="ce180">
            <text:p>697</text:p>
          </table:table-cell>
          <table:table-cell office:value-type="float" office:value="11.55" table:style-name="ce181">
            <text:p>11.55</text:p>
          </table:table-cell>
          <table:table-cell office:value-type="float" office:value="10051" table:style-name="ce180">
            <text:p>10,051</text:p>
          </table:table-cell>
          <table:table-cell office:value-type="float" office:value="5852" table:style-name="ce180">
            <text:p>5,852</text:p>
          </table:table-cell>
          <table:table-cell office:value-type="float" office:value="4199" table:style-name="ce180">
            <text:p>4,199</text:p>
          </table:table-cell>
          <table:table-cell office:value-type="float" office:value="77" table:style-name="ce181">
            <text:p>77.00</text:p>
          </table:table-cell>
          <table:table-cell office:value-type="float" office:value="1495" table:style-name="ce180">
            <text:p>1,495</text:p>
          </table:table-cell>
          <table:table-cell office:value-type="float" office:value="806" table:style-name="ce180">
            <text:p>806</text:p>
          </table:table-cell>
          <table:table-cell office:value-type="float" office:value="689" table:style-name="ce180">
            <text:p>689</text:p>
          </table:table-cell>
          <table:table-cell office:value-type="float" office:value="11.45" table:style-name="ce181">
            <text:p>11.45</text:p>
          </table:table-cell>
          <table:table-cell office:value-type="float" office:value="6167" table:style-name="ce180">
            <text:p>6,167</text:p>
          </table:table-cell>
          <table:table-cell office:value-type="float" office:value="3528" table:style-name="ce180">
            <text:p>3,528</text:p>
          </table:table-cell>
          <table:table-cell office:value-type="float" office:value="2639" table:style-name="ce180">
            <text:p>2,639</text:p>
          </table:table-cell>
          <table:table-cell office:value-type="float" office:value="47.25" table:style-name="ce181">
            <text:p>47.25</text:p>
          </table:table-cell>
          <table:table-cell office:value-type="float" office:value="10916" table:style-name="ce180">
            <text:p>10,916</text:p>
          </table:table-cell>
          <table:table-cell office:value-type="float" office:value="6303" table:style-name="ce180">
            <text:p>6,303</text:p>
          </table:table-cell>
          <table:table-cell office:value-type="float" office:value="4613" table:style-name="ce180">
            <text:p>4,613</text:p>
          </table:table-cell>
          <table:table-cell office:value-type="float" office:value="83.63" table:style-name="ce179">
            <text:p>83.63</text:p>
          </table:table-cell>
          <table:table-cell table:number-columns-repeated="16359" table:style-name="ce178"/>
        </table:table-row>
        <table:table-row table:style-name="ro36">
          <table:table-cell table:style-name="ce177"/>
          <table:table-cell table:style-name="ce176"/>
          <table:table-cell table:number-columns-repeated="6" table:style-name="ce175"/>
          <table:table-cell table:style-name="ce173"/>
          <table:table-cell table:number-columns-repeated="3" table:style-name="ce175"/>
          <table:table-cell table:style-name="ce173"/>
          <table:table-cell table:number-columns-repeated="3" table:style-name="ce175"/>
          <table:table-cell table:number-columns-repeated="3" table:style-name="ce173"/>
          <table:table-cell table:style-name="ce174"/>
          <table:table-cell table:style-name="ce173"/>
          <table:table-cell table:number-columns-repeated="3" table:style-name="ce172"/>
          <table:table-cell table:style-name="ce171"/>
          <table:table-cell table:number-columns-repeated="16359" table:style-name="ce169"/>
        </table:table-row>
        <table:table-row table:style-name="ro30">
          <table:table-cell table:style-name="ce170"/>
          <table:table-cell table:number-columns-repeated="23" table:style-name="ce169"/>
          <table:table-cell office:value-type="string" table:style-name="ce101">
            <text:p>內政部戶政司 民國108年4月3日編製</text:p>
          </table:table-cell>
          <table:table-cell table:number-columns-repeated="16359" table:style-name="ce169"/>
        </table:table-row>
        <table:table-row table:style-name="ro37">
          <table:table-cell table:style-name="ce168"/>
          <table:table-cell table:number-columns-repeated="16383" table:style-name="ce167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7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style-name="ce1">
            <draw:frame draw:z-index="2" draw:id="id1" draw:style-name="a1" draw:name="Object 4" svg:x="0in" svg:y="0in" svg:width="7.2in" svg:height="9.29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3公式.xls'#當月速報連結-資料分析數字" table:style-name="ta5">
        <table:table-source xlink:href="file:///D:/0662/01.速報/108年/速報-108.03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3公式.xls'#縣市排序公式" table:style-name="ta5">
        <table:table-source xlink:href="file:///D:/0662/01.速報/108年/速報-108.0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3公式.xls'#06-人口增加&amp;生死結離" table:style-name="ta5">
        <table:table-source xlink:href="file:///D:/0662/01.速報/108年/速報-108.03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3公式.xls'#原始速報-公式" table:style-name="ta5">
        <table:table-source xlink:href="file:///D:/0662/01.速報/108年/速報-108.03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3公式.xls'#月160" table:style-name="ta5">
        <table:table-source xlink:href="file:///D:/0662/01.速報/108年/速報-108.03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3公式.xls'#月170" table:style-name="ta5">
        <table:table-source xlink:href="file:///D:/0662/01.速報/108年/速報-108.03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3/新表號04,05,速報3階段年齡-連結(公式)檔108.3.xls'#04單齡-列印前2頁" table:style-name="ta5">
        <table:table-source xlink:href="file:///D:/0662/A.上網月報(含1科)/108年/10803/新表號04,05,速報3階段年齡-連結(公式)檔108.3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3/新表號04,05,速報3階段年齡-連結(公式)檔108.3.xls'#速報-年齡結構-(列印版)" table:style-name="ta5">
        <table:table-source xlink:href="file:///D:/0662/A.上網月報(含1科)/108年/10803/新表號04,05,速報3階段年齡-連結(公式)檔108.3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3/新表號04,05,速報3階段年齡-連結(公式)檔108.3.xls'#05年齡結構-列印版" table:style-name="ta5">
        <table:table-source xlink:href="file:///D:/0662/A.上網月報(含1科)/108年/10803/新表號04,05,速報3階段年齡-連結(公式)檔108.3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3/新表號04,05,速報3階段年齡-連結(公式)檔108.3.xls'#05年齡結構-(貼值-上網版)" table:style-name="ta5">
        <table:table-source xlink:href="file:///D:/0662/A.上網月報(含1科)/108年/10803/新表號04,05,速報3階段年齡-連結(公式)檔108.3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number number:decimal-places="10" number:min-integer-digits="1" number:grouping="true"/>
      <number:text> </number:text>
    </number:number-style>
    <number:number-style style:name="N64">
      <number:text>(</number:text>
      <number:number number:decimal-places="10" number:min-integer-digits="1" number:grouping="true"/>
      <number:text>)</number:text>
      <style:map style:condition="value()&gt;=0" style:apply-style-name="N64P0"/>
    </number:number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 </number:text>
      <number:number number:decimal-places="2" number:min-integer-digits="1" number:grouping="true"/>
    </number:number-style>
    <number:number-style style:name="N70P1">
      <number:text>－  </number:text>
      <number:number number:decimal-places="2" number:min-integer-digits="1" number:grouping="true"/>
    </number:number-style>
    <number:text-style style:name="N70P2">
      <number:text>—</number:text>
    </number:text-style>
    <number:text-style style:name="N70"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18110236220472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4-02T11:24:05Z</meta:creation-date>
    <dc:date>2019-04-03T10:20:17Z</dc:date>
  </office:meta>
</office:document-meta>
</file>